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000000" loext:opacity="100%" style:font-name="Consolas" fo:font-size="12pt" officeooo:paragraph-rsid="008ef2e1" style:font-name-asian="Consolas" style:font-size-asian="12pt" style:font-size-complex="12pt"/>
    </style:style>
    <style:style style:name="P2" style:family="paragraph" style:parent-style-name="Standard">
      <style:paragraph-properties fo:text-align="start" style:justify-single-word="false"/>
      <style:text-properties fo:color="#000000" loext:opacity="100%" style:font-name="Consolas" fo:font-size="12pt" officeooo:paragraph-rsid="00ab6be0" style:font-name-asian="Consolas" style:font-size-asian="12pt" style:font-size-complex="12pt"/>
    </style:style>
    <style:style style:name="P3" style:family="paragraph" style:parent-style-name="Standard">
      <style:paragraph-properties fo:text-align="start" style:justify-single-word="false"/>
      <style:text-properties fo:color="#000000" loext:opacity="100%" style:font-name="Consolas" fo:font-size="12pt" officeooo:rsid="000a6ccd" officeooo:paragraph-rsid="0090a44d" style:font-name-asian="Consolas" style:font-size-asian="12pt" style:font-size-complex="12pt"/>
    </style:style>
    <style:style style:name="P4" style:family="paragraph" style:parent-style-name="Standard">
      <style:paragraph-properties fo:text-align="start" style:justify-single-word="false"/>
      <style:text-properties fo:color="#000000" loext:opacity="100%" style:font-name="Consolas" fo:font-size="12pt" officeooo:rsid="000a6ccd" officeooo:paragraph-rsid="008ef2e1" style:font-name-asian="Consolas" style:font-size-asian="12pt" style:font-size-complex="12pt"/>
    </style:style>
    <style:style style:name="P5" style:family="paragraph" style:parent-style-name="Standard">
      <style:paragraph-properties fo:text-align="start" style:justify-single-word="false"/>
      <style:text-properties fo:color="#000000" loext:opacity="100%" style:font-name="Consolas" fo:font-size="12pt" officeooo:rsid="000bd4d8" officeooo:paragraph-rsid="008ef2e1" style:font-name-asian="Consolas" style:font-size-asian="12pt" style:font-size-complex="12pt"/>
    </style:style>
    <style:style style:name="P6" style:family="paragraph" style:parent-style-name="Standard">
      <style:paragraph-properties fo:text-align="start" style:justify-single-word="false"/>
      <style:text-properties fo:color="#000000" loext:opacity="100%" style:font-name="Consolas" fo:font-size="12pt" officeooo:rsid="000bd4d8" officeooo:paragraph-rsid="0095068e" style:font-name-asian="Consolas" style:font-size-asian="12pt" style:font-size-complex="12pt"/>
    </style:style>
    <style:style style:name="P7" style:family="paragraph" style:parent-style-name="Standard">
      <style:paragraph-properties fo:text-align="start" style:justify-single-word="false"/>
      <style:text-properties fo:color="#000000" loext:opacity="100%" style:font-name="Consolas" fo:font-size="12pt" officeooo:rsid="0010bbf8" officeooo:paragraph-rsid="008ef2e1" style:font-name-asian="Consolas" style:font-size-asian="12pt" style:font-size-complex="12pt"/>
    </style:style>
    <style:style style:name="P8" style:family="paragraph" style:parent-style-name="Standard">
      <style:paragraph-properties fo:line-height="150%" fo:text-align="start" style:justify-single-word="false"/>
      <style:text-properties fo:color="#000000" loext:opacity="100%" style:font-name="Consolas" fo:font-size="12pt" officeooo:paragraph-rsid="00047752" style:font-name-asian="Consolas" style:font-size-asian="12pt" style:font-size-complex="12pt"/>
    </style:style>
    <style:style style:name="P9" style:family="paragraph" style:parent-style-name="Standard">
      <style:paragraph-properties fo:line-height="150%" fo:text-align="start" style:justify-single-word="false"/>
      <style:text-properties fo:color="#000000" loext:opacity="100%" style:font-name="Consolas" fo:font-size="12pt" officeooo:paragraph-rsid="0075a846" style:font-name-asian="Consolas" style:font-size-asian="12pt" style:font-size-complex="12pt"/>
    </style:style>
    <style:style style:name="P10" style:family="paragraph" style:parent-style-name="Standard">
      <style:paragraph-properties fo:line-height="150%" fo:text-align="start" style:justify-single-word="false"/>
      <style:text-properties fo:color="#000000" loext:opacity="100%" style:font-name="Consolas" fo:font-size="12pt" officeooo:paragraph-rsid="00c0fe7d" style:font-name-asian="Consolas" style:font-size-asian="12pt" style:font-size-complex="12pt"/>
    </style:style>
    <style:style style:name="P11" style:family="paragraph" style:parent-style-name="Standard">
      <style:paragraph-properties fo:text-align="start" style:justify-single-word="false"/>
      <style:text-properties fo:color="#000000" loext:opacity="100%" style:font-name="Consolas" fo:font-size="12pt" officeooo:rsid="0095068e" officeooo:paragraph-rsid="0095068e" style:font-name-asian="Consolas" style:font-size-asian="12pt" style:language-asian="ko" style:country-asian="KR" style:font-size-complex="12pt"/>
    </style:style>
    <style:style style:name="P12" style:family="paragraph" style:parent-style-name="Standard">
      <style:paragraph-properties fo:text-align="start" style:justify-single-word="false"/>
      <style:text-properties fo:color="#000000" loext:opacity="100%" style:font-name="Consolas" fo:font-size="12pt" officeooo:rsid="000bd4d8" officeooo:paragraph-rsid="008ef2e1" style:font-name-asian="Consolas" style:font-size-asian="12pt" style:language-asian="ko" style:country-asian="KR" style:font-size-complex="12pt"/>
    </style:style>
    <style:style style:name="P13" style:family="paragraph" style:parent-style-name="Standard">
      <style:paragraph-properties fo:line-height="150%" fo:text-align="start" style:justify-single-word="false"/>
      <style:text-properties fo:color="#000000" loext:opacity="100%" style:font-name="Consolas" fo:font-size="12pt" officeooo:paragraph-rsid="0163eefb" style:font-name-asian="Consolas" style:font-size-asian="12pt" style:language-asian="ko" style:country-asian="KR" style:font-size-complex="12pt"/>
    </style:style>
    <style:style style:name="P14" style:family="paragraph" style:parent-style-name="Standard">
      <style:paragraph-properties fo:line-height="150%" fo:text-align="start" style:justify-single-word="false"/>
      <style:text-properties fo:color="#000000" loext:opacity="100%" style:font-name="Consolas" fo:font-size="12pt" officeooo:paragraph-rsid="01668428" style:font-name-asian="Consolas" style:font-size-asian="12pt" style:language-asian="ko" style:country-asian="KR" style:font-size-complex="12pt"/>
    </style:style>
    <style:style style:name="P15" style:family="paragraph" style:parent-style-name="Standard">
      <style:paragraph-properties fo:line-height="150%" fo:text-align="start" style:justify-single-word="false"/>
      <style:text-properties fo:color="#000000" loext:opacity="100%" style:font-name="Consolas" fo:font-size="12pt" officeooo:paragraph-rsid="0166b7fa" style:font-name-asian="Consolas" style:font-size-asian="12pt" style:language-asian="ko" style:country-asian="KR" style:font-size-complex="12pt"/>
    </style:style>
    <style:style style:name="P16" style:family="paragraph" style:parent-style-name="Standard">
      <style:paragraph-properties fo:line-height="150%" fo:text-align="start" style:justify-single-word="false"/>
      <style:text-properties fo:color="#000000" loext:opacity="100%" style:font-name="Consolas" fo:font-size="12pt" officeooo:paragraph-rsid="0169ae60" style:font-name-asian="Consolas" style:font-size-asian="12pt" style:language-asian="ko" style:country-asian="KR" style:font-size-complex="12pt"/>
    </style:style>
    <style:style style:name="P17" style:family="paragraph" style:parent-style-name="Standard">
      <style:paragraph-properties fo:line-height="150%" fo:text-align="start" style:justify-single-word="false"/>
      <style:text-properties fo:color="#000000" loext:opacity="100%" style:font-name="Consolas" fo:font-size="12pt" officeooo:paragraph-rsid="01817672" style:font-name-asian="Consolas" style:font-size-asian="12pt" style:language-asian="ko" style:country-asian="KR" style:font-size-complex="12pt"/>
    </style:style>
    <style:style style:name="P18" style:family="paragraph" style:parent-style-name="Standard">
      <style:paragraph-properties fo:line-height="150%" fo:text-align="start" style:justify-single-word="false"/>
      <style:text-properties fo:color="#000000" loext:opacity="100%" style:font-name="Consolas" fo:font-size="12pt" officeooo:paragraph-rsid="00c0fe7d" style:font-name-asian="Consolas" style:font-size-asian="12pt" style:language-asian="ko" style:country-asian="KR" style:font-size-complex="12pt"/>
    </style:style>
    <style:style style:name="P19" style:family="paragraph" style:parent-style-name="Standard">
      <style:paragraph-properties fo:line-height="150%" fo:text-align="start" style:justify-single-word="false"/>
      <style:text-properties fo:color="#000000" loext:opacity="100%" style:font-name="Consolas" fo:font-size="12pt" officeooo:paragraph-rsid="01f8eace" style:font-name-asian="Consolas" style:font-size-asian="12pt" style:language-asian="ko" style:country-asian="KR" style:font-size-complex="12pt"/>
    </style:style>
    <style:style style:name="P20" style:family="paragraph" style:parent-style-name="Standard">
      <style:paragraph-properties fo:line-height="150%" fo:text-align="start" style:justify-single-word="false"/>
      <style:text-properties fo:color="#000000" loext:opacity="100%" style:font-name="Consolas" fo:font-size="12pt" officeooo:paragraph-rsid="01ac9789" style:font-name-asian="Consolas" style:font-size-asian="12pt" style:language-asian="ko" style:country-asian="KR" style:font-size-complex="12pt"/>
    </style:style>
    <style:style style:name="P21" style:family="paragraph" style:parent-style-name="Standard">
      <style:paragraph-properties fo:line-height="150%" fo:text-align="start" style:justify-single-word="false"/>
      <style:text-properties fo:color="#000000" loext:opacity="100%" style:font-name="Consolas" fo:font-size="12pt" officeooo:paragraph-rsid="01b2fa00" style:font-name-asian="Consolas" style:font-size-asian="12pt" style:language-asian="ko" style:country-asian="KR" style:font-size-complex="12pt"/>
    </style:style>
    <style:style style:name="P22" style:family="paragraph" style:parent-style-name="Standard">
      <style:paragraph-properties fo:line-height="150%" fo:text-align="start" style:justify-single-word="false"/>
      <style:text-properties fo:color="#000000" loext:opacity="100%" style:font-name="Consolas" fo:font-size="12pt" officeooo:paragraph-rsid="01b656eb" style:font-name-asian="Consolas" style:font-size-asian="12pt" style:language-asian="ko" style:country-asian="KR" style:font-size-complex="12pt"/>
    </style:style>
    <style:style style:name="P23" style:family="paragraph" style:parent-style-name="Standard">
      <style:paragraph-properties fo:line-height="150%" fo:text-align="start" style:justify-single-word="false"/>
      <style:text-properties fo:color="#000000" loext:opacity="100%" style:font-name="Consolas" fo:font-size="12pt" officeooo:paragraph-rsid="01b6cf05" style:font-name-asian="Consolas" style:font-size-asian="12pt" style:language-asian="ko" style:country-asian="KR" style:font-size-complex="12pt"/>
    </style:style>
    <style:style style:name="P24" style:family="paragraph" style:parent-style-name="Standard">
      <style:paragraph-properties fo:line-height="150%" fo:text-align="start" style:justify-single-word="false"/>
      <style:text-properties fo:color="#000000" loext:opacity="100%" style:font-name="Consolas" fo:font-size="12pt" officeooo:paragraph-rsid="01bc0fbf" style:font-name-asian="Consolas" style:font-size-asian="12pt" style:language-asian="ko" style:country-asian="KR" style:font-size-complex="12pt"/>
    </style:style>
    <style:style style:name="P25" style:family="paragraph" style:parent-style-name="Standard">
      <style:paragraph-properties fo:line-height="150%" fo:text-align="start" style:justify-single-word="false"/>
      <style:text-properties fo:color="#000000" loext:opacity="100%" style:font-name="Consolas" fo:font-size="12pt" officeooo:paragraph-rsid="01c06f8a" style:font-name-asian="Consolas" style:font-size-asian="12pt" style:language-asian="ko" style:country-asian="KR" style:font-size-complex="12pt"/>
    </style:style>
    <style:style style:name="P26" style:family="paragraph" style:parent-style-name="Standard">
      <style:paragraph-properties fo:line-height="150%" fo:text-align="start" style:justify-single-word="false"/>
      <style:text-properties fo:color="#000000" loext:opacity="100%" style:font-name="Consolas" fo:font-size="12pt" officeooo:paragraph-rsid="01c8435a" style:font-name-asian="Consolas" style:font-size-asian="12pt" style:language-asian="ko" style:country-asian="KR" style:font-size-complex="12pt"/>
    </style:style>
    <style:style style:name="P27" style:family="paragraph" style:parent-style-name="Standard">
      <style:paragraph-properties fo:line-height="150%" fo:text-align="start" style:justify-single-word="false"/>
      <style:text-properties fo:color="#000000" loext:opacity="100%" style:font-name="Consolas" fo:font-size="12pt" officeooo:paragraph-rsid="01c987d2" style:font-name-asian="Consolas" style:font-size-asian="12pt" style:language-asian="ko" style:country-asian="KR" style:font-size-complex="12pt"/>
    </style:style>
    <style:style style:name="P28" style:family="paragraph" style:parent-style-name="Standard">
      <style:paragraph-properties fo:line-height="150%" fo:text-align="start" style:justify-single-word="false"/>
      <style:text-properties fo:color="#000000" loext:opacity="100%" style:font-name="Consolas" fo:font-size="12pt" officeooo:paragraph-rsid="01ccf5d8" style:font-name-asian="Consolas" style:font-size-asian="12pt" style:language-asian="ko" style:country-asian="KR" style:font-size-complex="12pt"/>
    </style:style>
    <style:style style:name="P29" style:family="paragraph" style:parent-style-name="Standard">
      <style:paragraph-properties fo:line-height="150%" fo:text-align="start" style:justify-single-word="false"/>
      <style:text-properties fo:color="#000000" loext:opacity="100%" style:font-name="Consolas" fo:font-size="12pt" officeooo:paragraph-rsid="01cd5c19" style:font-name-asian="Consolas" style:font-size-asian="12pt" style:language-asian="ko" style:country-asian="KR" style:font-size-complex="12pt"/>
    </style:style>
    <style:style style:name="P30" style:family="paragraph" style:parent-style-name="Standard">
      <style:paragraph-properties fo:line-height="150%" fo:text-align="start" style:justify-single-word="false"/>
      <style:text-properties fo:color="#000000" loext:opacity="100%" style:font-name="Consolas" fo:font-size="12pt" officeooo:paragraph-rsid="01d0f71d" style:font-name-asian="Consolas" style:font-size-asian="12pt" style:language-asian="ko" style:country-asian="KR" style:font-size-complex="12pt"/>
    </style:style>
    <style:style style:name="P31" style:family="paragraph" style:parent-style-name="Standard">
      <style:paragraph-properties fo:line-height="150%" fo:text-align="start" style:justify-single-word="false"/>
      <style:text-properties fo:color="#000000" loext:opacity="100%" style:font-name="Consolas" fo:font-size="12pt" officeooo:paragraph-rsid="01d2aa87" style:font-name-asian="Consolas" style:font-size-asian="12pt" style:language-asian="ko" style:country-asian="KR" style:font-size-complex="12pt"/>
    </style:style>
    <style:style style:name="P32" style:family="paragraph" style:parent-style-name="Standard">
      <style:paragraph-properties fo:line-height="150%" fo:text-align="start" style:justify-single-word="false"/>
      <style:text-properties fo:color="#000000" loext:opacity="100%" style:font-name="Consolas" fo:font-size="12pt" officeooo:paragraph-rsid="01d382bf" style:font-name-asian="Consolas" style:font-size-asian="12pt" style:language-asian="ko" style:country-asian="KR" style:font-size-complex="12pt"/>
    </style:style>
    <style:style style:name="P33" style:family="paragraph" style:parent-style-name="Standard">
      <style:paragraph-properties fo:line-height="150%" fo:text-align="start" style:justify-single-word="false"/>
      <style:text-properties fo:color="#000000" loext:opacity="100%" style:font-name="Consolas" fo:font-size="12pt" officeooo:paragraph-rsid="01e5a2a2" style:font-name-asian="Consolas" style:font-size-asian="12pt" style:language-asian="ko" style:country-asian="KR" style:font-size-complex="12pt"/>
    </style:style>
    <style:style style:name="P34" style:family="paragraph" style:parent-style-name="Standard">
      <style:paragraph-properties fo:line-height="150%" fo:text-align="start" style:justify-single-word="false"/>
      <style:text-properties fo:color="#000000" loext:opacity="100%" style:font-name="Consolas" fo:font-size="12pt" officeooo:paragraph-rsid="01ee997e" style:font-name-asian="Consolas" style:font-size-asian="12pt" style:language-asian="ko" style:country-asian="KR" style:font-size-complex="12pt"/>
    </style:style>
    <style:style style:name="P35" style:family="paragraph" style:parent-style-name="Standard">
      <style:paragraph-properties fo:line-height="150%" fo:text-align="start" style:justify-single-word="false"/>
      <style:text-properties fo:color="#000000" loext:opacity="100%" style:font-name="Consolas" fo:font-size="12pt" officeooo:paragraph-rsid="01f18720" style:font-name-asian="Consolas" style:font-size-asian="12pt" style:language-asian="ko" style:country-asian="KR" style:font-size-complex="12pt"/>
    </style:style>
    <style:style style:name="P36" style:family="paragraph" style:parent-style-name="Standard">
      <style:paragraph-properties fo:line-height="150%" fo:text-align="start" style:justify-single-word="false"/>
      <style:text-properties fo:color="#000000" loext:opacity="100%" style:font-name="Consolas" fo:font-size="12pt" officeooo:rsid="0163eefb" officeooo:paragraph-rsid="0163eefb" style:font-name-asian="Consolas" style:font-size-asian="12pt" style:language-asian="ko" style:country-asian="KR" style:font-size-complex="12pt"/>
    </style:style>
    <style:style style:name="P37" style:family="paragraph" style:parent-style-name="Standard">
      <style:paragraph-properties fo:line-height="150%" fo:text-align="start" style:justify-single-word="false"/>
      <style:text-properties fo:color="#000000" loext:opacity="100%" style:font-name="Consolas" fo:font-size="12pt" officeooo:rsid="01647973" officeooo:paragraph-rsid="01647973" style:font-name-asian="Consolas" style:font-size-asian="12pt" style:language-asian="ko" style:country-asian="KR" style:font-size-complex="12pt"/>
    </style:style>
    <style:style style:name="P38" style:family="paragraph" style:parent-style-name="Standard">
      <style:paragraph-properties fo:line-height="150%" fo:text-align="start" style:justify-single-word="false"/>
      <style:text-properties fo:color="#000000" loext:opacity="100%" style:font-name="Consolas" fo:font-size="12pt" officeooo:rsid="0184bdea" officeooo:paragraph-rsid="0184bdea" style:font-name-asian="Consolas" style:font-size-asian="12pt" style:language-asian="ko" style:country-asian="KR" style:font-size-complex="12pt"/>
    </style:style>
    <style:style style:name="P39" style:family="paragraph" style:parent-style-name="Standard">
      <style:paragraph-properties fo:line-height="150%" fo:text-align="start" style:justify-single-word="false"/>
      <style:text-properties fo:color="#000000" loext:opacity="100%" style:font-name="Consolas" fo:font-size="12pt" officeooo:rsid="01817672" officeooo:paragraph-rsid="01817672" style:font-name-asian="Consolas" style:font-size-asian="12pt" style:language-asian="ko" style:country-asian="KR" style:font-size-complex="12pt"/>
    </style:style>
    <style:style style:name="P40" style:family="paragraph" style:parent-style-name="Standard">
      <style:paragraph-properties fo:line-height="150%" fo:text-align="start" style:justify-single-word="false"/>
      <style:text-properties fo:color="#000000" loext:opacity="100%" style:font-name="Consolas" fo:font-size="12pt" officeooo:rsid="01bdb2cc" officeooo:paragraph-rsid="01bdb2cc" style:font-name-asian="Consolas" style:font-size-asian="12pt" style:language-asian="ko" style:country-asian="KR" style:font-size-complex="12pt"/>
    </style:style>
    <style:style style:name="P41" style:family="paragraph" style:parent-style-name="Standard">
      <style:paragraph-properties fo:line-height="150%" fo:text-align="start" style:justify-single-word="false"/>
      <style:text-properties fo:color="#000000" loext:opacity="100%" style:font-name="Consolas" fo:font-size="12pt" officeooo:rsid="01bdb2cc" officeooo:paragraph-rsid="023ab64d" style:font-name-asian="Consolas" style:font-size-asian="12pt" style:language-asian="ko" style:country-asian="KR" style:font-size-complex="12pt"/>
    </style:style>
    <style:style style:name="P42" style:family="paragraph" style:parent-style-name="Standard">
      <style:paragraph-properties fo:line-height="150%" fo:text-align="start" style:justify-single-word="false"/>
      <style:text-properties fo:color="#000000" loext:opacity="100%" style:font-name="Consolas" fo:font-size="12pt" officeooo:rsid="01bdb2cc" officeooo:paragraph-rsid="0241a39f" style:font-name-asian="Consolas" style:font-size-asian="12pt" style:language-asian="ko" style:country-asian="KR" style:font-size-complex="12pt"/>
    </style:style>
    <style:style style:name="P43" style:family="paragraph" style:parent-style-name="Standard">
      <style:paragraph-properties fo:line-height="150%" fo:text-align="start" style:justify-single-word="false"/>
      <style:text-properties fo:color="#000000" loext:opacity="100%" style:font-name="Consolas" fo:font-size="12pt" officeooo:rsid="01bdb2cc" officeooo:paragraph-rsid="02434b4c" style:font-name-asian="Consolas" style:font-size-asian="12pt" style:language-asian="ko" style:country-asian="KR" style:font-size-complex="12pt"/>
    </style:style>
    <style:style style:name="P44" style:family="paragraph" style:parent-style-name="Standard">
      <style:paragraph-properties fo:line-height="150%" fo:text-align="start" style:justify-single-word="false"/>
      <style:text-properties fo:color="#000000" loext:opacity="100%" style:font-name="Consolas" fo:font-size="12pt" officeooo:rsid="01bdb2cc" officeooo:paragraph-rsid="0249a512" style:font-name-asian="Consolas" style:font-size-asian="12pt" style:language-asian="ko" style:country-asian="KR" style:font-size-complex="12pt"/>
    </style:style>
    <style:style style:name="P45" style:family="paragraph" style:parent-style-name="Standard">
      <style:paragraph-properties fo:line-height="150%" fo:text-align="start" style:justify-single-word="false"/>
      <style:text-properties fo:color="#000000" loext:opacity="100%" style:font-name="Consolas" fo:font-size="12pt" officeooo:rsid="01bdb2cc" officeooo:paragraph-rsid="025197cb" style:font-name-asian="Consolas" style:font-size-asian="12pt" style:language-asian="ko" style:country-asian="KR" style:font-size-complex="12pt"/>
    </style:style>
    <style:style style:name="P46" style:family="paragraph" style:parent-style-name="Standard">
      <style:paragraph-properties fo:line-height="150%" fo:text-align="start" style:justify-single-word="false"/>
      <style:text-properties fo:color="#000000" loext:opacity="100%" style:font-name="Consolas" fo:font-size="12pt" officeooo:rsid="01bdb2cc" officeooo:paragraph-rsid="0252cf1b" style:font-name-asian="Consolas" style:font-size-asian="12pt" style:language-asian="ko" style:country-asian="KR" style:font-size-complex="12pt"/>
    </style:style>
    <style:style style:name="P47" style:family="paragraph" style:parent-style-name="Standard">
      <style:paragraph-properties fo:line-height="150%" fo:text-align="start" style:justify-single-word="false"/>
      <style:text-properties fo:color="#000000" loext:opacity="100%" style:font-name="Consolas" fo:font-size="12pt" officeooo:rsid="01bdb2cc" officeooo:paragraph-rsid="02553a20" style:font-name-asian="Consolas" style:font-size-asian="12pt" style:language-asian="ko" style:country-asian="KR" style:font-size-complex="12pt"/>
    </style:style>
    <style:style style:name="P48" style:family="paragraph" style:parent-style-name="Standard">
      <style:paragraph-properties fo:line-height="150%" fo:text-align="start" style:justify-single-word="false"/>
      <style:text-properties fo:color="#000000" loext:opacity="100%" style:font-name="Consolas" fo:font-size="12pt" officeooo:rsid="01bdb2cc" officeooo:paragraph-rsid="0259ec2e" style:font-name-asian="Consolas" style:font-size-asian="12pt" style:language-asian="ko" style:country-asian="KR" style:font-size-complex="12pt"/>
    </style:style>
    <style:style style:name="P49" style:family="paragraph" style:parent-style-name="Standard">
      <style:paragraph-properties fo:line-height="150%" fo:text-align="start" style:justify-single-word="false"/>
      <style:text-properties fo:color="#000000" loext:opacity="100%" style:font-name="Consolas" fo:font-size="12pt" officeooo:rsid="01bdb2cc" officeooo:paragraph-rsid="025c505e" style:font-name-asian="Consolas" style:font-size-asian="12pt" style:language-asian="ko" style:country-asian="KR" style:font-size-complex="12pt"/>
    </style:style>
    <style:style style:name="P50" style:family="paragraph" style:parent-style-name="Standard">
      <style:paragraph-properties fo:line-height="150%" fo:text-align="start" style:justify-single-word="false"/>
      <style:text-properties fo:color="#000000" loext:opacity="100%" style:font-name="Consolas" fo:font-size="12pt" officeooo:rsid="01bdb2cc" officeooo:paragraph-rsid="025e5ab4" style:font-name-asian="Consolas" style:font-size-asian="12pt" style:language-asian="ko" style:country-asian="KR" style:font-size-complex="12pt"/>
    </style:style>
    <style:style style:name="P51" style:family="paragraph" style:parent-style-name="Standard">
      <style:paragraph-properties fo:line-height="150%" fo:text-align="start" style:justify-single-word="false"/>
      <style:text-properties fo:color="#000000" loext:opacity="100%" style:font-name="Consolas" fo:font-size="12pt" officeooo:rsid="01bdb2cc" officeooo:paragraph-rsid="02614df3" style:font-name-asian="Consolas" style:font-size-asian="12pt" style:language-asian="ko" style:country-asian="KR" style:font-size-complex="12pt"/>
    </style:style>
    <style:style style:name="P52" style:family="paragraph" style:parent-style-name="Standard">
      <style:paragraph-properties fo:line-height="150%" fo:text-align="start" style:justify-single-word="false"/>
      <style:text-properties fo:color="#000000" loext:opacity="100%" style:font-name="Consolas" fo:font-size="12pt" officeooo:rsid="01bdb2cc" officeooo:paragraph-rsid="02690832" style:font-name-asian="Consolas" style:font-size-asian="12pt" style:language-asian="ko" style:country-asian="KR" style:font-size-complex="12pt"/>
    </style:style>
    <style:style style:name="P53" style:family="paragraph" style:parent-style-name="Standard">
      <style:paragraph-properties fo:line-height="150%" fo:text-align="start" style:justify-single-word="false"/>
      <style:text-properties fo:color="#000000" loext:opacity="100%" style:font-name="Consolas" fo:font-size="12pt" officeooo:rsid="01bdb2cc" officeooo:paragraph-rsid="026c8bc4" style:font-name-asian="Consolas" style:font-size-asian="12pt" style:language-asian="ko" style:country-asian="KR" style:font-size-complex="12pt"/>
    </style:style>
    <style:style style:name="P54" style:family="paragraph" style:parent-style-name="Standard">
      <style:paragraph-properties fo:line-height="150%" fo:text-align="start" style:justify-single-word="false"/>
      <style:text-properties fo:color="#000000" loext:opacity="100%" style:font-name="Consolas" fo:font-size="12pt" officeooo:rsid="01bdb2cc" officeooo:paragraph-rsid="026d4232" style:font-name-asian="Consolas" style:font-size-asian="12pt" style:language-asian="ko" style:country-asian="KR" style:font-size-complex="12pt"/>
    </style:style>
    <style:style style:name="P55" style:family="paragraph" style:parent-style-name="Standard">
      <style:paragraph-properties fo:line-height="150%" fo:text-align="start" style:justify-single-word="false"/>
      <style:text-properties fo:color="#000000" loext:opacity="100%" style:font-name="Consolas" fo:font-size="12pt" officeooo:rsid="01bdb2cc" officeooo:paragraph-rsid="0270266f" style:font-name-asian="Consolas" style:font-size-asian="12pt" style:language-asian="ko" style:country-asian="KR" style:font-size-complex="12pt"/>
    </style:style>
    <style:style style:name="P56" style:family="paragraph" style:parent-style-name="Standard">
      <style:paragraph-properties fo:line-height="150%" fo:text-align="start" style:justify-single-word="false"/>
      <style:text-properties fo:color="#000000" loext:opacity="100%" style:font-name="Consolas" fo:font-size="12pt" officeooo:rsid="01bdb2cc" officeooo:paragraph-rsid="02720fcd" style:font-name-asian="Consolas" style:font-size-asian="12pt" style:language-asian="ko" style:country-asian="KR" style:font-size-complex="12pt"/>
    </style:style>
    <style:style style:name="P57" style:family="paragraph" style:parent-style-name="Standard">
      <style:paragraph-properties fo:line-height="150%" fo:text-align="start" style:justify-single-word="false"/>
      <style:text-properties fo:color="#000000" loext:opacity="100%" style:font-name="Consolas" fo:font-size="12pt" officeooo:rsid="01bdb2cc" officeooo:paragraph-rsid="02797b0e" style:font-name-asian="Consolas" style:font-size-asian="12pt" style:language-asian="ko" style:country-asian="KR" style:font-size-complex="12pt"/>
    </style:style>
    <style:style style:name="P58"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95068e" style:font-name-asian="Consolas" style:font-size-asian="12pt" style:language-asian="ko" style:country-asian="KR" style:font-style-asian="normal" style:font-size-complex="12pt" style:font-style-complex="normal"/>
    </style:style>
    <style:style style:name="P59"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10fbbd0" style:font-name-asian="Consolas" style:font-size-asian="12pt" style:language-asian="ko" style:country-asian="KR" style:font-style-asian="normal" style:font-size-complex="12pt" style:font-style-complex="normal"/>
    </style:style>
    <style:style style:name="P60"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047752" style:font-name-asian="Consolas" style:font-size-asian="12pt" style:language-asian="ko" style:country-asian="KR" style:font-style-asian="normal" style:font-size-complex="12pt" style:font-style-complex="normal"/>
    </style:style>
    <style:style style:name="P61"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9b22b7" style:font-name-asian="Consolas" style:font-size-asian="12pt" style:language-asian="ko" style:country-asian="KR" style:font-style-asian="normal" style:font-size-complex="12pt" style:font-style-complex="normal"/>
    </style:style>
    <style:style style:name="P62"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65199d" style:font-name-asian="Consolas" style:font-size-asian="12pt" style:language-asian="ko" style:country-asian="KR" style:font-style-asian="normal" style:font-size-complex="12pt" style:font-style-complex="normal"/>
    </style:style>
    <style:style style:name="P63"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6ac0a7" style:font-name-asian="Consolas" style:font-size-asian="12pt" style:language-asian="ko" style:country-asian="KR" style:font-style-asian="normal" style:font-size-complex="12pt" style:font-style-complex="normal"/>
    </style:style>
    <style:style style:name="P64"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a3e58b" style:font-name-asian="Consolas" style:font-size-asian="12pt" style:language-asian="ko" style:country-asian="KR" style:font-style-asian="normal" style:font-size-complex="12pt" style:font-style-complex="normal"/>
    </style:style>
    <style:style style:name="P65"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75a846" style:font-name-asian="Consolas" style:font-size-asian="12pt" style:language-asian="ko" style:country-asian="KR" style:font-style-asian="normal" style:font-size-complex="12pt" style:font-style-complex="normal"/>
    </style:style>
    <style:style style:name="P66"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047752" style:text-blinking="false" fo:background-color="transparent" style:font-name-asian="Consolas" style:font-size-asian="12pt" style:language-asian="ko" style:country-asian="KR" style:font-style-asian="normal" style:font-size-complex="12pt" style:font-style-complex="normal"/>
    </style:style>
    <style:style style:name="P67"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65199d" style:text-blinking="false" fo:background-color="transparent" style:font-name-asian="Consolas" style:font-size-asian="12pt" style:language-asian="ko" style:country-asian="KR" style:font-style-asian="normal" style:font-size-complex="12pt" style:font-style-complex="normal"/>
    </style:style>
    <style:style style:name="P68"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6ac0a7" style:text-blinking="false" fo:background-color="transparent" style:font-name-asian="Consolas" style:font-size-asian="12pt" style:language-asian="ko" style:country-asian="KR" style:font-style-asian="normal" style:font-size-complex="12pt" style:font-style-complex="normal"/>
    </style:style>
    <style:style style:name="P69"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75a846" style:text-blinking="false" fo:background-color="transparent" style:font-name-asian="Consolas" style:font-size-asian="12pt" style:language-asian="ko" style:country-asian="KR" style:font-style-asian="normal" style:font-size-complex="12pt" style:font-style-complex="normal"/>
    </style:style>
    <style:style style:name="P70"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7e54a0" style:text-blinking="false" fo:background-color="transparent" style:font-name-asian="Consolas" style:font-size-asian="12pt" style:language-asian="ko" style:country-asian="KR" style:font-style-asian="normal" style:font-size-complex="12pt" style:font-style-complex="normal"/>
    </style:style>
    <style:style style:name="P71"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c181d1" officeooo:paragraph-rsid="00c181d1" style:text-blinking="false" fo:background-color="transparent" style:font-name-asian="Consolas" style:font-size-asian="12pt" style:language-asian="ko" style:country-asian="KR" style:font-size-complex="12pt"/>
    </style:style>
    <style:style style:name="P72"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paragraph-rsid="0075a846" style:text-blinking="false" fo:background-color="transparent" style:font-name-asian="Consolas" style:font-size-asian="12pt" style:font-size-complex="12pt"/>
    </style:style>
    <style:style style:name="P73" style:family="paragraph" style:parent-style-name="Standard">
      <style:paragraph-properties fo:line-height="150%" fo:text-align="start" style:justify-single-word="false"/>
      <style:text-properties style:font-name="Consolas" fo:font-size="12pt" officeooo:paragraph-rsid="0184bdea" style:font-name-asian="Consolas" style:font-size-asian="12pt" style:font-size-complex="12pt"/>
    </style:style>
    <style:style style:name="P74" style:family="paragraph" style:parent-style-name="Standard">
      <style:paragraph-properties fo:line-height="150%" fo:text-align="start" style:justify-single-word="false"/>
      <style:text-properties style:font-name="Consolas" fo:font-size="12pt" officeooo:paragraph-rsid="018b2ef7" style:font-name-asian="Consolas" style:font-size-asian="12pt" style:font-size-complex="12pt"/>
    </style:style>
    <style:style style:name="P75" style:family="paragraph" style:parent-style-name="Standard">
      <style:paragraph-properties fo:line-height="150%" fo:text-align="start" style:justify-single-word="false"/>
      <style:text-properties style:font-name="Consolas" fo:font-size="12pt" officeooo:paragraph-rsid="01fdad29" style:font-name-asian="Consolas" style:font-size-asian="12pt" style:font-size-complex="12pt"/>
    </style:style>
    <style:style style:name="P76" style:family="paragraph" style:parent-style-name="Standard">
      <style:paragraph-properties fo:line-height="150%" fo:text-align="start" style:justify-single-word="false"/>
      <style:text-properties style:font-name="Consolas" fo:font-size="12pt" officeooo:paragraph-rsid="00c0fe7d" style:font-name-asian="Consolas" style:font-size-asian="12pt" style:font-size-complex="12pt"/>
    </style:style>
    <style:style style:name="P77" style:family="paragraph" style:parent-style-name="Text_20_body">
      <style:paragraph-properties fo:line-height="150%" fo:text-align="start" style:justify-single-word="false"/>
      <style:text-properties fo:color="#000000" loext:opacity="100%" style:font-name="Consolas" fo:font-size="12pt" fo:font-style="normal" officeooo:rsid="00208bf1" officeooo:paragraph-rsid="00988edd" style:font-name-asian="Consolas" style:font-size-asian="12pt" style:language-asian="ko" style:country-asian="KR" style:font-style-asian="normal" style:font-size-complex="12pt" style:font-style-complex="normal"/>
    </style:style>
    <style:style style:name="P78" style:family="paragraph" style:parent-style-name="Text_20_body">
      <style:paragraph-properties fo:line-height="150%" fo:text-align="start" style:justify-single-word="false"/>
      <style:text-properties fo:color="#000000" loext:opacity="100%" style:font-name="Consolas" fo:font-size="12pt" fo:font-style="normal" officeooo:rsid="00208bf1" officeooo:paragraph-rsid="005e061f" style:font-name-asian="Consolas" style:font-size-asian="12pt" style:language-asian="ko" style:country-asian="KR" style:font-style-asian="normal" style:font-size-complex="12pt" style:font-style-complex="normal"/>
    </style:style>
    <style:style style:name="P79" style:family="paragraph" style:parent-style-name="Text_20_body">
      <style:paragraph-properties fo:line-height="150%" fo:text-align="start" style:justify-single-word="false"/>
      <style:text-properties fo:color="#000000" loext:opacity="100%" style:font-name="Consolas" fo:font-size="12pt" fo:font-style="normal" officeooo:rsid="00208bf1" officeooo:paragraph-rsid="00a38b7d" style:font-name-asian="Consolas" style:font-size-asian="12pt" style:language-asian="ko" style:country-asian="KR" style:font-style-asian="normal" style:font-size-complex="12pt" style:font-style-complex="normal"/>
    </style:style>
    <style:style style:name="P80" style:family="paragraph" style:parent-style-name="Text_20_body">
      <style:paragraph-properties fo:line-height="150%" fo:text-align="start" style:justify-single-word="false"/>
      <style:text-properties fo:color="#000000" loext:opacity="100%" style:font-name="Consolas" fo:font-size="12pt" fo:font-style="normal" officeooo:rsid="00208bf1" officeooo:paragraph-rsid="00a766c2" style:font-name-asian="Consolas" style:font-size-asian="12pt" style:language-asian="ko" style:country-asian="KR" style:font-style-asian="normal" style:font-size-complex="12pt" style:font-style-complex="normal"/>
    </style:style>
    <style:style style:name="P81" style:family="paragraph" style:parent-style-name="Text_20_body">
      <style:paragraph-properties fo:line-height="150%" fo:text-align="start" style:justify-single-word="false"/>
      <style:text-properties fo:color="#000000" loext:opacity="100%" style:font-name="Consolas" fo:font-size="12pt" fo:font-style="normal" officeooo:rsid="00208bf1" officeooo:paragraph-rsid="007e54a0" style:font-name-asian="Consolas" style:font-size-asian="12pt" style:language-asian="ko" style:country-asian="KR" style:font-style-asian="normal" style:font-size-complex="12pt" style:font-style-complex="normal"/>
    </style:style>
    <style:style style:name="P82" style:family="paragraph" style:parent-style-name="Text_20_body">
      <style:paragraph-properties fo:line-height="150%" fo:text-align="start" style:justify-single-word="false"/>
      <style:text-properties fo:color="#000000" loext:opacity="100%" style:font-name="Consolas" fo:font-size="12pt" fo:font-style="normal" officeooo:rsid="00868504" officeooo:paragraph-rsid="00b6e686" style:font-name-asian="Consolas" style:font-size-asian="12pt" style:language-asian="ko" style:country-asian="KR" style:font-style-asian="normal" style:font-size-complex="12pt" style:font-style-complex="normal"/>
    </style:style>
    <style:style style:name="P83" style:family="paragraph" style:parent-style-name="Text_20_body">
      <style:paragraph-properties fo:line-height="150%" fo:text-align="start" style:justify-single-word="false"/>
      <style:text-properties fo:color="#000000" loext:opacity="100%" style:font-name="Consolas" fo:font-size="12pt" officeooo:paragraph-rsid="00b6e686" style:font-name-asian="Consolas" style:font-size-asian="12pt" style:font-size-complex="12pt"/>
    </style:style>
    <style:style style:name="P84" style:family="paragraph" style:parent-style-name="Text_20_body">
      <style:paragraph-properties fo:line-height="150%" fo:text-align="start" style:justify-single-word="false"/>
      <style:text-properties fo:color="#000000" loext:opacity="100%" style:font-name="Consolas" fo:font-size="12pt" officeooo:paragraph-rsid="00beea9e" style:font-name-asian="Consolas" style:font-size-asian="12pt" style:font-size-complex="12pt"/>
    </style:style>
    <style:style style:name="P85"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65199d" style:text-blinking="false" fo:background-color="transparent" style:font-name-asian="Consolas" style:font-size-asian="12pt" style:language-asian="ko" style:country-asian="KR" style:font-style-asian="normal" style:font-size-complex="12pt" style:font-style-complex="normal"/>
    </style:style>
    <style:style style:name="P86"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a38b7d" style:text-blinking="false" fo:background-color="transparent" style:font-name-asian="Consolas" style:font-size-asian="12pt" style:language-asian="ko" style:country-asian="KR" style:font-style-asian="normal" style:font-size-complex="12pt" style:font-style-complex="normal"/>
    </style:style>
    <style:style style:name="P87"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868504" officeooo:paragraph-rsid="00b6e686" style:text-blinking="false" fo:background-color="transparent" style:font-name-asian="Consolas" style:font-size-asian="12pt" style:language-asian="ko" style:country-asian="KR" style:font-style-asian="normal" style:font-size-complex="12pt" style:font-style-complex="normal"/>
    </style:style>
    <style:style style:name="P88"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paragraph-rsid="00beea9e" style:text-blinking="false" fo:background-color="transparent" style:font-name-asian="Consolas" style:font-size-asian="12pt" style:language-asian="ko" style:country-asian="KR" style:font-size-complex="12pt"/>
    </style:style>
    <style:style style:name="P89"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paragraph-rsid="00c0fe7d" style:text-blinking="false" fo:background-color="transparent" style:font-name-asian="Consolas" style:font-size-asian="12pt" style:language-asian="ko" style:country-asian="KR" style:font-size-complex="12pt"/>
    </style:style>
    <style:style style:name="P90"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paragraph-rsid="00bd081f" style:text-blinking="false" fo:background-color="transparent" style:font-name-asian="Consolas" style:font-size-asian="12pt" style:font-size-complex="12pt"/>
    </style:style>
    <style:style style:name="P91"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paragraph-rsid="00c0fe7d" style:text-blinking="false" fo:background-color="transparent" style:font-name-asian="Consolas" style:font-size-asian="12pt" style:font-size-complex="12pt"/>
    </style:style>
    <style:style style:name="P92"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italic" style:text-underline-style="none" fo:font-weight="normal" officeooo:paragraph-rsid="00bd081f" style:text-blinking="false" fo:background-color="transparent" style:font-name-asian="Consolas" style:font-size-asian="12pt" style:font-size-complex="12pt"/>
    </style:style>
    <style:style style:name="P93"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italic" style:text-underline-style="none" fo:font-weight="normal" officeooo:paragraph-rsid="00bd081f" style:text-blinking="false" fo:background-color="transparent" style:font-name-asian="Consolas" style:font-size-asian="12pt" style:language-asian="ko" style:country-asian="KR" style:font-size-complex="12pt"/>
    </style:style>
    <style:style style:name="P94" style:family="paragraph" style:parent-style-name="Text_20_body">
      <style:paragraph-properties fo:margin-left="0cm" fo:margin-right="0cm" fo:margin-top="0.051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093b81" style:font-name-asian="Consolas" style:font-size-asian="12pt" style:font-size-complex="12pt"/>
    </style:style>
    <style:style style:name="P95" style:family="paragraph" style:parent-style-name="Text_20_body">
      <style:paragraph-properties fo:margin-left="0cm" fo:margin-right="0cm" fo:margin-top="0.051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a64e07" style:font-name-asian="Consolas" style:font-size-asian="12pt" style:font-size-complex="12pt"/>
    </style:style>
    <style:style style:name="P96"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e87679" style:font-name-asian="Consolas" style:font-size-asian="12pt" style:font-size-complex="12pt"/>
    </style:style>
    <style:style style:name="P97"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20b7efc" style:font-name-asian="Consolas" style:font-size-asian="12pt" style:font-size-complex="12pt"/>
    </style:style>
    <style:style style:name="P98"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d7623" style:font-name-asian="Consolas" style:font-size-asian="12pt" style:font-size-complex="12pt"/>
    </style:style>
    <style:style style:name="P99"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f4e6f" style:font-name-asian="Consolas" style:font-size-asian="12pt" style:font-size-complex="12pt"/>
    </style:style>
    <style:style style:name="P100"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rsid="0163eefb" officeooo:paragraph-rsid="0163eefb" style:font-name-asian="Consolas" style:font-size-asian="12pt" style:language-asian="ko" style:country-asian="KR" style:font-size-complex="12pt"/>
    </style:style>
    <style:style style:name="P101"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de2998" officeooo:paragraph-rsid="00e0000a" style:text-blinking="false" fo:background-color="transparent" style:font-name-asian="Consolas" style:font-size-asian="12pt" style:language-asian="ko" style:country-asian="KR" style:font-size-complex="12pt"/>
    </style:style>
    <style:style style:name="P102"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0e0000a" style:text-blinking="false" fo:background-color="transparent" style:font-name-asian="Consolas" style:font-size-asian="12pt" style:language-asian="ko" style:country-asian="KR" style:font-size-complex="12pt"/>
    </style:style>
    <style:style style:name="P103"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6f2e1" officeooo:paragraph-rsid="00e6f2e1" style:text-blinking="false" fo:background-color="transparent" style:font-name-asian="Consolas" style:font-size-asian="12pt" style:language-asian="ko" style:country-asian="KR" style:font-size-complex="12pt"/>
    </style:style>
    <style:style style:name="P104"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20c92f2" style:text-blinking="false" fo:background-color="transparent" style:font-name-asian="Consolas" style:font-size-asian="12pt" style:font-size-complex="12pt"/>
    </style:style>
    <style:style style:name="P10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font-size-complex="12pt"/>
    </style:style>
    <style:style style:name="P10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e32f1a" style:font-name-asian="Consolas" style:font-size-asian="12pt" style:font-size-complex="12pt"/>
    </style:style>
    <style:style style:name="P107"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ffc650" style:font-name-asian="Consolas" style:font-size-asian="12pt" style:font-size-complex="12pt"/>
    </style:style>
    <style:style style:name="P10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03c0fb" style:font-name-asian="Consolas" style:font-size-asian="12pt" style:font-size-complex="12pt"/>
    </style:style>
    <style:style style:name="P109"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167a12" style:font-name-asian="Consolas" style:font-size-asian="12pt" style:font-size-complex="12pt"/>
    </style:style>
    <style:style style:name="P11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1f3b79" style:font-name-asian="Consolas" style:font-size-asian="12pt" style:font-size-complex="12pt"/>
    </style:style>
    <style:style style:name="P11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391dc9" style:font-name-asian="Consolas" style:font-size-asian="12pt" style:font-size-complex="12pt"/>
    </style:style>
    <style:style style:name="P11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4b6d54" style:font-name-asian="Consolas" style:font-size-asian="12pt" style:font-size-complex="12pt"/>
    </style:style>
    <style:style style:name="P11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75b01b" style:font-name-asian="Consolas" style:font-size-asian="12pt" style:font-size-complex="12pt"/>
    </style:style>
    <style:style style:name="P11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9caee" style:font-name-asian="Consolas" style:font-size-asian="12pt" style:font-size-complex="12pt"/>
    </style:style>
    <style:style style:name="P11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bda0d" style:font-name-asian="Consolas" style:font-size-asian="12pt" style:font-size-complex="12pt"/>
    </style:style>
    <style:style style:name="P11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20422c7" style:font-name-asian="Consolas" style:font-size-asian="12pt" style:font-size-complex="12pt"/>
    </style:style>
    <style:style style:name="P117"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4ac404" style:font-name-asian="Consolas" style:font-size-asian="12pt" style:font-size-complex="12pt"/>
    </style:style>
    <style:style style:name="P11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language-asian="ko" style:country-asian="KR" style:font-size-complex="12pt"/>
    </style:style>
    <style:style style:name="P119"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language-asian="ko" style:country-asian="KR" style:font-size-complex="12pt"/>
    </style:style>
    <style:style style:name="P12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0e2a419" style:text-blinking="false" fo:background-color="transparent" style:font-name-asian="Consolas" style:font-size-asian="12pt" style:language-asian="ko" style:country-asian="KR" style:font-size-complex="12pt"/>
    </style:style>
    <style:style style:name="P12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668428" style:text-blinking="false" fo:background-color="transparent" style:font-name-asian="Consolas" style:font-size-asian="12pt" style:language-asian="ko" style:country-asian="KR" style:font-size-complex="12pt"/>
    </style:style>
    <style:style style:name="P12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2a419" style:text-blinking="false" fo:background-color="transparent" style:font-name-asian="Consolas" style:font-size-asian="12pt" style:language-asian="ko" style:country-asian="KR" style:font-size-complex="12pt"/>
    </style:style>
    <style:style style:name="P12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32f1a" officeooo:paragraph-rsid="00e32f1a" style:text-blinking="false" fo:background-color="transparent" style:font-name-asian="Consolas" style:font-size-asian="12pt" style:language-asian="ko" style:country-asian="KR" style:font-size-complex="12pt"/>
    </style:style>
    <style:style style:name="P12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f5c01d" officeooo:paragraph-rsid="00f5c01d" style:text-blinking="false" fo:background-color="transparent" style:font-name-asian="Consolas" style:font-size-asian="12pt" style:language-asian="ko" style:country-asian="KR" style:font-size-complex="12pt"/>
    </style:style>
    <style:style style:name="P12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391dc9" officeooo:paragraph-rsid="01391dc9" style:text-blinking="false" fo:background-color="transparent" style:font-name-asian="Consolas" style:font-size-asian="12pt" style:language-asian="ko" style:country-asian="KR" style:font-size-complex="12pt"/>
    </style:style>
    <style:style style:name="P12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8c1a4" officeooo:paragraph-rsid="0158c1a4" style:text-blinking="false" fo:background-color="transparent" style:font-name-asian="Consolas" style:font-size-asian="12pt" style:language-asian="ko" style:country-asian="KR" style:font-size-complex="12pt"/>
    </style:style>
    <style:style style:name="P127"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1c0ecd" style:text-blinking="false" fo:background-color="transparent" style:font-name-asian="Consolas" style:font-size-asian="12pt" style:font-size-complex="12pt"/>
    </style:style>
    <style:style style:name="P12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22618b" style:text-blinking="false" fo:background-color="transparent" style:font-name-asian="Consolas" style:font-size-asian="12pt" style:font-size-complex="12pt"/>
    </style:style>
    <style:style style:name="P129" style:family="paragraph" style:parent-style-name="Text_20_body">
      <style:paragraph-properties fo:margin-left="0cm" fo:margin-right="0cm" fo:margin-top="0.062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language-asian="ko" style:country-asian="KR" style:font-size-complex="12pt"/>
    </style:style>
    <style:style style:name="P130" style:family="paragraph" style:parent-style-name="Text_20_body">
      <style:paragraph-properties fo:margin-left="0cm" fo:margin-right="0cm" fo:margin-top="0.03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language-asian="ko" style:country-asian="KR" style:font-size-complex="12pt"/>
    </style:style>
    <style:style style:name="P131"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d78ff2" style:font-name-asian="Consolas" style:font-size-asian="12pt" style:font-size-complex="12pt"/>
    </style:style>
    <style:style style:name="P132"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21f7315" style:font-name-asian="Consolas" style:font-size-asian="12pt" style:font-size-complex="12pt"/>
    </style:style>
    <style:style style:name="P133"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75b01b" style:font-name-asian="Consolas" style:font-size-asian="12pt" style:font-size-complex="12pt"/>
    </style:style>
    <style:style style:name="P134"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668428" style:text-blinking="false" fo:background-color="transparent" style:font-name-asian="Consolas" style:font-size-asian="12pt" style:font-size-complex="12pt"/>
    </style:style>
    <style:style style:name="P135" style:family="paragraph" style:parent-style-name="Text_20_body">
      <style:paragraph-properties fo:margin-left="0cm" fo:margin-right="0cm" fo:margin-top="0.018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e46497" style:font-name-asian="Consolas" style:font-size-asian="12pt" style:font-size-complex="12pt"/>
    </style:style>
    <style:style style:name="P136" style:family="paragraph" style:parent-style-name="Text_20_body">
      <style:paragraph-properties fo:margin-left="0cm" fo:margin-right="0cm" fo:margin-top="0.49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32f1a" officeooo:paragraph-rsid="00e32f1a" style:text-blinking="false" fo:background-color="transparent" style:font-name-asian="Consolas" style:font-size-asian="12pt" style:language-asian="ko" style:country-asian="KR" style:font-size-complex="12pt"/>
    </style:style>
    <style:style style:name="P137" style:family="paragraph" style:parent-style-name="Text_20_body">
      <style:paragraph-properties fo:margin-left="0cm" fo:margin-right="0cm" fo:margin-top="0.042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e8db3a" style:font-name-asian="Consolas" style:font-size-asian="12pt" style:font-size-complex="12pt"/>
    </style:style>
    <style:style style:name="P138" style:family="paragraph" style:parent-style-name="Text_20_body">
      <style:paragraph-properties fo:margin-left="0cm" fo:margin-right="0cm" fo:margin-top="0.042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87679" officeooo:paragraph-rsid="00e87679" style:text-blinking="false" fo:background-color="transparent" style:font-name-asian="Consolas" style:font-size-asian="12pt" style:language-asian="ko" style:country-asian="KR" style:font-size-complex="12pt"/>
    </style:style>
    <style:style style:name="P139" style:family="paragraph" style:parent-style-name="Text_20_body">
      <style:paragraph-properties fo:margin-left="0cm" fo:margin-right="0cm" fo:margin-top="0.68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dbf1d" officeooo:paragraph-rsid="00edbf1d" style:text-blinking="false" fo:background-color="transparent" style:font-name-asian="Consolas" style:font-size-asian="12pt" style:language-asian="ko" style:country-asian="KR" style:font-size-complex="12pt"/>
    </style:style>
    <style:style style:name="P140" style:family="paragraph" style:parent-style-name="Text_20_body">
      <style:paragraph-properties fo:margin-left="0cm" fo:margin-right="0cm" fo:margin-top="0.067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1d4005" style:font-name-asian="Consolas" style:font-size-asian="12pt" style:font-size-complex="12pt"/>
    </style:style>
    <style:style style:name="P141" style:family="paragraph" style:parent-style-name="Text_20_body">
      <style:paragraph-properties fo:margin-left="0cm" fo:margin-right="0cm" fo:margin-top="0.067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1d4005" officeooo:paragraph-rsid="011d4005" style:text-blinking="false" fo:background-color="transparent" style:font-name-asian="Consolas" style:font-size-asian="12pt" style:language-asian="ko" style:country-asian="KR" style:font-size-complex="12pt"/>
    </style:style>
    <style:style style:name="P142"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35a68c" style:text-blinking="false" fo:background-color="transparent" style:font-name-asian="Consolas" style:font-size-asian="12pt" style:font-size-complex="12pt"/>
    </style:style>
    <style:style style:name="P143"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35a68c" style:font-name-asian="Consolas" style:font-size-asian="12pt" style:font-size-complex="12pt"/>
    </style:style>
    <style:style style:name="P144"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4ed681" style:font-name-asian="Consolas" style:font-size-asian="12pt" style:font-size-complex="12pt"/>
    </style:style>
    <style:style style:name="P145"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27522" style:font-name-asian="Consolas" style:font-size-asian="12pt" style:font-size-complex="12pt"/>
    </style:style>
    <style:style style:name="P146" style:family="paragraph" style:parent-style-name="Text_20_body">
      <style:paragraph-properties fo:margin-left="0cm" fo:margin-right="0cm" fo:margin-top="0.52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b6d54" officeooo:paragraph-rsid="014b6d54" style:text-blinking="false" fo:background-color="transparent" style:font-name-asian="Consolas" style:font-size-asian="12pt" style:language-asian="ko" style:country-asian="KR" style:font-size-complex="12pt"/>
    </style:style>
    <style:style style:name="P147" style:family="paragraph" style:parent-style-name="Text_20_body">
      <style:paragraph-properties fo:margin-left="0cm" fo:margin-right="0cm" fo:margin-top="0.08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56f06e" style:text-blinking="false" fo:background-color="transparent" style:font-name-asian="Consolas" style:font-size-asian="12pt" style:font-size-complex="12pt"/>
    </style:style>
    <style:style style:name="P148"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49"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6f06e" officeooo:paragraph-rsid="0156f06e" style:text-blinking="false" fo:background-color="transparent" style:font-name-asian="Consolas" style:font-size-asian="12pt" style:language-asian="ko" style:country-asian="KR" style:font-size-complex="12pt"/>
    </style:style>
    <style:style style:name="P150"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d7623" officeooo:paragraph-rsid="015d7623" style:text-blinking="false" fo:background-color="transparent" style:font-name-asian="Consolas" style:font-size-asian="12pt" style:language-asian="ko" style:country-asian="KR" style:font-size-complex="12pt"/>
    </style:style>
    <style:style style:name="P151"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21ce74b" style:text-blinking="false" fo:background-color="transparent" style:font-name-asian="Consolas" style:font-size-asian="12pt" style:language-asian="ko" style:country-asian="KR" style:font-size-complex="12pt"/>
    </style:style>
    <style:style style:name="P152"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color="#000000" loext:opacity="100%" style:font-name="Consolas" fo:font-size="12pt" officeooo:rsid="0156f06e" officeooo:paragraph-rsid="0156f06e" style:font-name-asian="Consolas" style:font-size-asian="12pt" style:language-asian="ko" style:country-asian="KR" style:font-size-complex="12pt"/>
    </style:style>
    <style:style style:name="P153"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style:font-name="Consolas" fo:font-size="12pt" officeooo:paragraph-rsid="015d7623" style:font-name-asian="Consolas" style:font-size-asian="12pt" style:font-size-complex="12pt"/>
    </style:style>
    <style:style style:name="P154" style:family="paragraph" style:parent-style-name="Text_20_body">
      <style:paragraph-properties fo:margin-left="0cm" fo:margin-right="0cm" fo:margin-top="0.093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8c1a4" style:font-name-asian="Consolas" style:font-size-asian="12pt" style:font-size-complex="12pt"/>
    </style:style>
    <style:style style:name="P155" style:family="paragraph" style:parent-style-name="Text_20_body">
      <style:paragraph-properties fo:margin-left="0cm" fo:margin-right="0cm" fo:margin-top="0.575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font-size-complex="12pt"/>
    </style:style>
    <style:style style:name="P156" style:family="paragraph" style:parent-style-name="Text_20_body">
      <style:paragraph-properties fo:margin-left="0cm" fo:margin-right="0cm" fo:margin-top="0.575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2199ffa" style:font-name-asian="Consolas" style:font-size-asian="12pt" style:font-size-complex="12pt"/>
    </style:style>
    <style:style style:name="P157" style:family="paragraph" style:parent-style-name="Text_20_body">
      <style:paragraph-properties fo:margin-left="0.018cm" fo:margin-right="0cm" fo:margin-top="0.517cm" fo:margin-bottom="0cm" style:contextual-spacing="false" fo:line-height="138%" fo:text-align="start" style:justify-single-word="false" fo:text-indent="-0.076cm" style:auto-text-indent="false" fo:padding="0cm" fo:border="none" style:writing-mode="lr-tb"/>
      <style:text-properties fo:font-variant="normal" fo:text-transform="none" fo:color="#000000" loext:opacity="100%" style:text-line-through-style="none" style:text-line-through-type="none" style:font-name="Consolas" fo:font-size="12pt" fo:font-style="italic"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58" style:family="paragraph" style:parent-style-name="Text_20_body">
      <style:paragraph-properties fo:margin-left="0cm" fo:margin-right="0cm" fo:margin-top="0cm" fo:margin-bottom="0cm" style:contextual-spacing="false" fo:line-height="138%" fo:text-align="start" style:justify-single-word="false" fo:text-indent="1.79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59" style:family="paragraph" style:parent-style-name="Text_20_body">
      <style:paragraph-properties fo:margin-left="0cm" fo:margin-right="0cm" fo:margin-top="0.035cm" fo:margin-bottom="0cm" style:contextual-spacing="false" fo:line-height="138%" fo:text-align="start" style:justify-single-word="false" fo:text-indent="1.79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60" style:family="paragraph" style:parent-style-name="Text_20_body">
      <style:paragraph-properties fo:margin-left="0cm" fo:margin-right="0cm" fo:margin-top="0cm" fo:margin-bottom="0cm" style:contextual-spacing="false" fo:line-height="138%" fo:text-align="start" style:justify-single-word="false" fo:text-indent="1.725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61" style:family="paragraph" style:parent-style-name="Text_20_body">
      <style:paragraph-properties fo:margin-left="0cm" fo:margin-right="0cm" fo:margin-top="0cm" fo:margin-bottom="0cm" style:contextual-spacing="false" fo:line-height="138%" fo:text-align="start" style:justify-single-word="false" fo:text-indent="1.707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d78ff2" style:text-blinking="false" fo:background-color="transparent" style:font-name-asian="Consolas" style:font-size-asian="12pt" style:language-asian="ko" style:country-asian="KR" style:font-size-complex="12pt"/>
    </style:style>
    <style:style style:name="P162" style:family="paragraph" style:parent-style-name="Text_20_body">
      <style:paragraph-properties fo:margin-left="0cm" fo:margin-right="0cm" fo:margin-top="0.009cm" fo:margin-bottom="0cm" style:contextual-spacing="false" fo:line-height="138%" fo:text-align="start" style:justify-single-word="false" fo:text-indent="1.6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0d78ff2" style:text-blinking="false" fo:background-color="transparent" style:font-name-asian="Consolas" style:font-size-asian="12pt" style:language-asian="ko" style:country-asian="KR" style:font-size-complex="12pt"/>
    </style:style>
    <style:style style:name="P163" style:family="paragraph" style:parent-style-name="Text_20_body">
      <style:paragraph-properties fo:margin-left="0cm" fo:margin-right="0cm" fo:margin-top="0.06cm" fo:margin-bottom="0cm" style:contextual-spacing="false" fo:line-height="138%" fo:text-align="start" style:justify-single-word="false" fo:text-indent="1.718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0de2998" style:text-blinking="false" fo:background-color="transparent" style:font-name-asian="Consolas" style:font-size-asian="12pt" style:font-size-complex="12pt"/>
    </style:style>
    <style:style style:name="P164" style:family="paragraph" style:parent-style-name="Text_20_body">
      <style:paragraph-properties fo:margin-left="0cm" fo:margin-right="0cm" fo:margin-top="0.06cm" fo:margin-bottom="0cm" style:contextual-spacing="false" fo:line-height="138%" fo:text-align="start" style:justify-single-word="false" fo:text-indent="1.693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65" style:family="paragraph" style:parent-style-name="Text_20_body">
      <style:paragraph-properties fo:margin-left="0cm" fo:margin-right="0cm" fo:margin-top="0.042cm" fo:margin-bottom="0cm" style:contextual-spacing="false" fo:line-height="138%" fo:text-align="start" style:justify-single-word="false" fo:text-indent="1.753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66" style:family="paragraph" style:parent-style-name="Text_20_body">
      <style:paragraph-properties fo:margin-left="0.06cm" fo:margin-right="2.473cm" fo:margin-top="0cm" fo:margin-bottom="0cm" style:contextual-spacing="false" fo:line-height="138%" fo:text-align="start" style:justify-single-word="false" fo:text-indent="-1.76cm" style:auto-text-indent="false" fo:padding="0cm" fo:border="none" style:writing-mode="lr-tb"/>
      <style:text-properties fo:color="#000000" loext:opacity="100%" style:font-name="Consolas" fo:font-size="12pt" officeooo:paragraph-rsid="00edbf1d" style:font-name-asian="Consolas" style:font-size-asian="12pt" style:font-size-complex="12pt"/>
    </style:style>
    <style:style style:name="P167" style:family="paragraph" style:parent-style-name="Text_20_body">
      <style:paragraph-properties fo:margin-left="0.06cm" fo:margin-right="2.473cm" fo:margin-top="0cm" fo:margin-bottom="0cm" style:contextual-spacing="false" fo:line-height="138%" fo:text-align="start" style:justify-single-word="false" fo:text-indent="-1.76cm" style:auto-text-indent="false" fo:padding="0cm" fo:border="non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0edbf1d" style:text-blinking="false" fo:background-color="transparent" style:font-name-asian="Consolas" style:font-size-asian="12pt" style:language-asian="ko" style:country-asian="KR" style:font-size-complex="12pt"/>
    </style:style>
    <style:style style:name="P168" style:family="paragraph" style:parent-style-name="Text_20_body">
      <style:paragraph-properties fo:margin-left="0.06cm" fo:margin-right="2.473cm" fo:margin-top="0.542cm" fo:margin-bottom="0cm" style:contextual-spacing="false" fo:line-height="138%" fo:text-align="start" style:justify-single-word="false" fo:text-indent="-1.76cm" style:auto-text-indent="false" fo:padding="0cm" fo:border="none" style:writing-mode="lr-tb"/>
      <style:text-properties fo:color="#000000" loext:opacity="100%" style:font-name="Consolas" fo:font-size="12pt" officeooo:paragraph-rsid="00f3af97" style:font-name-asian="Consolas" style:font-size-asian="12pt" style:font-size-complex="12pt"/>
    </style:style>
    <style:style style:name="P169" style:family="paragraph" style:parent-style-name="Text_20_body">
      <style:paragraph-properties fo:margin-left="0cm" fo:margin-right="0cm" fo:margin-top="0cm" fo:margin-bottom="0cm" style:contextual-spacing="false" fo:line-height="138%" fo:text-align="start" style:justify-single-word="false" fo:text-indent="1.88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ffc650" officeooo:paragraph-rsid="00ffc650" style:text-blinking="false" fo:background-color="transparent" style:font-name-asian="Consolas" style:font-size-asian="12pt" style:language-asian="ko" style:country-asian="KR" style:font-size-complex="12pt"/>
    </style:style>
    <style:style style:name="P170" style:family="paragraph" style:parent-style-name="Text_20_body">
      <style:paragraph-properties fo:margin-left="0cm" fo:margin-right="0cm" fo:margin-top="0cm" fo:margin-bottom="0cm" style:contextual-spacing="false" fo:line-height="138%" fo:text-align="start" style:justify-single-word="false" fo:text-indent="1.88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f99f51" officeooo:paragraph-rsid="00f99f51" style:text-blinking="false" fo:background-color="transparent" style:font-name-asian="Consolas" style:font-size-asian="12pt" style:language-asian="ko" style:country-asian="KR" style:font-size-complex="12pt"/>
    </style:style>
    <style:style style:name="P171" style:family="paragraph" style:parent-style-name="Text_20_body">
      <style:paragraph-properties fo:margin-left="0cm" fo:margin-right="0cm" fo:margin-top="0.568cm" fo:margin-bottom="0cm" style:contextual-spacing="false" fo:line-height="138%" fo:text-align="start" style:justify-single-word="false" fo:text-indent="0.753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06382a" officeooo:paragraph-rsid="0106382a" style:text-blinking="false" fo:background-color="transparent" style:font-name-asian="Consolas" style:font-size-asian="12pt" style:language-asian="ko" style:country-asian="KR" style:font-size-complex="12pt"/>
    </style:style>
    <style:style style:name="P172" style:family="paragraph" style:parent-style-name="Text_20_body">
      <style:paragraph-properties fo:margin-left="0cm" fo:margin-right="0cm" fo:margin-top="0.051cm" fo:margin-bottom="0cm" style:contextual-spacing="false" fo:line-height="138%" fo:text-align="start" style:justify-single-word="false" fo:text-indent="1.744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73" style:family="paragraph" style:parent-style-name="Text_20_body">
      <style:paragraph-properties fo:margin-left="0cm" fo:margin-right="0cm" fo:margin-top="0.051cm" fo:margin-bottom="0cm" style:contextual-spacing="false" fo:line-height="138%" fo:text-align="start" style:justify-single-word="false" fo:text-indent="1.744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080deb" officeooo:paragraph-rsid="01080deb" style:text-blinking="false" fo:background-color="transparent" style:font-name-asian="Consolas" style:font-size-asian="12pt" style:language-asian="ko" style:country-asian="KR" style:font-size-complex="12pt"/>
    </style:style>
    <style:style style:name="P174" style:family="paragraph" style:parent-style-name="Text_20_body">
      <style:paragraph-properties fo:margin-left="0cm" fo:margin-right="0cm" fo:margin-top="0cm" fo:margin-bottom="0cm" style:contextual-spacing="false" fo:line-height="138%" fo:text-align="start" style:justify-single-word="false" fo:text-indent="1.81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1508d6" officeooo:paragraph-rsid="011508d6" style:text-blinking="false" fo:background-color="transparent" style:font-name-asian="Consolas" style:font-size-asian="12pt" style:language-asian="ko" style:country-asian="KR" style:font-size-complex="12pt"/>
    </style:style>
    <style:style style:name="P175" style:family="paragraph" style:parent-style-name="Text_20_body">
      <style:paragraph-properties fo:margin-left="0cm" fo:margin-right="0cm" fo:margin-top="0.051cm" fo:margin-bottom="0cm" style:contextual-spacing="false" fo:line-height="138%" fo:text-align="start" style:justify-single-word="false" fo:text-indent="1.81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76" style:family="paragraph" style:parent-style-name="Text_20_body">
      <style:paragraph-properties fo:margin-left="0cm" fo:margin-right="0cm" fo:margin-top="0cm" fo:margin-bottom="0cm" style:contextual-spacing="false" fo:line-height="138%" fo:text-align="start" style:justify-single-word="false" fo:text-indent="1.755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1d4005" officeooo:paragraph-rsid="011d4005" style:text-blinking="false" fo:background-color="transparent" style:font-name-asian="Consolas" style:font-size-asian="12pt" style:language-asian="ko" style:country-asian="KR" style:font-size-complex="12pt"/>
    </style:style>
    <style:style style:name="P177" style:family="paragraph" style:parent-style-name="Text_20_body">
      <style:paragraph-properties fo:margin-left="0cm" fo:margin-right="0cm" fo:margin-top="0.034cm" fo:margin-bottom="0cm" style:contextual-spacing="false" fo:line-height="138%" fo:text-align="start" style:justify-single-word="false" fo:text-indent="1.679cm" style:auto-text-indent="false" style:writing-mode="lr-tb"/>
      <style:text-properties fo:color="#000000" loext:opacity="100%" style:font-name="Consolas" fo:font-size="12pt" officeooo:paragraph-rsid="0122618b" style:font-name-asian="Consolas" style:font-size-asian="12pt" style:font-size-complex="12pt"/>
    </style:style>
    <style:style style:name="P178" style:family="paragraph" style:parent-style-name="Text_20_body">
      <style:paragraph-properties fo:margin-left="0cm" fo:margin-right="0cm" fo:margin-top="0.034cm" fo:margin-bottom="0cm" style:contextual-spacing="false" fo:line-height="138%" fo:text-align="start" style:justify-single-word="false" fo:text-indent="1.679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1d4005" officeooo:paragraph-rsid="011d4005" style:text-blinking="false" fo:background-color="transparent" style:font-name-asian="Consolas" style:font-size-asian="12pt" style:language-asian="ko" style:country-asian="KR" style:font-size-complex="12pt"/>
    </style:style>
    <style:style style:name="P179" style:family="paragraph" style:parent-style-name="Text_20_body">
      <style:paragraph-properties fo:margin-left="0cm" fo:margin-right="0cm" fo:margin-top="0.025cm" fo:margin-bottom="0cm" style:contextual-spacing="false" fo:line-height="138%" fo:text-align="start" style:justify-single-word="false" fo:text-indent="1.736cm" style:auto-text-indent="false" style:writing-mode="lr-tb"/>
      <style:text-properties fo:color="#000000" loext:opacity="100%" style:font-name="Consolas" fo:font-size="12pt" officeooo:paragraph-rsid="0125b09e" style:font-name-asian="Consolas" style:font-size-asian="12pt" style:font-size-complex="12pt"/>
    </style:style>
    <style:style style:name="P180" style:family="paragraph" style:parent-style-name="Text_20_body">
      <style:paragraph-properties fo:margin-left="0cm" fo:margin-right="0cm" fo:margin-top="0.025cm" fo:margin-bottom="0cm" style:contextual-spacing="false" fo:line-height="138%" fo:text-align="start" style:justify-single-word="false" fo:text-indent="1.73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1d4005" officeooo:paragraph-rsid="011d4005" style:text-blinking="false" fo:background-color="transparent" style:font-name-asian="Consolas" style:font-size-asian="12pt" style:language-asian="ko" style:country-asian="KR" style:font-size-complex="12pt"/>
    </style:style>
    <style:style style:name="P181" style:family="paragraph" style:parent-style-name="Text_20_body">
      <style:paragraph-properties fo:margin-left="0cm" fo:margin-right="0cm" fo:margin-top="0.051cm" fo:margin-bottom="0cm" style:contextual-spacing="false" fo:line-height="138%" fo:text-align="start" style:justify-single-word="false" fo:text-indent="1.736cm" style:auto-text-indent="false" style:writing-mode="lr-tb"/>
      <style:text-properties fo:color="#000000" loext:opacity="100%" style:font-name="Consolas" fo:font-size="12pt" style:font-name-asian="Consolas" style:font-size-asian="12pt" style:language-asian="ko" style:country-asian="KR" style:font-size-complex="12pt"/>
    </style:style>
    <style:style style:name="P182" style:family="paragraph" style:parent-style-name="Text_20_body">
      <style:paragraph-properties fo:margin-left="0cm" fo:margin-right="0cm" fo:margin-top="0.051cm" fo:margin-bottom="0cm" style:contextual-spacing="false" fo:line-height="138%" fo:text-align="start" style:justify-single-word="false" fo:text-indent="1.73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303316" officeooo:paragraph-rsid="01303316" style:text-blinking="false" fo:background-color="transparent" style:font-name-asian="Consolas" style:font-size-asian="12pt" style:language-asian="ko" style:country-asian="KR" style:font-size-complex="12pt"/>
    </style:style>
    <style:style style:name="P183" style:family="paragraph" style:parent-style-name="Text_20_body">
      <style:paragraph-properties fo:margin-left="0cm" fo:margin-right="0cm" fo:margin-top="0.542cm" fo:margin-bottom="0cm" style:contextual-spacing="false" fo:line-height="138%" fo:text-align="start" style:justify-single-word="false" fo:text-indent="0.991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34840f" officeooo:paragraph-rsid="0134840f" style:text-blinking="false" fo:background-color="transparent" style:font-name-asian="Consolas" style:font-size-asian="12pt" style:language-asian="ko" style:country-asian="KR" style:font-size-complex="12pt"/>
    </style:style>
    <style:style style:name="P184" style:family="paragraph" style:parent-style-name="Text_20_body">
      <style:paragraph-properties fo:margin-left="0cm" fo:margin-right="0.062cm" fo:margin-top="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ac404" officeooo:paragraph-rsid="014ac404" style:text-blinking="false" fo:background-color="transparent" style:font-name-asian="Consolas" style:font-size-asian="12pt" style:language-asian="ko" style:country-asian="KR" style:font-size-complex="12pt"/>
    </style:style>
    <style:style style:name="P185" style:family="paragraph" style:parent-style-name="Text_20_body">
      <style:paragraph-properties fo:margin-left="0.501cm" fo:margin-right="0cm" fo:margin-top="0.545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font-size-complex="12pt"/>
    </style:style>
    <style:style style:name="P186" style:family="paragraph" style:parent-style-name="Text_20_body">
      <style:paragraph-properties fo:margin-left="0.474cm" fo:margin-right="0cm" fo:margin-top="0.044cm" fo:margin-bottom="0cm" style:contextual-spacing="false" fo:line-height="138%" fo:text-align="start" style:justify-single-word="false" fo:text-indent="0.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b6d54" officeooo:paragraph-rsid="014b6d54" style:text-blinking="false" fo:background-color="transparent" style:font-name-asian="Consolas" style:font-size-asian="12pt" style:language-asian="ko" style:country-asian="KR" style:font-size-complex="12pt"/>
    </style:style>
    <style:style style:name="P187" style:family="paragraph" style:parent-style-name="Text_20_body">
      <style:paragraph-properties fo:margin-left="0cm" fo:margin-right="0cm" fo:margin-top="0cm" fo:margin-bottom="0cm" style:contextual-spacing="false" fo:line-height="138%" fo:text-align="start" style:justify-single-word="false" fo:text-indent="1.637cm" style:auto-text-indent="false" style:writing-mode="lr-tb"/>
      <style:text-properties fo:color="#000000" loext:opacity="100%" style:font-name="Consolas" fo:font-size="12pt" style:font-name-asian="Consolas" style:font-size-asian="12pt" style:font-size-complex="12pt"/>
    </style:style>
    <style:style style:name="P188" style:family="paragraph" style:parent-style-name="Text_20_body">
      <style:paragraph-properties fo:margin-left="0cm" fo:margin-right="0cm" fo:margin-top="0.072cm" fo:margin-bottom="0cm" style:contextual-spacing="false" fo:line-height="138%" fo:text-align="start" style:justify-single-word="false" fo:text-indent="1.619cm" style:auto-text-indent="false" style:writing-mode="lr-tb"/>
      <style:text-properties fo:color="#000000" loext:opacity="100%" style:font-name="Consolas" fo:font-size="12pt" officeooo:rsid="014e23fa" officeooo:paragraph-rsid="014e23fa" style:font-name-asian="Consolas" style:font-size-asian="12pt" style:font-size-complex="12pt"/>
    </style:style>
    <style:style style:name="P189" style:family="paragraph" style:parent-style-name="Text_20_body">
      <style:paragraph-properties fo:margin-left="0cm" fo:margin-right="0cm" fo:margin-top="0.009cm" fo:margin-bottom="0cm" style:contextual-spacing="false" fo:line-height="138%" fo:text-align="start" style:justify-single-word="false" fo:text-indent="1.838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90" style:family="paragraph" style:parent-style-name="Text_20_body">
      <style:paragraph-properties fo:margin-left="0cm" fo:margin-right="0cm" fo:margin-top="0cm" fo:margin-bottom="0cm" style:contextual-spacing="false" fo:line-height="138%" fo:text-align="start" style:justify-single-word="false" fo:text-indent="1.887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91" style:family="paragraph" style:parent-style-name="Text_20_body">
      <style:paragraph-properties fo:margin-left="0cm" fo:margin-right="0cm" fo:margin-top="0.55cm" fo:margin-bottom="0cm" style:contextual-spacing="false" fo:line-height="138%" fo:text-align="start" style:justify-single-word="false" fo:text-indent="0.70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92" style:family="paragraph" style:parent-style-name="Text_20_body">
      <style:paragraph-properties fo:margin-left="0cm" fo:margin-right="0cm" fo:margin-top="0.034cm" fo:margin-bottom="0cm" style:contextual-spacing="false" fo:line-height="138%" fo:text-align="start" style:justify-single-word="false" fo:text-indent="1.769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93" style:family="paragraph" style:parent-style-name="Text_20_body">
      <style:paragraph-properties fo:margin-left="3.157cm" fo:margin-right="2.701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94" style:family="paragraph" style:parent-style-name="Text_20_body">
      <style:paragraph-properties fo:margin-left="0cm" fo:margin-right="0cm" fo:margin-top="0.593cm" fo:margin-bottom="0cm" style:contextual-spacing="false" fo:line-height="138%" fo:text-align="start" style:justify-single-word="false" fo:text-indent="1.575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95" style:family="paragraph" style:parent-style-name="Text_20_body">
      <style:paragraph-properties fo:margin-left="0cm" fo:margin-right="0cm" fo:margin-top="0.593cm" fo:margin-bottom="0cm" style:contextual-spacing="false" fo:line-height="138%" fo:text-align="start" style:justify-single-word="false" fo:text-indent="1.575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4a60b" officeooo:paragraph-rsid="0154a60b" style:text-blinking="false" fo:background-color="transparent" style:font-name-asian="Consolas" style:font-size-asian="12pt" style:language-asian="ko" style:country-asian="KR" style:font-size-complex="12pt"/>
    </style:style>
    <style:style style:name="P196" style:family="paragraph" style:parent-style-name="Text_20_body">
      <style:paragraph-properties fo:margin-left="0cm" fo:margin-right="0cm" fo:margin-top="0.593cm" fo:margin-bottom="0cm" style:contextual-spacing="false" fo:line-height="138%" fo:text-align="start" style:justify-single-word="false" fo:text-indent="1.575cm" style:auto-text-indent="false" style:writing-mode="lr-tb"/>
      <style:text-properties style:font-name="Consolas" fo:font-size="12pt" officeooo:paragraph-rsid="0154a60b" style:font-name-asian="Consolas" style:font-size-asian="12pt" style:font-size-complex="12pt"/>
    </style:style>
    <style:style style:name="P197" style:family="paragraph" style:parent-style-name="Text_20_body">
      <style:paragraph-properties fo:margin-left="0cm" fo:margin-right="0cm" fo:margin-top="0cm" fo:margin-bottom="0cm" style:contextual-spacing="false" fo:line-height="138%" fo:text-align="start" style:justify-single-word="false" fo:text-indent="2.014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9caee" officeooo:paragraph-rsid="01668428" style:text-blinking="false" fo:background-color="transparent" style:font-name-asian="Consolas" style:font-size-asian="12pt" style:language-asian="ko" style:country-asian="KR" style:font-size-complex="12pt"/>
    </style:style>
    <style:style style:name="P198" style:family="paragraph" style:parent-style-name="Text_20_body">
      <style:paragraph-properties fo:margin-left="0cm" fo:margin-right="0cm" fo:margin-top="0.009cm" fo:margin-bottom="0cm" style:contextual-spacing="false" fo:line-height="138%" fo:text-align="start" style:justify-single-word="false" fo:text-indent="1.981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9caee" officeooo:paragraph-rsid="01668428" style:text-blinking="false" fo:background-color="transparent" style:font-name-asian="Consolas" style:font-size-asian="12pt" style:language-asian="ko" style:country-asian="KR" style:font-size-complex="12pt"/>
    </style:style>
    <style:style style:name="P199" style:family="paragraph" style:parent-style-name="Text_20_body">
      <style:paragraph-properties fo:margin-left="0cm" fo:margin-right="0cm" fo:margin-top="0cm" fo:margin-bottom="0cm" style:contextual-spacing="false" fo:line-height="138%" fo:text-align="start" style:justify-single-word="false" fo:text-indent="2.023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9caee" officeooo:paragraph-rsid="0159caee" style:text-blinking="false" fo:background-color="transparent" style:font-name-asian="Consolas" style:font-size-asian="12pt" style:language-asian="ko" style:country-asian="KR" style:font-size-complex="12pt"/>
    </style:style>
    <style:style style:name="P200" style:family="paragraph" style:parent-style-name="Text_20_body">
      <style:paragraph-properties fo:margin-left="0cm" fo:margin-right="0cm" fo:margin-top="0cm" fo:margin-bottom="0cm" style:contextual-spacing="false" fo:line-height="138%" fo:text-align="start" style:justify-single-word="false" fo:text-indent="1.97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9caee" officeooo:paragraph-rsid="0159caee" style:text-blinking="false" fo:background-color="transparent" style:font-name-asian="Consolas" style:font-size-asian="12pt" style:language-asian="ko" style:country-asian="KR" style:font-size-complex="12pt"/>
    </style:style>
    <style:style style:name="P201" style:family="paragraph" style:parent-style-name="Text_20_body">
      <style:paragraph-properties fo:margin-left="0cm" fo:margin-right="0cm" fo:margin-top="0.06cm" fo:margin-bottom="0cm" style:contextual-spacing="false" fo:line-height="138%" fo:text-align="start" style:justify-single-word="false" fo:text-indent="1.609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d7623" officeooo:paragraph-rsid="015d7623" style:text-blinking="false" fo:background-color="transparent" style:font-name-asian="Consolas" style:font-size-asian="12pt" style:language-asian="ko" style:country-asian="KR" style:font-size-complex="12pt"/>
    </style:style>
    <style:style style:name="P202" style:family="paragraph" style:parent-style-name="Text_20_body">
      <style:paragraph-properties fo:margin-left="3.09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203" style:family="paragraph" style:parent-style-name="Text_20_body">
      <style:paragraph-properties fo:margin-left="3.09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20b3bc8" officeooo:paragraph-rsid="020b3bc8" style:text-blinking="false" fo:background-color="transparent" style:font-name-asian="Consolas" style:font-size-asian="12pt" style:language-asian="ko" style:country-asian="KR" style:font-size-complex="12pt"/>
    </style:style>
    <style:style style:name="P204" style:family="paragraph" style:parent-style-name="Text_20_body">
      <style:paragraph-properties fo:margin-left="0cm" fo:margin-right="0cm" fo:margin-top="0.575cm" fo:margin-bottom="0cm" style:contextual-spacing="false" fo:line-height="138%" fo:text-align="start" style:justify-single-word="false" fo:text-indent="1.854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20f6aed" officeooo:paragraph-rsid="020f6aed" style:text-blinking="false" fo:background-color="transparent" style:font-name-asian="Consolas" style:font-size-asian="12pt" style:language-asian="ko" style:country-asian="KR" style:font-size-complex="12pt"/>
    </style:style>
    <style:style style:name="P205" style:family="paragraph" style:parent-style-name="Standard">
      <style:paragraph-properties fo:line-height="150%" fo:text-align="start" style:justify-single-word="false"/>
      <style:text-properties fo:color="#000000" loext:opacity="100%" style:font-name="Consolas" fo:font-size="12pt" officeooo:rsid="01bdb2cc" officeooo:paragraph-rsid="01bdb2cc" style:font-name-asian="Consolas" style:font-size-asian="12pt" style:language-asian="ko" style:country-asian="KR" style:font-size-complex="12pt"/>
    </style:style>
    <style:style style:name="T1" style:family="text">
      <style:text-properties officeooo:rsid="005e061f"/>
    </style:style>
    <style:style style:name="T2" style:family="text">
      <style:text-properties officeooo:rsid="005e5ac3"/>
    </style:style>
    <style:style style:name="T3" style:family="text">
      <style:text-properties officeooo:rsid="0065199d"/>
    </style:style>
    <style:style style:name="T4" style:family="text">
      <style:text-properties officeooo:rsid="00652c61"/>
    </style:style>
    <style:style style:name="T5" style:family="text">
      <style:text-properties officeooo:rsid="006ac0a7"/>
    </style:style>
    <style:style style:name="T6" style:family="text">
      <style:text-properties officeooo:rsid="006ebd76"/>
    </style:style>
    <style:style style:name="T7" style:family="text">
      <style:text-properties officeooo:rsid="0075a846"/>
    </style:style>
    <style:style style:name="T8" style:family="text">
      <style:text-properties officeooo:rsid="00881e62"/>
    </style:style>
    <style:style style:name="T9" style:family="text">
      <style:text-properties style:language-asian="ko" style:country-asian="KR"/>
    </style:style>
    <style:style style:name="T10" style:family="text">
      <style:text-properties officeooo:rsid="00133115" style:language-asian="ko" style:country-asian="KR"/>
    </style:style>
    <style:style style:name="T11" style:family="text">
      <style:text-properties officeooo:rsid="0095068e" style:language-asian="ko" style:country-asian="KR"/>
    </style:style>
    <style:style style:name="T12" style:family="text">
      <style:text-properties officeooo:rsid="0091f690" style:language-asian="ko" style:country-asian="KR"/>
    </style:style>
    <style:style style:name="T13" style:family="text">
      <style:text-properties officeooo:rsid="00aaedd3" style:language-asian="ko" style:country-asian="KR"/>
    </style:style>
    <style:style style:name="T14" style:family="text">
      <style:text-properties officeooo:rsid="010c508b" style:language-asian="ko" style:country-asian="KR"/>
    </style:style>
    <style:style style:name="T15" style:family="text">
      <style:text-properties officeooo:rsid="010f812b" style:language-asian="ko" style:country-asian="KR"/>
    </style:style>
    <style:style style:name="T16" style:family="text">
      <style:text-properties officeooo:rsid="0156f06e" style:language-asian="ko" style:country-asian="KR"/>
    </style:style>
    <style:style style:name="T17" style:family="text">
      <style:text-properties officeooo:rsid="0163eefb" style:language-asian="ko" style:country-asian="KR"/>
    </style:style>
    <style:style style:name="T18" style:family="text">
      <style:text-properties officeooo:rsid="015bda0d" style:language-asian="ko" style:country-asian="KR"/>
    </style:style>
    <style:style style:name="T19" style:family="text">
      <style:text-properties officeooo:rsid="0176a6c3" style:language-asian="ko" style:country-asian="KR"/>
    </style:style>
    <style:style style:name="T20" style:family="text">
      <style:text-properties officeooo:rsid="01fdad29" style:language-asian="ko" style:country-asian="KR"/>
    </style:style>
    <style:style style:name="T21" style:family="text">
      <style:text-properties officeooo:rsid="0010bbf8"/>
    </style:style>
    <style:style style:name="T22" style:family="text">
      <style:text-properties officeooo:rsid="007e54a0"/>
    </style:style>
    <style:style style:name="T23" style:family="text">
      <style:text-properties officeooo:rsid="007f2a80"/>
    </style:style>
    <style:style style:name="T24" style:family="text">
      <style:text-properties officeooo:rsid="007fe57d"/>
    </style:style>
    <style:style style:name="T25" style:family="text">
      <style:text-properties officeooo:rsid="0080f85a"/>
    </style:style>
    <style:style style:name="T2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7" style:family="text">
      <style:text-properties fo:font-variant="normal" fo:text-transform="none" style:text-line-through-style="none" style:text-line-through-type="none" style:text-underline-style="none" fo:font-weight="normal" officeooo:rsid="00a3e58b" style:text-blinking="false" fo:background-color="transparent" loext:char-shading-value="0"/>
    </style:style>
    <style:style style:name="T28" style:family="text">
      <style:text-properties fo:font-variant="normal" fo:text-transform="none" style:text-line-through-style="none" style:text-line-through-type="none" style:text-underline-style="none" fo:font-weight="normal" officeooo:rsid="00988edd" style:text-blinking="false" fo:background-color="transparent" loext:char-shading-value="0"/>
    </style:style>
    <style:style style:name="T29" style:family="text">
      <style:text-properties fo:font-variant="normal" fo:text-transform="none" style:text-line-through-style="none" style:text-line-through-type="none" style:text-underline-style="none" fo:font-weight="normal" officeooo:rsid="009cbfbd" style:text-blinking="false" fo:background-color="transparent" loext:char-shading-value="0"/>
    </style:style>
    <style:style style:name="T30" style:family="text">
      <style:text-properties fo:font-variant="normal" fo:text-transform="none" style:text-line-through-style="none" style:text-line-through-type="none" style:text-position="sub 58%" fo:font-style="normal" style:text-underline-style="none" fo:font-weight="normal" officeooo:rsid="02163f89" style:text-blinking="false" fo:background-color="transparent" loext:char-shading-value="0" style:language-asian="ko" style:country-asian="KR" style:font-style-asian="normal" style:font-style-complex="normal"/>
    </style:style>
    <style:style style:name="T31" style:family="text">
      <style:text-properties fo:font-variant="normal" fo:text-transform="none" style:text-line-through-style="none" style:text-line-through-type="none" style:text-position="sub 58%" fo:font-style="normal" style:text-underline-style="none" fo:font-weight="normal" officeooo:rsid="0213cd1c" style:text-blinking="false" fo:background-color="transparent" loext:char-shading-value="0" style:language-asian="ko" style:country-asian="KR"/>
    </style:style>
    <style:style style:name="T32" style:family="text">
      <style:text-properties fo:font-variant="normal" fo:text-transform="none" style:text-line-through-style="none" style:text-line-through-type="none" style:text-position="0% 100%" fo:font-style="normal" style:text-underline-style="none" fo:font-weight="normal" officeooo:rsid="02183275" style:text-blinking="false" fo:background-color="transparent" loext:char-shading-value="0" style:language-asian="ko" style:country-asian="KR" style:font-style-asian="normal" style:font-style-complex="normal"/>
    </style:style>
    <style:style style:name="T33" style:family="text">
      <style:text-properties fo:font-variant="normal" fo:text-transform="none" style:text-line-through-style="none" style:text-line-through-type="none" style:text-position="0% 100%" fo:font-style="normal" style:text-underline-style="none" fo:font-weight="normal" officeooo:rsid="0213cd1c" style:text-blinking="false" fo:background-color="transparent" loext:char-shading-value="0" style:language-asian="ko" style:country-asian="KR"/>
    </style:style>
    <style:style style:name="T34" style:family="text">
      <style:text-properties fo:font-variant="normal" fo:text-transform="none" style:text-line-through-style="none" style:text-line-through-type="none" style:text-position="0% 100%" fo:font-style="italic" style:text-underline-style="none" fo:font-weight="normal" officeooo:rsid="02183275" style:text-blinking="false" fo:background-color="transparent" loext:char-shading-value="0" style:language-asian="ko" style:country-asian="KR" style:font-style-asian="normal" style:font-style-complex="normal"/>
    </style:style>
    <style:style style:name="T35"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6"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language-asian="ko" style:country-asian="KR"/>
    </style:style>
    <style:style style:name="T37"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language-asian="ko" style:country-asian="KR" style:font-style-asian="normal" style:font-style-complex="normal"/>
    </style:style>
    <style:style style:name="T38" style:family="text">
      <style:text-properties fo:font-variant="normal" fo:text-transform="none" style:text-line-through-style="none" style:text-line-through-type="none" fo:font-style="normal" style:text-underline-style="none" fo:font-weight="normal" officeooo:rsid="00868504" style:text-blinking="false" fo:background-color="transparent" loext:char-shading-value="0" style:language-asian="ko" style:country-asian="KR" style:font-style-asian="normal" style:font-style-complex="normal"/>
    </style:style>
    <style:style style:name="T39" style:family="text">
      <style:text-properties fo:font-variant="normal" fo:text-transform="none" style:text-line-through-style="none" style:text-line-through-type="none" fo:font-style="normal" style:text-underline-style="none" fo:font-weight="normal" officeooo:rsid="00208bf1" style:text-blinking="false" fo:background-color="transparent" loext:char-shading-value="0" style:language-asian="ko" style:country-asian="KR" style:font-style-asian="normal" style:font-style-complex="normal"/>
    </style:style>
    <style:style style:name="T40" style:family="text">
      <style:text-properties fo:font-variant="normal" fo:text-transform="none" style:text-line-through-style="none" style:text-line-through-type="none" fo:font-style="normal" style:text-underline-style="none" fo:font-weight="normal" officeooo:rsid="02163f89" style:text-blinking="false" fo:background-color="transparent" loext:char-shading-value="0" style:language-asian="ko" style:country-asian="KR" style:font-style-asian="normal" style:font-style-complex="normal"/>
    </style:style>
    <style:style style:name="T41" style:family="text">
      <style:text-properties fo:font-variant="normal" fo:text-transform="none" style:text-line-through-style="none" style:text-line-through-type="none" fo:font-style="normal" style:text-underline-style="none" fo:font-weight="normal" officeooo:rsid="00beea9e" style:text-blinking="false" fo:background-color="transparent" loext:char-shading-value="0" style:language-asian="ko" style:country-asian="KR"/>
    </style:style>
    <style:style style:name="T42" style:family="text">
      <style:text-properties fo:font-variant="normal" fo:text-transform="none" style:text-line-through-style="none" style:text-line-through-type="none" fo:font-style="normal" style:text-underline-style="none" fo:font-weight="normal" officeooo:rsid="00c37a74" style:text-blinking="false" fo:background-color="transparent" loext:char-shading-value="0" style:language-asian="ko" style:country-asian="KR"/>
    </style:style>
    <style:style style:name="T43" style:family="text">
      <style:text-properties fo:font-variant="normal" fo:text-transform="none" style:text-line-through-style="none" style:text-line-through-type="none" fo:font-style="normal" style:text-underline-style="none" fo:font-weight="normal" officeooo:rsid="00ca029d" style:text-blinking="false" fo:background-color="transparent" loext:char-shading-value="0" style:language-asian="ko" style:country-asian="KR"/>
    </style:style>
    <style:style style:name="T44" style:family="text">
      <style:text-properties fo:font-variant="normal" fo:text-transform="none" style:text-line-through-style="none" style:text-line-through-type="none" fo:font-style="normal" style:text-underline-style="none" fo:font-weight="normal" officeooo:rsid="00f99f51" style:text-blinking="false" fo:background-color="transparent" loext:char-shading-value="0" style:language-asian="ko" style:country-asian="KR"/>
    </style:style>
    <style:style style:name="T45" style:family="text">
      <style:text-properties fo:font-variant="normal" fo:text-transform="none" style:text-line-through-style="none" style:text-line-through-type="none" fo:font-style="normal" style:text-underline-style="none" fo:font-weight="normal" officeooo:rsid="00d9f423" style:text-blinking="false" fo:background-color="transparent" loext:char-shading-value="0" style:language-asian="ko" style:country-asian="KR"/>
    </style:style>
    <style:style style:name="T46" style:family="text">
      <style:text-properties fo:font-variant="normal" fo:text-transform="none" style:text-line-through-style="none" style:text-line-through-type="none" fo:font-style="normal" style:text-underline-style="none" fo:font-weight="normal" officeooo:rsid="012c8b2a" style:text-blinking="false" fo:background-color="transparent" loext:char-shading-value="0" style:language-asian="ko" style:country-asian="KR"/>
    </style:style>
    <style:style style:name="T47" style:family="text">
      <style:text-properties fo:font-variant="normal" fo:text-transform="none" style:text-line-through-style="none" style:text-line-through-type="none" fo:font-style="normal" style:text-underline-style="none" fo:font-weight="normal" officeooo:rsid="00e32f1a" style:text-blinking="false" fo:background-color="transparent" loext:char-shading-value="0" style:language-asian="ko" style:country-asian="KR"/>
    </style:style>
    <style:style style:name="T48" style:family="text">
      <style:text-properties fo:font-variant="normal" fo:text-transform="none" style:text-line-through-style="none" style:text-line-through-type="none" fo:font-style="normal" style:text-underline-style="none" fo:font-weight="normal" officeooo:rsid="00e46497" style:text-blinking="false" fo:background-color="transparent" loext:char-shading-value="0" style:language-asian="ko" style:country-asian="KR"/>
    </style:style>
    <style:style style:name="T49" style:family="text">
      <style:text-properties fo:font-variant="normal" fo:text-transform="none" style:text-line-through-style="none" style:text-line-through-type="none" fo:font-style="normal" style:text-underline-style="none" fo:font-weight="normal" officeooo:rsid="00e6f2e1" style:text-blinking="false" fo:background-color="transparent" loext:char-shading-value="0" style:language-asian="ko" style:country-asian="KR"/>
    </style:style>
    <style:style style:name="T50" style:family="text">
      <style:text-properties fo:font-variant="normal" fo:text-transform="none" style:text-line-through-style="none" style:text-line-through-type="none" fo:font-style="normal" style:text-underline-style="none" fo:font-weight="normal" officeooo:rsid="00e87679" style:text-blinking="false" fo:background-color="transparent" loext:char-shading-value="0" style:language-asian="ko" style:country-asian="KR"/>
    </style:style>
    <style:style style:name="T51" style:family="text">
      <style:text-properties fo:font-variant="normal" fo:text-transform="none" style:text-line-through-style="none" style:text-line-through-type="none" fo:font-style="normal" style:text-underline-style="none" fo:font-weight="normal" officeooo:rsid="00eb936b" style:text-blinking="false" fo:background-color="transparent" loext:char-shading-value="0" style:language-asian="ko" style:country-asian="KR"/>
    </style:style>
    <style:style style:name="T52" style:family="text">
      <style:text-properties fo:font-variant="normal" fo:text-transform="none" style:text-line-through-style="none" style:text-line-through-type="none" fo:font-style="normal" style:text-underline-style="none" fo:font-weight="normal" officeooo:rsid="00ef6001" style:text-blinking="false" fo:background-color="transparent" loext:char-shading-value="0" style:language-asian="ko" style:country-asian="KR"/>
    </style:style>
    <style:style style:name="T53" style:family="text">
      <style:text-properties fo:font-variant="normal" fo:text-transform="none" style:text-line-through-style="none" style:text-line-through-type="none" fo:font-style="normal" style:text-underline-style="none" fo:font-weight="normal" officeooo:rsid="00edbf1d" style:text-blinking="false" fo:background-color="transparent" loext:char-shading-value="0" style:language-asian="ko" style:country-asian="KR"/>
    </style:style>
    <style:style style:name="T54" style:family="text">
      <style:text-properties fo:font-variant="normal" fo:text-transform="none" style:text-line-through-style="none" style:text-line-through-type="none" fo:font-style="normal" style:text-underline-style="none" fo:font-weight="normal" officeooo:rsid="00f3af97" style:text-blinking="false" fo:background-color="transparent" loext:char-shading-value="0" style:language-asian="ko" style:country-asian="KR"/>
    </style:style>
    <style:style style:name="T55" style:family="text">
      <style:text-properties fo:font-variant="normal" fo:text-transform="none" style:text-line-through-style="none" style:text-line-through-type="none" fo:font-style="normal" style:text-underline-style="none" fo:font-weight="normal" officeooo:rsid="0101a36c" style:text-blinking="false" fo:background-color="transparent" loext:char-shading-value="0" style:language-asian="ko" style:country-asian="KR"/>
    </style:style>
    <style:style style:name="T56" style:family="text">
      <style:text-properties fo:font-variant="normal" fo:text-transform="none" style:text-line-through-style="none" style:text-line-through-type="none" fo:font-style="normal" style:text-underline-style="none" fo:font-weight="normal" officeooo:rsid="0105a82e" style:text-blinking="false" fo:background-color="transparent" loext:char-shading-value="0" style:language-asian="ko" style:country-asian="KR"/>
    </style:style>
    <style:style style:name="T57" style:family="text">
      <style:text-properties fo:font-variant="normal" fo:text-transform="none" style:text-line-through-style="none" style:text-line-through-type="none" fo:font-style="normal" style:text-underline-style="none" fo:font-weight="normal" officeooo:rsid="01107013" style:text-blinking="false" fo:background-color="transparent" loext:char-shading-value="0" style:language-asian="ko" style:country-asian="KR"/>
    </style:style>
    <style:style style:name="T58" style:family="text">
      <style:text-properties fo:font-variant="normal" fo:text-transform="none" style:text-line-through-style="none" style:text-line-through-type="none" fo:font-style="normal" style:text-underline-style="none" fo:font-weight="normal" officeooo:rsid="0118e771" style:text-blinking="false" fo:background-color="transparent" loext:char-shading-value="0" style:language-asian="ko" style:country-asian="KR"/>
    </style:style>
    <style:style style:name="T59" style:family="text">
      <style:text-properties fo:font-variant="normal" fo:text-transform="none" style:text-line-through-style="none" style:text-line-through-type="none" fo:font-style="normal" style:text-underline-style="none" fo:font-weight="normal" officeooo:rsid="011ad491" style:text-blinking="false" fo:background-color="transparent" loext:char-shading-value="0" style:language-asian="ko" style:country-asian="KR"/>
    </style:style>
    <style:style style:name="T60" style:family="text">
      <style:text-properties fo:font-variant="normal" fo:text-transform="none" style:text-line-through-style="none" style:text-line-through-type="none" fo:font-style="normal" style:text-underline-style="none" fo:font-weight="normal" officeooo:rsid="011b4286" style:text-blinking="false" fo:background-color="transparent" loext:char-shading-value="0" style:language-asian="ko" style:country-asian="KR"/>
    </style:style>
    <style:style style:name="T61" style:family="text">
      <style:text-properties fo:font-variant="normal" fo:text-transform="none" style:text-line-through-style="none" style:text-line-through-type="none" fo:font-style="normal" style:text-underline-style="none" fo:font-weight="normal" officeooo:rsid="011c0ecd" style:text-blinking="false" fo:background-color="transparent" loext:char-shading-value="0" style:language-asian="ko" style:country-asian="KR"/>
    </style:style>
    <style:style style:name="T62" style:family="text">
      <style:text-properties fo:font-variant="normal" fo:text-transform="none" style:text-line-through-style="none" style:text-line-through-type="none" fo:font-style="normal" style:text-underline-style="none" fo:font-weight="normal" officeooo:rsid="011c50a9" style:text-blinking="false" fo:background-color="transparent" loext:char-shading-value="0" style:language-asian="ko" style:country-asian="KR"/>
    </style:style>
    <style:style style:name="T63" style:family="text">
      <style:text-properties fo:font-variant="normal" fo:text-transform="none" style:text-line-through-style="none" style:text-line-through-type="none" fo:font-style="normal" style:text-underline-style="none" fo:font-weight="normal" officeooo:rsid="011df857" style:text-blinking="false" fo:background-color="transparent" loext:char-shading-value="0" style:language-asian="ko" style:country-asian="KR"/>
    </style:style>
    <style:style style:name="T64" style:family="text">
      <style:text-properties fo:font-variant="normal" fo:text-transform="none" style:text-line-through-style="none" style:text-line-through-type="none" fo:font-style="normal" style:text-underline-style="none" fo:font-weight="normal" officeooo:rsid="0125b09e" style:text-blinking="false" fo:background-color="transparent" loext:char-shading-value="0" style:language-asian="ko" style:country-asian="KR"/>
    </style:style>
    <style:style style:name="T65" style:family="text">
      <style:text-properties fo:font-variant="normal" fo:text-transform="none" style:text-line-through-style="none" style:text-line-through-type="none" fo:font-style="normal" style:text-underline-style="none" fo:font-weight="normal" officeooo:rsid="011e31a9" style:text-blinking="false" fo:background-color="transparent" loext:char-shading-value="0" style:language-asian="ko" style:country-asian="KR"/>
    </style:style>
    <style:style style:name="T66" style:family="text">
      <style:text-properties fo:font-variant="normal" fo:text-transform="none" style:text-line-through-style="none" style:text-line-through-type="none" fo:font-style="normal" style:text-underline-style="none" fo:font-weight="normal" officeooo:rsid="011f3b79" style:text-blinking="false" fo:background-color="transparent" loext:char-shading-value="0" style:language-asian="ko" style:country-asian="KR"/>
    </style:style>
    <style:style style:name="T67" style:family="text">
      <style:text-properties fo:font-variant="normal" fo:text-transform="none" style:text-line-through-style="none" style:text-line-through-type="none" fo:font-style="normal" style:text-underline-style="none" fo:font-weight="normal" officeooo:rsid="0122618b" style:text-blinking="false" fo:background-color="transparent" loext:char-shading-value="0" style:language-asian="ko" style:country-asian="KR"/>
    </style:style>
    <style:style style:name="T68" style:family="text">
      <style:text-properties fo:font-variant="normal" fo:text-transform="none" style:text-line-through-style="none" style:text-line-through-type="none" fo:font-style="normal" style:text-underline-style="none" fo:font-weight="normal" officeooo:rsid="012372ab" style:text-blinking="false" fo:background-color="transparent" loext:char-shading-value="0" style:language-asian="ko" style:country-asian="KR"/>
    </style:style>
    <style:style style:name="T69" style:family="text">
      <style:text-properties fo:font-variant="normal" fo:text-transform="none" style:text-line-through-style="none" style:text-line-through-type="none" fo:font-style="normal" style:text-underline-style="none" fo:font-weight="normal" officeooo:rsid="01275b5b" style:text-blinking="false" fo:background-color="transparent" loext:char-shading-value="0" style:language-asian="ko" style:country-asian="KR"/>
    </style:style>
    <style:style style:name="T70" style:family="text">
      <style:text-properties fo:font-variant="normal" fo:text-transform="none" style:text-line-through-style="none" style:text-line-through-type="none" fo:font-style="normal" style:text-underline-style="none" fo:font-weight="normal" officeooo:rsid="01303316" style:text-blinking="false" fo:background-color="transparent" loext:char-shading-value="0" style:language-asian="ko" style:country-asian="KR"/>
    </style:style>
    <style:style style:name="T71" style:family="text">
      <style:text-properties fo:font-variant="normal" fo:text-transform="none" style:text-line-through-style="none" style:text-line-through-type="none" fo:font-style="normal" style:text-underline-style="none" fo:font-weight="normal" officeooo:rsid="014b6d54" style:text-blinking="false" fo:background-color="transparent" loext:char-shading-value="0" style:language-asian="ko" style:country-asian="KR"/>
    </style:style>
    <style:style style:name="T72" style:family="text">
      <style:text-properties fo:font-variant="normal" fo:text-transform="none" style:text-line-through-style="none" style:text-line-through-type="none" fo:font-style="normal" style:text-underline-style="none" fo:font-weight="normal" officeooo:rsid="014e23fa" style:text-blinking="false" fo:background-color="transparent" loext:char-shading-value="0" style:language-asian="ko" style:country-asian="KR"/>
    </style:style>
    <style:style style:name="T73" style:family="text">
      <style:text-properties fo:font-variant="normal" fo:text-transform="none" style:text-line-through-style="none" style:text-line-through-type="none" fo:font-style="normal" style:text-underline-style="none" fo:font-weight="normal" officeooo:rsid="015084bf" style:text-blinking="false" fo:background-color="transparent" loext:char-shading-value="0" style:language-asian="ko" style:country-asian="KR"/>
    </style:style>
    <style:style style:name="T74" style:family="text">
      <style:text-properties fo:font-variant="normal" fo:text-transform="none" style:text-line-through-style="none" style:text-line-through-type="none" fo:font-style="normal" style:text-underline-style="none" fo:font-weight="normal" officeooo:rsid="01518fcc" style:text-blinking="false" fo:background-color="transparent" loext:char-shading-value="0" style:language-asian="ko" style:country-asian="KR"/>
    </style:style>
    <style:style style:name="T75" style:family="text">
      <style:text-properties fo:font-variant="normal" fo:text-transform="none" style:text-line-through-style="none" style:text-line-through-type="none" fo:font-style="normal" style:text-underline-style="none" fo:font-weight="normal" officeooo:rsid="0156f06e" style:text-blinking="false" fo:background-color="transparent" loext:char-shading-value="0" style:language-asian="ko" style:country-asian="KR"/>
    </style:style>
    <style:style style:name="T76" style:family="text">
      <style:text-properties fo:font-variant="normal" fo:text-transform="none" style:text-line-through-style="none" style:text-line-through-type="none" fo:font-style="normal" style:text-underline-style="none" fo:font-weight="normal" officeooo:rsid="0158c1a4" style:text-blinking="false" fo:background-color="transparent" loext:char-shading-value="0" style:language-asian="ko" style:country-asian="KR"/>
    </style:style>
    <style:style style:name="T77" style:family="text">
      <style:text-properties fo:font-variant="normal" fo:text-transform="none" style:text-line-through-style="none" style:text-line-through-type="none" fo:font-style="normal" style:text-underline-style="none" fo:font-weight="normal" officeooo:rsid="017f4641" style:text-blinking="false" fo:background-color="transparent" loext:char-shading-value="0" style:language-asian="ko" style:country-asian="KR"/>
    </style:style>
    <style:style style:name="T78" style:family="text">
      <style:text-properties fo:font-variant="normal" fo:text-transform="none" style:text-line-through-style="none" style:text-line-through-type="none" fo:font-style="normal" style:text-underline-style="none" fo:font-weight="normal" officeooo:rsid="015a8f3f" style:text-blinking="false" fo:background-color="transparent" loext:char-shading-value="0" style:language-asian="ko" style:country-asian="KR"/>
    </style:style>
    <style:style style:name="T79" style:family="text">
      <style:text-properties fo:font-variant="normal" fo:text-transform="none" style:text-line-through-style="none" style:text-line-through-type="none" fo:font-style="normal" style:text-underline-style="none" fo:font-weight="normal" officeooo:rsid="015beb7c" style:text-blinking="false" fo:background-color="transparent" loext:char-shading-value="0" style:language-asian="ko" style:country-asian="KR"/>
    </style:style>
    <style:style style:name="T80" style:family="text">
      <style:text-properties fo:font-variant="normal" fo:text-transform="none" style:text-line-through-style="none" style:text-line-through-type="none" fo:font-style="normal" style:text-underline-style="none" fo:font-weight="normal" officeooo:rsid="015d7623" style:text-blinking="false" fo:background-color="transparent" loext:char-shading-value="0" style:language-asian="ko" style:country-asian="KR"/>
    </style:style>
    <style:style style:name="T81" style:family="text">
      <style:text-properties fo:font-variant="normal" fo:text-transform="none" style:text-line-through-style="none" style:text-line-through-type="none" fo:font-style="normal" style:text-underline-style="none" fo:font-weight="normal" officeooo:rsid="01668428" style:text-blinking="false" fo:background-color="transparent" loext:char-shading-value="0" style:language-asian="ko" style:country-asian="KR"/>
    </style:style>
    <style:style style:name="T82" style:family="text">
      <style:text-properties fo:font-variant="normal" fo:text-transform="none" style:text-line-through-style="none" style:text-line-through-type="none" fo:font-style="normal" style:text-underline-style="none" fo:font-weight="normal" officeooo:rsid="015f4e6f" style:text-blinking="false" fo:background-color="transparent" loext:char-shading-value="0" style:language-asian="ko" style:country-asian="KR"/>
    </style:style>
    <style:style style:name="T83" style:family="text">
      <style:text-properties fo:font-variant="normal" fo:text-transform="none" style:text-line-through-style="none" style:text-line-through-type="none" fo:font-style="normal" style:text-underline-style="none" fo:font-weight="normal" officeooo:rsid="021f7315" style:text-blinking="false" fo:background-color="transparent" loext:char-shading-value="0" style:language-asian="ko" style:country-asian="KR"/>
    </style:style>
    <style:style style:name="T84" style:family="text">
      <style:text-properties fo:font-variant="normal" fo:text-transform="none" style:text-line-through-style="none" style:text-line-through-type="none" fo:font-style="normal" style:text-underline-style="none" fo:font-weight="normal" officeooo:rsid="02185a5e" style:text-blinking="false" fo:background-color="transparent" loext:char-shading-value="0" style:language-asian="ko" style:country-asian="KR"/>
    </style:style>
    <style:style style:name="T85" style:family="text">
      <style:text-properties fo:font-variant="normal" fo:text-transform="none" style:text-line-through-style="none" style:text-line-through-type="none" fo:font-style="normal" style:text-underline-style="none" fo:font-weight="normal" officeooo:rsid="0213cd1c" style:text-blinking="false" fo:background-color="transparent" loext:char-shading-value="0" style:language-asian="ko" style:country-asian="KR"/>
    </style:style>
    <style:style style:name="T86" style:family="text">
      <style:text-properties fo:font-variant="normal" fo:text-transform="none" style:text-line-through-style="none" style:text-line-through-type="none" fo:font-style="normal" style:text-underline-style="none" fo:font-weight="normal" officeooo:rsid="020f6aed" style:text-blinking="false" fo:background-color="transparent" loext:char-shading-value="0" style:language-asian="ko" style:country-asian="KR"/>
    </style:style>
    <style:style style:name="T87" style:family="text">
      <style:text-properties fo:font-variant="normal" fo:text-transform="none" style:text-line-through-style="none" style:text-line-through-type="none" fo:font-style="normal" style:text-underline-style="none" fo:font-weight="normal" officeooo:rsid="020b7efc" style:text-blinking="false" fo:background-color="transparent" loext:char-shading-value="0" style:language-asian="ko" style:country-asian="KR"/>
    </style:style>
    <style:style style:name="T88" style:family="text">
      <style:text-properties fo:font-variant="normal" fo:text-transform="none" style:text-line-through-style="none" style:text-line-through-type="none" fo:font-style="normal" style:text-underline-style="none" fo:font-weight="normal" officeooo:rsid="020c92f2" style:text-blinking="false" fo:background-color="transparent" loext:char-shading-value="0" style:language-asian="ko" style:country-asian="KR"/>
    </style:style>
    <style:style style:name="T89" style:family="text">
      <style:text-properties fo:font-variant="normal" fo:text-transform="none" style:text-line-through-style="none" style:text-line-through-type="none" fo:font-style="normal" style:text-underline-style="none" fo:font-weight="normal" officeooo:rsid="0209ce85" style:text-blinking="false" fo:background-color="transparent" loext:char-shading-value="0" style:language-asian="ko" style:country-asian="KR"/>
    </style:style>
    <style:style style:name="T90" style:family="text">
      <style:text-properties fo:font-variant="normal" fo:text-transform="none" style:text-line-through-style="none" style:text-line-through-type="none" fo:font-style="normal" style:text-underline-style="none" fo:font-weight="normal" officeooo:rsid="020870e4" style:text-blinking="false" fo:background-color="transparent" loext:char-shading-value="0" style:language-asian="ko" style:country-asian="KR"/>
    </style:style>
    <style:style style:name="T91" style:family="text">
      <style:text-properties fo:font-variant="normal" fo:text-transform="none" style:text-line-through-style="none" style:text-line-through-type="none" fo:font-style="normal" style:text-underline-style="none" fo:font-weight="normal" officeooo:rsid="0205ef4a" style:text-blinking="false" fo:background-color="transparent" loext:char-shading-value="0" style:language-asian="ko" style:country-asian="KR"/>
    </style:style>
    <style:style style:name="T92" style:family="text">
      <style:text-properties fo:font-variant="normal" fo:text-transform="none" style:text-line-through-style="none" style:text-line-through-type="none" fo:font-style="normal" style:text-underline-style="none" fo:font-weight="normal" officeooo:rsid="020422c7" style:text-blinking="false" fo:background-color="transparent" loext:char-shading-value="0" style:language-asian="ko" style:country-asian="KR"/>
    </style:style>
    <style:style style:name="T93" style:family="text">
      <style:text-properties fo:font-variant="normal" fo:text-transform="none" style:text-line-through-style="none" style:text-line-through-type="none" fo:font-style="normal" style:text-underline-style="none" fo:font-weight="normal" officeooo:rsid="01788c83" style:text-blinking="false" fo:background-color="transparent" loext:char-shading-value="0" style:language-asian="ko" style:country-asian="KR"/>
    </style:style>
    <style:style style:name="T94" style:family="text">
      <style:text-properties fo:font-variant="normal" fo:text-transform="none" style:text-line-through-style="none" style:text-line-through-type="none" fo:font-style="normal" style:text-underline-style="none" fo:font-weight="normal" officeooo:rsid="0176a6c3" style:text-blinking="false" fo:background-color="transparent" loext:char-shading-value="0" style:language-asian="ko" style:country-asian="KR"/>
    </style:style>
    <style:style style:name="T95" style:family="text">
      <style:text-properties fo:font-variant="normal" fo:text-transform="none" style:text-line-through-style="none" style:text-line-through-type="none" fo:font-style="normal" style:text-underline-style="none" fo:font-weight="normal" officeooo:rsid="0175b01b" style:text-blinking="false" fo:background-color="transparent" loext:char-shading-value="0" style:language-asian="ko" style:country-asian="KR"/>
    </style:style>
    <style:style style:name="T96" style:family="text">
      <style:text-properties fo:font-variant="normal" fo:text-transform="none" style:text-line-through-style="none" style:text-line-through-type="none" fo:font-style="normal" style:text-underline-style="none" fo:font-weight="normal" officeooo:rsid="017351b3" style:text-blinking="false" fo:background-color="transparent" loext:char-shading-value="0" style:language-asian="ko" style:country-asian="KR"/>
    </style:style>
    <style:style style:name="T97" style:family="text">
      <style:text-properties fo:font-variant="normal" fo:text-transform="none" style:text-line-through-style="none" style:text-line-through-type="none" fo:font-style="normal" style:text-underline-style="none" fo:font-weight="normal" officeooo:rsid="0137c5b1" style:text-blinking="false" fo:background-color="transparent" loext:char-shading-value="0" style:language-asian="ko" style:country-asian="KR"/>
    </style:style>
    <style:style style:name="T98" style:family="text">
      <style:text-properties fo:font-variant="normal" fo:text-transform="none" style:text-line-through-style="none" style:text-line-through-type="none" fo:font-style="normal" style:text-underline-style="none" fo:font-weight="normal" officeooo:rsid="0137dc39" style:text-blinking="false" fo:background-color="transparent" loext:char-shading-value="0" style:language-asian="ko" style:country-asian="KR"/>
    </style:style>
    <style:style style:name="T99" style:family="text">
      <style:text-properties fo:font-variant="normal" fo:text-transform="none" style:text-line-through-style="none" style:text-line-through-type="none" fo:font-style="normal" style:text-underline-style="none" fo:font-weight="normal" officeooo:rsid="01391dc9" style:text-blinking="false" fo:background-color="transparent" loext:char-shading-value="0" style:language-asian="ko" style:country-asian="KR"/>
    </style:style>
    <style:style style:name="T100" style:family="text">
      <style:text-properties fo:font-variant="normal" fo:text-transform="none" style:text-line-through-style="none" style:text-line-through-type="none" fo:font-style="normal" style:text-underline-style="none" fo:font-weight="normal" officeooo:rsid="02267c78" style:text-blinking="false" fo:background-color="transparent" loext:char-shading-value="0" style:language-asian="ko" style:country-asian="KR"/>
    </style:style>
    <style:style style:name="T101" style:family="text">
      <style:text-properties fo:font-variant="normal" fo:text-transform="none" style:text-line-through-style="none" style:text-line-through-type="none" fo:font-style="normal" style:text-underline-style="none" fo:font-weight="normal" officeooo:rsid="013e3436" style:text-blinking="false" fo:background-color="transparent" loext:char-shading-value="0" style:language-asian="ko" style:country-asian="KR"/>
    </style:style>
    <style:style style:name="T102" style:family="text">
      <style:text-properties fo:font-variant="normal" fo:text-transform="none" style:text-line-through-style="none" style:text-line-through-type="none" fo:font-style="normal" style:text-underline-style="none" fo:font-weight="normal" officeooo:rsid="013ec1a3" style:text-blinking="false" fo:background-color="transparent" loext:char-shading-value="0" style:language-asian="ko" style:country-asian="KR"/>
    </style:style>
    <style:style style:name="T103" style:family="text">
      <style:text-properties fo:font-variant="normal" fo:text-transform="none" style:text-line-through-style="none" style:text-line-through-type="none" fo:font-style="normal" style:text-underline-style="none" fo:font-weight="normal" officeooo:rsid="014438b7" style:text-blinking="false" fo:background-color="transparent" loext:char-shading-value="0" style:language-asian="ko" style:country-asian="KR"/>
    </style:style>
    <style:style style:name="T104" style:family="text">
      <style:text-properties fo:font-variant="normal" fo:text-transform="none" style:text-line-through-style="none" style:text-line-through-type="none" fo:font-style="normal" style:text-underline-style="none" fo:font-weight="normal" officeooo:rsid="01527522" style:text-blinking="false" fo:background-color="transparent" loext:char-shading-value="0" style:language-asian="ko" style:country-asian="KR"/>
    </style:style>
    <style:style style:name="T105" style:family="text">
      <style:text-properties fo:font-variant="normal" fo:text-transform="none" style:text-line-through-style="none" style:text-line-through-type="none" fo:font-style="normal" style:text-underline-style="none" fo:font-weight="normal" officeooo:rsid="016beb87" style:text-blinking="false" fo:background-color="transparent" loext:char-shading-value="0" style:language-asian="ko" style:country-asian="KR"/>
    </style:style>
    <style:style style:name="T106" style:family="text">
      <style:text-properties fo:font-variant="normal" fo:text-transform="none" style:text-line-through-style="none" style:text-line-through-type="none" fo:font-style="normal" style:text-underline-style="none" fo:font-weight="normal" officeooo:rsid="014ed681" style:text-blinking="false" fo:background-color="transparent" loext:char-shading-value="0" style:language-asian="ko" style:country-asian="KR"/>
    </style:style>
    <style:style style:name="T107" style:family="text">
      <style:text-properties fo:font-variant="normal" fo:text-transform="none" style:text-line-through-style="none" style:text-line-through-type="none" fo:font-style="normal" style:text-underline-style="none" fo:font-weight="normal" officeooo:rsid="014f25ae" style:text-blinking="false" fo:background-color="transparent" loext:char-shading-value="0" style:language-asian="ko" style:country-asian="KR"/>
    </style:style>
    <style:style style:name="T108" style:family="text">
      <style:text-properties fo:font-variant="normal" fo:text-transform="none" style:text-line-through-style="none" style:text-line-through-type="none" fo:font-style="normal" style:text-underline-style="none" fo:font-weight="normal" officeooo:rsid="014c029d" style:text-blinking="false" fo:background-color="transparent" loext:char-shading-value="0" style:language-asian="ko" style:country-asian="KR"/>
    </style:style>
    <style:style style:name="T109" style:family="text">
      <style:text-properties fo:font-variant="normal" fo:text-transform="none" style:text-line-through-style="none" style:text-line-through-type="none" fo:font-style="normal" style:text-underline-style="none" fo:font-weight="normal" officeooo:rsid="022c10a5" style:text-blinking="false" fo:background-color="transparent" loext:char-shading-value="0" style:language-asian="ko" style:country-asian="KR"/>
    </style:style>
    <style:style style:name="T110" style:family="text">
      <style:text-properties fo:font-variant="normal" fo:text-transform="none" style:text-line-through-style="none" style:text-line-through-type="none" fo:font-style="normal" style:text-underline-style="none" fo:font-weight="normal" officeooo:rsid="014ac404" style:text-blinking="false" fo:background-color="transparent" loext:char-shading-value="0" style:language-asian="ko" style:country-asian="KR"/>
    </style:style>
    <style:style style:name="T111" style:family="text">
      <style:text-properties fo:font-variant="normal" fo:text-transform="none" style:text-line-through-style="none" style:text-line-through-type="none" fo:font-style="normal" style:text-underline-style="none" fo:font-weight="normal" officeooo:rsid="01491d08" style:text-blinking="false" fo:background-color="transparent" loext:char-shading-value="0" style:language-asian="ko" style:country-asian="KR"/>
    </style:style>
    <style:style style:name="T112" style:family="text">
      <style:text-properties fo:font-variant="normal" fo:text-transform="none" style:text-line-through-style="none" style:text-line-through-type="none" fo:font-style="normal" style:text-underline-style="none" fo:font-weight="normal" officeooo:rsid="00ccca43" style:text-blinking="false" fo:background-color="transparent" loext:char-shading-value="0"/>
    </style:style>
    <style:style style:name="T113" style:family="text">
      <style:text-properties fo:font-variant="normal" fo:text-transform="none" style:text-line-through-style="none" style:text-line-through-type="none" fo:font-style="normal" style:text-underline-style="none" fo:font-weight="normal" officeooo:rsid="00d482f9" style:text-blinking="false" fo:background-color="transparent" loext:char-shading-value="0"/>
    </style:style>
    <style:style style:name="T114" style:family="text">
      <style:text-properties fo:font-variant="normal" fo:text-transform="none" style:text-line-through-style="none" style:text-line-through-type="none" fo:font-style="normal" style:text-underline-style="none" fo:font-weight="normal" officeooo:rsid="00d75d05" style:text-blinking="false" fo:background-color="transparent" loext:char-shading-value="0"/>
    </style:style>
    <style:style style:name="T115" style:family="text">
      <style:text-properties fo:font-variant="normal" fo:text-transform="none" style:text-line-through-style="none" style:text-line-through-type="none" fo:font-style="normal" style:text-underline-style="none" fo:font-weight="normal" officeooo:rsid="01303316" style:text-blinking="false" fo:background-color="transparent" loext:char-shading-value="0"/>
    </style:style>
    <style:style style:name="T116" style:family="text">
      <style:text-properties fo:font-variant="normal" fo:text-transform="none" style:text-line-through-style="none" style:text-line-through-type="none" fo:font-style="normal" style:text-underline-style="none" fo:font-weight="normal" officeooo:rsid="01318147" style:text-blinking="false" fo:background-color="transparent" loext:char-shading-value="0"/>
    </style:style>
    <style:style style:name="T117" style:family="text">
      <style:text-properties fo:font-variant="normal" fo:text-transform="none" style:text-line-through-style="none" style:text-line-through-type="none" fo:font-style="normal" style:text-underline-style="none" fo:font-weight="normal" officeooo:rsid="0158c1a4" style:text-blinking="false" fo:background-color="transparent" loext:char-shading-value="0"/>
    </style:style>
    <style:style style:name="T118" style:family="text">
      <style:text-properties fo:font-variant="normal" fo:text-transform="none" style:text-line-through-style="none" style:text-line-through-type="none" fo:font-style="normal" style:text-underline-style="none" fo:font-weight="normal" officeooo:rsid="0156f06e" style:text-blinking="false" fo:background-color="transparent" loext:char-shading-value="0"/>
    </style:style>
    <style:style style:name="T119" style:family="text">
      <style:text-properties fo:font-variant="normal" fo:text-transform="none" style:text-line-through-style="none" style:text-line-through-type="none" fo:font-style="normal" style:text-underline-style="none" fo:font-weight="normal" officeooo:rsid="01668428" style:text-blinking="false" fo:background-color="transparent" loext:char-shading-value="0"/>
    </style:style>
    <style:style style:name="T120" style:family="text">
      <style:text-properties fo:font-variant="normal" fo:text-transform="none" style:text-line-through-style="none" style:text-line-through-type="none" fo:font-style="italic" style:text-underline-style="none" fo:font-weight="normal" style:text-blinking="false" fo:background-color="transparent" loext:char-shading-value="0" style:language-asian="ko" style:country-asian="KR"/>
    </style:style>
    <style:style style:name="T121" style:family="text">
      <style:text-properties fo:font-variant="normal" fo:text-transform="none" style:text-line-through-style="none" style:text-line-through-type="none" fo:font-style="italic" style:text-underline-style="none" fo:font-weight="normal" style:text-blinking="false" fo:background-color="transparent" loext:char-shading-value="0" style:language-asian="ko" style:country-asian="KR" style:font-style-asian="italic" style:font-style-complex="italic"/>
    </style:style>
    <style:style style:name="T122" style:family="text">
      <style:text-properties fo:font-variant="normal" fo:text-transform="none" style:text-line-through-style="none" style:text-line-through-type="none" fo:font-style="italic" style:text-underline-style="none" fo:font-weight="normal" officeooo:rsid="02185a5e" style:text-blinking="false" fo:background-color="transparent" loext:char-shading-value="0" style:language-asian="ko" style:country-asian="KR"/>
    </style:style>
    <style:style style:name="T123" style:family="text">
      <style:text-properties fo:font-variant="normal" fo:text-transform="none" style:text-line-through-style="none" style:text-line-through-type="none" fo:font-style="italic" style:text-underline-style="none" fo:font-weight="normal" officeooo:rsid="02183275" style:text-blinking="false" fo:background-color="transparent" loext:char-shading-value="0" style:language-asian="ko" style:country-asian="KR"/>
    </style:style>
    <style:style style:name="T12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2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language-asian="ko" style:country-asian="KR"/>
    </style:style>
    <style:style style:name="T126" style:family="text">
      <style:text-properties fo:font-variant="normal" fo:text-transform="none" fo:color="#000000" loext:opacity="100%" style:text-line-through-style="none" style:text-line-through-type="none" fo:font-style="normal" style:text-underline-style="none" fo:font-weight="normal" officeooo:rsid="0154a60b" style:text-blinking="false" fo:background-color="transparent" loext:char-shading-value="0" style:language-asian="ko" style:country-asian="KR"/>
    </style:style>
    <style:style style:name="T127" style:family="text">
      <style:text-properties fo:font-variant="normal" fo:text-transform="none" fo:color="#000000" loext:opacity="100%" style:text-line-through-style="none" style:text-line-through-type="none" fo:font-style="normal" style:text-underline-style="none" fo:font-weight="normal" officeooo:rsid="0156f06e" style:text-blinking="false" fo:background-color="transparent" loext:char-shading-value="0" style:language-asian="ko" style:country-asian="KR"/>
    </style:style>
    <style:style style:name="T128" style:family="text">
      <style:text-properties fo:font-variant="normal" fo:text-transform="none" fo:color="#000000" loext:opacity="100%" style:text-line-through-style="none" style:text-line-through-type="none" fo:font-style="normal" style:text-underline-style="none" fo:font-weight="normal" officeooo:rsid="019c1de1" style:text-blinking="false" fo:background-color="transparent" loext:char-shading-value="0" style:language-asian="ko" style:country-asian="KR"/>
    </style:style>
    <style:style style:name="T129" style:family="text">
      <style:text-properties fo:font-variant="normal" fo:text-transform="none" fo:color="#000000" loext:opacity="100%" style:text-line-through-style="none" style:text-line-through-type="none" fo:font-style="normal" style:text-underline-style="none" fo:font-weight="normal" officeooo:rsid="015d7623" style:text-blinking="false" fo:background-color="transparent" loext:char-shading-value="0" style:language-asian="ko" style:country-asian="KR"/>
    </style:style>
    <style:style style:name="T130" style:family="text">
      <style:text-properties fo:font-variant="normal" fo:text-transform="none" fo:color="#000000" loext:opacity="100%" style:text-line-through-style="none" style:text-line-through-type="none" fo:font-style="normal" style:text-underline-style="none" fo:font-weight="normal" officeooo:rsid="019de3f9" style:text-blinking="false" fo:background-color="transparent" loext:char-shading-value="0" style:language-asian="ko" style:country-asian="KR"/>
    </style:style>
    <style:style style:name="T131" style:family="text">
      <style:text-properties officeooo:rsid="009cbfbd"/>
    </style:style>
    <style:style style:name="T132" style:family="text">
      <style:text-properties officeooo:rsid="00a1cb1c"/>
    </style:style>
    <style:style style:name="T133" style:family="text">
      <style:text-properties officeooo:rsid="00e2a419"/>
    </style:style>
    <style:style style:name="T134" style:family="text">
      <style:text-properties officeooo:rsid="01655f5c"/>
    </style:style>
    <style:style style:name="T135" style:family="text">
      <style:text-properties officeooo:rsid="01668428"/>
    </style:style>
    <style:style style:name="T136" style:family="text">
      <style:text-properties officeooo:rsid="0166b7fa"/>
    </style:style>
    <style:style style:name="T137" style:family="text">
      <style:text-properties officeooo:rsid="0168321a"/>
    </style:style>
    <style:style style:name="T138" style:family="text">
      <style:text-properties officeooo:rsid="0169ae60"/>
    </style:style>
    <style:style style:name="T139" style:family="text">
      <style:text-properties officeooo:rsid="016a04e5"/>
    </style:style>
    <style:style style:name="T140" style:family="text">
      <style:text-properties officeooo:rsid="017f6157"/>
    </style:style>
    <style:style style:name="T141" style:family="text">
      <style:text-properties officeooo:rsid="01817672"/>
    </style:style>
    <style:style style:name="T142" style:family="text">
      <style:text-properties officeooo:rsid="01841816"/>
    </style:style>
    <style:style style:name="T143" style:family="text">
      <style:text-properties officeooo:rsid="0184bdea"/>
    </style:style>
    <style:style style:name="T144" style:family="text">
      <style:text-properties fo:color="#000000" loext:opacity="100%" style:language-asian="ko" style:country-asian="KR"/>
    </style:style>
    <style:style style:name="T145" style:family="text">
      <style:text-properties fo:color="#000000" loext:opacity="100%" officeooo:rsid="018660ca" style:language-asian="ko" style:country-asian="KR"/>
    </style:style>
    <style:style style:name="T146" style:family="text">
      <style:text-properties fo:color="#000000" loext:opacity="100%" officeooo:rsid="018b2ef7" style:language-asian="ko" style:country-asian="KR"/>
    </style:style>
    <style:style style:name="T147" style:family="text">
      <style:text-properties fo:color="#000000" loext:opacity="100%" officeooo:rsid="018e1826" style:language-asian="ko" style:country-asian="KR"/>
    </style:style>
    <style:style style:name="T148" style:family="text">
      <style:text-properties fo:color="#000000" loext:opacity="100%" officeooo:rsid="01db2458" style:language-asian="ko" style:country-asian="KR"/>
    </style:style>
    <style:style style:name="T149" style:family="text">
      <style:text-properties fo:color="#000000" loext:opacity="100%" officeooo:rsid="0190de95" style:language-asian="ko" style:country-asian="KR"/>
    </style:style>
    <style:style style:name="T150" style:family="text">
      <style:text-properties fo:color="#000000" loext:opacity="100%" officeooo:rsid="01a64e07" style:language-asian="ko" style:country-asian="KR"/>
    </style:style>
    <style:style style:name="T151" style:family="text">
      <style:text-properties fo:color="#000000" loext:opacity="100%" officeooo:rsid="0191262e" style:language-asian="ko" style:country-asian="KR"/>
    </style:style>
    <style:style style:name="T152" style:family="text">
      <style:text-properties fo:color="#000000" loext:opacity="100%" officeooo:rsid="0198f513" style:language-asian="ko" style:country-asian="KR"/>
    </style:style>
    <style:style style:name="T153" style:family="text">
      <style:text-properties fo:color="#000000" loext:opacity="100%" officeooo:rsid="01fdad29" style:language-asian="ko" style:country-asian="KR"/>
    </style:style>
    <style:style style:name="T154" style:family="text">
      <style:text-properties fo:color="#000000" loext:opacity="100%" officeooo:rsid="01971a76" style:language-asian="ko" style:country-asian="KR"/>
    </style:style>
    <style:style style:name="T155" style:family="text">
      <style:text-properties officeooo:rsid="0169635f"/>
    </style:style>
    <style:style style:name="T156" style:family="text">
      <style:text-properties officeooo:rsid="01ab34f7"/>
    </style:style>
    <style:style style:name="T157" style:family="text">
      <style:text-properties officeooo:rsid="01ac9789"/>
    </style:style>
    <style:style style:name="T158" style:family="text">
      <style:text-properties officeooo:rsid="01b4ccd0"/>
    </style:style>
    <style:style style:name="T159" style:family="text">
      <style:text-properties officeooo:rsid="01b656eb"/>
    </style:style>
    <style:style style:name="T160" style:family="text">
      <style:text-properties officeooo:rsid="01b7644a"/>
    </style:style>
    <style:style style:name="T161" style:family="text">
      <style:text-properties officeooo:rsid="01b9724c"/>
    </style:style>
    <style:style style:name="T162" style:family="text">
      <style:text-properties officeooo:rsid="01bb1d84"/>
    </style:style>
    <style:style style:name="T163" style:family="text">
      <style:text-properties officeooo:rsid="01bc0fbf"/>
    </style:style>
    <style:style style:name="T164" style:family="text">
      <style:text-properties officeooo:rsid="01bf8285"/>
    </style:style>
    <style:style style:name="T165" style:family="text">
      <style:text-properties officeooo:rsid="01bfcaaa"/>
    </style:style>
    <style:style style:name="T166" style:family="text">
      <style:text-properties officeooo:rsid="01c0104e"/>
    </style:style>
    <style:style style:name="T167" style:family="text">
      <style:text-properties officeooo:rsid="01c06f8a"/>
    </style:style>
    <style:style style:name="T168" style:family="text">
      <style:text-properties officeooo:rsid="01c3ccdb"/>
    </style:style>
    <style:style style:name="T169" style:family="text">
      <style:text-properties officeooo:rsid="01ccf5d8"/>
    </style:style>
    <style:style style:name="T170" style:family="text">
      <style:text-properties officeooo:rsid="01cf813a"/>
    </style:style>
    <style:style style:name="T171" style:family="text">
      <style:text-properties officeooo:rsid="01df3063"/>
    </style:style>
    <style:style style:name="T172" style:family="text">
      <style:text-properties officeooo:rsid="01e3722e"/>
    </style:style>
    <style:style style:name="T173" style:family="text">
      <style:text-properties officeooo:rsid="01e5a2a2"/>
    </style:style>
    <style:style style:name="T174" style:family="text">
      <style:text-properties officeooo:rsid="01ecc72a"/>
    </style:style>
    <style:style style:name="T175" style:family="text">
      <style:text-properties officeooo:rsid="01f650cc"/>
    </style:style>
    <style:style style:name="T176" style:family="text">
      <style:text-properties officeooo:rsid="01f79f23"/>
    </style:style>
    <style:style style:name="T177" style:family="text">
      <style:text-properties officeooo:rsid="01f94772"/>
    </style:style>
    <style:style style:name="T178" style:family="text">
      <style:text-properties officeooo:rsid="01fbf753"/>
    </style:style>
    <style:style style:name="T179" style:family="text">
      <style:text-properties fo:font-style="normal" officeooo:rsid="00208bf1" style:language-asian="ko" style:country-asian="KR" style:font-style-asian="normal" style:font-style-complex="normal"/>
    </style:style>
    <style:style style:name="T180" style:family="text">
      <style:text-properties fo:font-style="normal" officeooo:rsid="00988edd" style:language-asian="ko" style:country-asian="KR" style:font-style-asian="normal" style:font-style-complex="normal"/>
    </style:style>
    <style:style style:name="T181" style:family="text">
      <style:text-properties fo:font-style="normal" officeooo:rsid="00d75d05" style:language-asian="ko" style:country-asian="KR" style:font-style-asian="normal" style:font-style-complex="normal"/>
    </style:style>
    <style:style style:name="T182" style:family="text">
      <style:text-properties fo:font-style="normal" officeooo:rsid="00b0aa67" style:language-asian="ko" style:country-asian="KR" style:font-style-asian="normal" style:font-style-complex="normal"/>
    </style:style>
    <style:style style:name="T183" style:family="text">
      <style:text-properties fo:font-style="normal" officeooo:rsid="00796c74" style:language-asian="ko" style:country-asian="KR" style:font-style-asian="normal" style:font-style-complex="normal"/>
    </style:style>
    <style:style style:name="T184" style:family="text">
      <style:text-properties fo:font-style="normal" officeooo:rsid="00868504" style:language-asian="ko" style:country-asian="KR" style:font-style-asian="normal" style:font-style-complex="normal"/>
    </style:style>
    <style:style style:name="T185" style:family="text">
      <style:text-properties officeooo:rsid="0231910b"/>
    </style:style>
    <style:style style:name="T186" style:family="text">
      <style:text-properties officeooo:rsid="0232a094"/>
    </style:style>
    <style:style style:name="T187" style:family="text">
      <style:text-properties officeooo:rsid="023c6eb1"/>
    </style:style>
    <style:style style:name="T188" style:family="text">
      <style:text-properties officeooo:rsid="023ab64d"/>
    </style:style>
    <style:style style:name="T189" style:family="text">
      <style:text-properties officeooo:rsid="02403cc3"/>
    </style:style>
    <style:style style:name="T190" style:family="text">
      <style:text-properties officeooo:rsid="0246e8aa"/>
    </style:style>
    <style:style style:name="T191" style:family="text">
      <style:text-properties officeooo:rsid="024c8afc"/>
    </style:style>
    <style:style style:name="T192" style:family="text">
      <style:text-properties officeooo:rsid="025197cb"/>
    </style:style>
    <style:style style:name="T193" style:family="text">
      <style:text-properties officeooo:rsid="0257224b"/>
    </style:style>
    <style:style style:name="T194" style:family="text">
      <style:text-properties officeooo:rsid="025e5ab4"/>
    </style:style>
    <style:style style:name="T195" style:family="text">
      <style:text-properties officeooo:rsid="02614df3"/>
    </style:style>
    <style:style style:name="T196" style:family="text">
      <style:text-properties officeooo:rsid="0262d395"/>
    </style:style>
    <style:style style:name="T197" style:family="text">
      <style:text-properties officeooo:rsid="02690832"/>
    </style:style>
    <style:style style:name="T198" style:family="text">
      <style:text-properties officeooo:rsid="026ababb"/>
    </style:style>
    <style:style style:name="T199" style:family="text">
      <style:text-properties officeooo:rsid="026b45b4"/>
    </style:style>
    <style:style style:name="T200" style:family="text">
      <style:text-properties officeooo:rsid="026b57ad"/>
    </style:style>
    <style:style style:name="T201" style:family="text">
      <style:text-properties officeooo:rsid="026c8bc4"/>
    </style:style>
    <style:style style:name="T202" style:family="text">
      <style:text-properties officeooo:rsid="026d4232"/>
    </style:style>
    <style:style style:name="T203" style:family="text">
      <style:text-properties style:text-position="sub 58%" officeooo:rsid="026d4232"/>
    </style:style>
    <style:style style:name="T204" style:family="text">
      <style:text-properties style:text-position="0% 100%" officeooo:rsid="026d4232"/>
    </style:style>
    <style:style style:name="T205" style:family="text">
      <style:text-properties officeooo:rsid="026f92aa"/>
    </style:style>
    <style:style style:name="T206" style:family="text">
      <style:text-properties officeooo:rsid="0275289e"/>
    </style:style>
    <style:style style:name="T207" style:family="text">
      <style:text-properties officeooo:rsid="0276b6d6"/>
    </style:style>
    <style:style style:name="T208" style:family="text">
      <style:text-properties officeooo:rsid="0277304a"/>
    </style:style>
    <style:style style:name="T209" style:family="text">
      <style:text-properties officeooo:rsid="027ce574"/>
    </style:style>
    <style:style style:name="T210" style:family="text">
      <style:text-properties officeooo:rsid="027e17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y the Technological System will destroy itself</text:p>
      <text:p text:style-name="P1"/>
      <text:p text:style-name="P2">“<text:span text:style-name="T10">최근에 우리는 민주주의의 압도적인 승리와, 최후의 국제적 합의에 도달한 덕분에 행복한 ‘역사의 종말’을 맞이하게 되었다는 순진한 우화를 즐길 수 있었다. 하지만 우리 모두 완전히 다른, 완전히 새로운, 두려운 무언가가 다가오고 있음을 보고, 느끼고 있다.” - 알렉산더 솔제니친</text:span></text:p>
      <text:p text:style-name="P1"/>
      <text:p text:style-name="P1">“<text:span text:style-name="T13">자연에게 있어, </text:span><text:span text:style-name="T14">권력</text:span><text:span text:style-name="T9">은 권리의 본질이다.” - 랄프 왈도 에머슨</text:span></text:p>
      <text:p text:style-name="P1"/>
      <text:p text:style-name="P3"><text:span text:style-name="T21">I</text:span>. <text:span text:style-name="T9">이 책에서 다루어진 대부분의 논리들은 충분히 탄탄하다. 하지만 이 장에서, 우리는 위험을 감수해 가정들을 세우고, 가정으로부터 추론을 이끌어낼 것이다. 우리는 우리의 가정과 추론들이 인간 사회의 미래에 대한 그럴듯한 결론에 도달하는데 필요한 최소한의 진실을 담고 있을 것이라고 생각한다. 우리는 우리의 논리에 대한 합리적인 비판이 있을 수 있음을 인정한다. 하지만 두 가지는 확신할 수 있다. 첫째, 우리의 가정들과 추론들은 현재의 대규모 복잡 사회의 발전에 충분히 합리적으로 적용할 수 있다. 둘째, 누구든지 현대 사회의 미래에 대해 이해하고 싶은 사람이 있다면, 이 장에서 다루어진 논의에 세심한 주의를 기울여야 한다.</text:span></text:p>
      <text:p text:style-name="P4"><text:s/></text:p>
      <text:p text:style-name="P5"><text:span text:style-name="T9">비록 우리는 여기서 복잡 사회에서의 경쟁과 자연선택 과정에 주목하고 있지만, 우리의 관점을 </text:span><text:span text:style-name="T12">(지금은 폐기된) “사회진화론”과 혼동하지 않는 것이 중요하다. 사회진화론은 사회 발전의 자연선택적 요소만을 다루지 않았다. 사회진화론은 “적자생존”의 승자들을, 패배자들보다 우월한 인간이라고 간주했다:</text:span></text:p>
      <text:p text:style-name="P5"/>
      <text:p text:style-name="P6">“<text:span text:style-name="T9">기업 간의 경쟁적 투쟁은 그저 기업인으로써가 아니라, 문명의 챔피언으로써 누가 가장 “적합”한지 겨루는 시합으로 여겨졌다. 따라서 기업인들은 그들의 물질적 우월감을 도덕적, 지적 우월</text:span><text:span text:style-name="T15">감</text:span><text:span text:style-name="T9">으로 바꾸었다… 사회진화론은 누군가는 권력을 쥐고 누군가는 빈곤으로 추락하는 경쟁 과정을 설명할 뿐만 아니라, 이를 정당화 하는 수단이 </text:span><text:span text:style-name="T11">되었다.”</text:span></text:p>
      <text:p text:style-name="P11"/>
      <text:p text:style-name="P5"/>
      <text:p text:style-name="P12">여기서 우리는 사회 발전에 자연선택이 어떤 역할을 하는지 설명하는 것에만 집중한다. 우리는 권력 투쟁에서 승리한 자들에 대한 어떠한 긍정적인 가치 판단도 하지 않는다.</text:p>
      <text:p text:style-name="P5"/>
      <text:p text:style-name="P7"/>
      <text:p text:style-name="P58"><text:span text:style-name="T133">II. </text:span>우리는 여기서 자가증식 체제에 대해 다룰 것이다. 자가증식 체제는 스스로의 생존과 증식을 추구하는 체제를 의미한다. 체제는 둘 중 하나의 방향으로 증식한다: 체제는 끝없이 스스로의 크기와 힘을 키워나가거나, 자신의 특성을 새로운 체제에게 물려준다.</text:p>
      <text:p text:style-name="P58"/>
      <text:p text:style-name="P59">가장 분명한 자가증식 체제의 사례는 생물학적 유기체들이다. <text:s/>예를들어, 늑대 무리와 꿀벌군체 같은 생물학적 유기체들의 ‘집단’ 역시 자가증식 체제가 될 수 있다. 이 논의에서 가장 중요한 자가증식 체제는, <text:s/>예를들어, 국가, 기업, 노동조합, 종교, 정치적 정당 같은 인간 집단으로 이루어져 있다. 또한 학파, 사회관계망, 서브컬쳐 집단 같은 뚜렷하지 않고 조직화되지 않은 집단들이 있다. 개별의 늑대, 벌에게는 자신의 집단을 증식시키고자 하는 의도가 없지만, 늑대무리나 꿀벌군체가 스스로 증식하는 <text:soft-page-break/>것처럼, 인간 역시 개인에게는 자신의 집단을 증식시키고자 하는 의도가 없지만 자신이 속한 집단을 증식시킨다.</text:p>
      <text:p text:style-name="P7"/>
      <text:p text:style-name="P60">(자가증식 여부와는 별개로) A와 B가 어떤 형태의 체제이고, A가 B의 부품일 때, <text:s/>A를 B의 하위체제라고 하고, B를 A의 상위체제라고 하자. 예를들어, 수렵채집인 사회에서, 개인은 무리에 속해있고, 무리는 부족에 속해있다. 개인들, 무리들, 부족들은 모두 자가증식 체제이다. 개인은 무리의 하위체제이고, 무리는 부족의 하위체제이다. 부족은 부족에 속한 무리들의 상위체제이고, 각각의 무리는 무리에 속한 개인들의 상위체제이다. 또한 각각의 개인은 부족의 하위체제이다. 부족은 부족에 속한 무리들에 속한 개인들의 상위체제이다.</text:p>
      <text:p text:style-name="P66"/>
      <text:p text:style-name="P60">자연선택의 법칙은 생물학에만 적용될 뿐만 아니라, 자가증식 체제가 존재하는 모든 환경에 적용된다. 이 법칙은 대략적으로 다음과 같다:</text:p>
      <text:p text:style-name="P66"/>
      <text:p text:style-name="P60">생존과 증식에 최적화된 특성을 가진 자가증식 체제들이 다른 자가증식 체제들보다 더욱 잘 생존하고 증식하는 경향이 있다.</text:p>
      <text:p text:style-name="P60"/>
      <text:p text:style-name="P60">물론 이건 동어반복이고, 새롭게 알려주는 것이 없다. 하지만 이는 우리가 놓치고 있는 요소들에 집중하게 해준다.</text:p>
      <text:p text:style-name="P60"/>
      <text:p text:style-name="P60">우리는 여러 개의 전제들을 제시할 것이다. 우리는 이 전제들을 증명할 수 없지만, 이들은 직관적으로 타당하며, 생물학적 유기체들과 (형식적이든 비형식적이든)인간 집단들로 대표되는 자가증식 체제들의 행동을 통해 관측할 수 있다. 쉽게 말해서, 우리는 이 전제들이 참, 혹은 충분히 참이라고 믿는다.</text:p>
      <text:p text:style-name="P60"/>
      <text:p text:style-name="P60"/>
      <text:p text:style-name="P60">전제 1. 어떤 환경이든 충분히 풍족하면, 자가증식 체제들이 등장할 것이며, 자연선택으로 인해 대단히 복잡하고, 절묘하고, 정교한 생존, 증식 수단을 가진 자가증식 체제들이 진화할 것이다.</text:p>
      <text:p text:style-name="P60"/>
      <text:p text:style-name="P60"/>
      <text:p text:style-name="P60">자연선택은 상대적으로 특정 기간에 작동한다. 어떤 지점을 영점이라고 부르자. 영점으로부터 5년동안 (다른 자가증식 체제들과의 경쟁 속에서)생존하고 증식하는데에 가장 적합한 자가증식 체제들이 영점으로부터 5년동안 가장 잘 생존하고(또는 생존을 잘하는 자손을 갖고) 증식할 가능성이 높다. <text:s/>이들은 영점 이후 30년간 (5년동안은 <text:soft-page-break/>경쟁없이)생존하고 증식하는데에 가장 적합한 자가증식 체제들하고 반드시 같지는 않을 것이다. 유사하게. 영점으로부터 30년간 경쟁 속에서 살아남은 체제들은 처음 30년은 경쟁 없이, 2백년간 생존하고 증식해온 체제들과 반드시 같지는 않을 것이다.</text:p>
      <text:p text:style-name="P60"/>
      <text:p text:style-name="P60">예를들어, 숲으로 덮인 지역에 서로 경쟁하는 작은 왕국들이 있다고 가정해보자. 더 많은 농지를 확보하는 왕국들이 더 많은 작물을 키울 수 있고, 다른 왕국들보다 더 많은 인구를 부양할 수 있다. <text:s/>이는 그들에게 군사적 우위를 가져다 준다. 어떤 왕국이 장기적인 관점을 갖고, 벌목을 자제한다면, 그 왕국은 군사적으로 불리해지고, 더 강한 왕국들에 의해 제거될 것이다. 따라서 망설임없이 나무들을 베어버리는 왕국들이 그 지역을 지배할 것이다. 지나친 벌목은 생태학적 재앙을 가져올 것이고, 결국 모든 왕국들은 멸망할 것이다. 왕국들에게 단기간의 생존에 도움이 되는, 심지어 필수적이기까지 한 무차별적 벌목이 장기적으로는 왕국을 종말로 이끈다.</text:p>
      <text:p text:style-name="P60"/>
      <text:p text:style-name="P60">이 사례는 자가증식 체제가 스스로의 장기적 생존과 증식을 위해 선견지명을 발휘하면, 단기적 생존과 증식에 제한을 받게되고, 이 체제는 단기적 생존과 증식을 무제한으로 추구하는 다른 자가증식 체제들과의 경쟁에서 불리해짐을 보여준다. 이를 통해 다음 전제에 도달한다:</text:p>
      <text:p text:style-name="P60"/>
      <text:p text:style-name="P60"/>
      <text:p text:style-name="P60">전제 2. 단기적으로, 자연선택은 장기적인 결과에 신경쓰지 않고 단기적 이익을 추구하는 자가증식 체제들을 선호한다.</text:p>
      <text:p text:style-name="P60"/>
      <text:p text:style-name="P60"/>
      <text:p text:style-name="P60">이 전제는 다음의 전제로 이어진다.</text:p>
      <text:p text:style-name="P60"/>
      <text:p text:style-name="P60"/>
      <text:p text:style-name="P60">전제 3. 주어진 상위체제의 하위체제들은, 자신의 상위체제와 상위체제에 만연하는 조건들에 의존한다.</text:p>
      <text:p text:style-name="P60"/>
      <text:p text:style-name="P60"/>
      <text:p text:style-name="P60">이는 상위체제가 무너지거나, 상위체제의 환경이 급격하게 변한다면 하위체제들은 생존, 증식할 수 없음을 의미한다. 충분한 선견지명을 갖고 있는 자가증식 체제는 상위체제가 무너지거나, 불안정해지더라도 스스로와 그 자손들의 생존을 대비할 수 있다. 그러나 상위체제가 안정정으로 유지되는 한, 자연선택은 상위체제에서 최대한 많은 이득을 <text:soft-page-break/>챙기는 하위체제들을 선호하고, 상위체제가 불안정해지는 상황을 대비하는데에 자원을 “낭비”하는 하위체제들을 불호한다. 이런 환경에서, 하위체제들은 자신들이 속한 상위체제가 불안정해질 때 생존하기 대단히 힘들어질 것이다.</text:p>
      <text:p text:style-name="P60"/>
      <text:p text:style-name="P8"><text:span text:style-name="T179">이 </text:span><text:span text:style-name="T180">장에서</text:span><text:span text:style-name="T179"> 제시한 다른 전제들과 마찬가지로, 전제 3 역시 상식으로 뒷받침된다. 만약 상위체제가 약하고 느슨하게 조직되었거나, 하위체제들의 환경에 중요한 영향을 끼치지 못한다면, 하위체제들은 상위체제에 의존하지 않아도 된다. 특정 지역의 수렵채집인들은, 하나의 핵가족이 자신이 속한 무리의 도움 없이 생존하고 증식할 수 있다. 수렵채집 부족들은 느슨하게 조직되었기 때문에, 거의 언제나 수렵채집인 무리들은 자신이 속한 부족과는 독립적으로 생존할 수 있는 것으로 보인다. 대부분의 노동조합들은 AFL-CIO 같은 노동조합연맹이 무너진다 하더라도 생존할 것이다. 이는 노동조합들의 환경에 중대한 영향을 끼치지 않기 때문이다. 하지만 노동조합의 활동을 보장하는 법률과 헌법이 폐지되거나, 현대산업사회가 무너질 경우 노동조합들은 생존할 수 없다. </text:span></text:p>
      <text:p text:style-name="P60"/>
      <text:p text:style-name="P60">체제의 부품들이 서로 신속하게 소통하고 물자를 공급할 수 없다면, 체제가 스스로의 생존과 증식을 위해 효과적으로 조직될 수 없음은 명백하다. 또한, 자가증식 체제는 자신의 모든 부품들로부터 신속하게 정보를 얻고, 신속하게 대응할 수 있어야 효과적으로 작동할 수 있다.<text:span text:style-name="T192">9</text:span> 따라서,</text:p>
      <text:p text:style-name="P60"/>
      <text:p text:style-name="P60"/>
      <text:p text:style-name="P60">전제 4. 이동, 통신 문제는 자가증식 체제가 그 기능을 확장할 수 있는 지리적 범위에 한계를 둔다.</text:p>
      <text:p text:style-name="P60"/>
      <text:p text:style-name="P60"/>
      <text:p text:style-name="P60">인간의 경험에 따르면:</text:p>
      <text:p text:style-name="P60"/>
      <text:p text:style-name="P60"/>
      <text:p text:style-name="P60">전제 5. 활용 가능한 이동, 통신 수단의 한계는 자가증식 인간 집단의 지리적 활동 범위를 제한하는 가장 일관적으로 중요한 한계이다. 다시 말하자면, 모든 자가증식 인간 집단이 활동범위를 최대로 넓히지는 않지만, 자연선택은 활용 가능한 이동, 통신을 이용해 활동 범위를 최대로 확장하는 자가증식 인간 집단을 만들어낼 것이다.</text:p>
      <text:p text:style-name="P66"/>
      <text:p text:style-name="P77"><text:span text:style-name="T26">인류 역사를 통해 전제 </text:span><text:span text:style-name="T28">4와 전제 5를 확인할 수 있다. </text:span><text:span text:style-name="T26">원시인 무리나 부족은 보통 그들의 “사유지”를 갖고 있다. 하지만 이러한 사회에서 유일한 이동 수단은 인간의 </text:span><text:soft-page-break/><text:span text:style-name="T26">다리이기 때문에, 그들의 영토는 상대적으로 작다. 하지만, 북미 원주민과 같은, 평야에서 살면서 많은 수의 말을 갖고 있는 원시인들은 훨씬 큰 영토를 갖는다. 산업화 이전 문명의 제국들은 넓은 영토를 갖고 있었지만, 이들은 상대적으로 빠른 이동통신 수단을 갖고 있거나, 발명했었다. 이 제국들은 특정 지리학적 크기에 도달한 후, 확장을 중단하고, 불안정해지고, 여러 개의 작은 정치 집단들로 쪼개지는 경향을 갖고 있었다. 이 제국들이 확장을 중단하고 불안정해진 이유는 아마도 그들의 이동통신 수단들이 한계를 갖고 있었기 때문이다.</text:span></text:p>
      <text:p text:style-name="P60"/>
      <text:p text:style-name="P60">오늘날에는 지구상의 어느 두 지점이든 빠르게 이동할 수 있고, 실시간에 가까운 통신이 가능하다. 따라서,</text:p>
      <text:p text:style-name="P60"/>
      <text:p text:style-name="P60"/>
      <text:p text:style-name="P60">전제 6. 현대에는, 자연선택은 지구 전체에서 활동하는 자가증식 인간 집단들을 만드는 경향이 있다. 또한, 인류가 언젠가 기계나 다른 존재에 의해 대체되더라도, 자연선택은 여전히 지구 전체에서 활동하는 자가증식 체제들을 만드는 경향이 있을 것이다.</text:p>
      <text:p text:style-name="P60"/>
      <text:p text:style-name="P60"/>
      <text:p text:style-name="P60">현재의 상황은 이 전제를 강하게 확인해준다: 우리는 세계적 “초강대국들”, 다국적 기업들, 세계적 정치 운동, 세계적 종교들, 세계적 범죄조직 등을 보고 있다. <text:s/>우리는 전제 6이 인간의 고유한 특징이 아닌, 자가증식 체제의 일반적인 성질을 따르고 있다고 주장한다. 따라서 인류가 다른 존재에 의해 대체되더라도 이 전제는 참일 것이다: <text:s/>자연선택은 전지구적 활동을 하는 자가증식 체제들을 만들고 유지할 것이다.</text:p>
      <text:p text:style-name="P60"/>
      <text:p text:style-name="P60">이런 체제들을 세계적 자가증식 체제라고 부르자. 전세계적인 고속 통신망의 등장은 여전히 상대적으로 최근에 발생한 현상이며, 그로 인한 결과는 아직 전부 등장하지 않았다. 미래에 세계적 자가증식 체제들이 지금보다 훨씬 중요한 역할을 할 것으로 예상할 수 있다.</text:p>
      <text:p text:style-name="P60"/>
      <text:p text:style-name="P60"/>
      <text:p text:style-name="P60">전제 7. (오늘날처럼) 이동통신 수단 문제가 자가증식 체제가 활동할 수 있는 지리적 범위에 유의미한 제한을 두지 않을 때, 자연선택은 상대적으로 적은 수의 자가증식 체제에 힘을 집중시키는 경향이 있다.</text:p>
      <text:p text:style-name="P60"/>
      <text:p text:style-name="P60"/>
      <text:p text:style-name="P60"><text:soft-page-break/>이 전제 역시 인류의 경험으로부터 얻을 수 있다. 하지만 이 전제는 인간과는 독립적으로 참이다: 자연선택은 세계적 자가증식 체제들 중 가장 강한 힘을 갖고 있는 체제를 선호할 것이다. 약한 세계적 또는 대형 자가증식 체제들은 제거당하거나 종속당할 것이다. 세계를 지배하는 자가증식 체제가 보기에 보잘것 없는 소형 자가증식 체제들은 어느정도의 자율성을 유지할 수 있을 것이다. 하지만 그들은 지역적 영향력만을 갖을 것이다. 소형 자가증식 체제들이 연합할 경우 세계적 자가증식 체제들에게 도전할 수 있을 것이다. 하지만 소형 자가증식 체제들의 연합이 전세계적 영향력을 끼치기 시작한다면, 그 연합 자체가 세계적 자가증식 체제가 될 것이다.</text:p>
      <text:p text:style-name="P60"/>
      <text:p text:style-name="P60">지구에 존재하는 모든 것이 서로 기능적 관계를 맺는“세계-체제”에 대해 말해보자. 세계-체제는 자가증식 체제로 여겨져선 안될 것이다. 세계-체제가 자가증식 하는지 안하는지의 여부는 지금으로서는 중요한게 아니다.</text:p>
      <text:p text:style-name="P60"/>
      <text:p text:style-name="P60">요약하자면, 세계-체제는 상대적으로 몇 안되는 극도로 강력한 세계적 자가증식 체제들의 지배를 받는 상태로 다가가고 있다. 이런 세계적 체제들은, 자신의 생존을 위해서라도 힘을 갖기위해 경쟁할 것이다. 그들은 장기적 결과는 무시하고 단기적인 힘을 추구할 것이다(전제 2). <text:s text:c="2"/>이러한 조건에서, 세계적 자가증식 체제들의 격렬한 경쟁이 <text:s/>세계-체제를 찢어버릴 것을 직관적으로 알 수 있다. </text:p>
      <text:p text:style-name="P60"/>
      <text:p text:style-name="P60">이 직관을 자세하게 설명해보자. 수십억년 동안 지구의 환경은 변하기는 했지만, 어느 정도 범위 내에서 안정성을 갖고 있었다. 이 환경에서 어류, 양서류, 파충류, 조류, 포유류와 같은 복잡한 생명체가 진화할 수 있었다. 가까운 미래에, 이 행성의 모든 자가증식 인간 집단들과, 인간으로부터 비롯된 완전한 기계기반 체제들은 유사하거나, 좀더 넓은 범위 내에서 진화할 것이다. 전제3에 의하면, 지구의 자가증식 체제들은 이 범위 내의 조건들에 의존해 생존할 것이다. 기계기반 자가증식 체제들 뿐만 아니라, 대규모의 인간 집단들 역시 최근 세계-체제가 조직된 조건들에 의존할 것이다. 예를들어, 경제적 조건들 말이다. 이 조건들의 급격한 변화가 어느정도 제한되지 않는다면, 자가증식 체제들은 생존하지 못할 것이다.</text:p>
      <text:p text:style-name="P60"/>
      <text:p text:style-name="P60">그렇다고 해서 미래의 조건들이 이 제한을 살짝 넘는다고 해서 전세계의 자가증식 체제들이 모두 죽을 것을 의미하지는 않는다. 그러나 이 제한을 충분히 넘는다면, 많은 자가증식 체제들이 죽을 것이다. 만약 조건들이 제한을 심하게 넘는다면 전세계의 모든 복잡한 자가증식 체제들을 자손없이 죽을 것이다.</text:p>
      <text:p text:style-name="P60"/>
      <text:p text:style-name="P60"><text:soft-page-break/>전세계에 뻗어있는 현대 기술의 압도적인 힘으로 무장한 채 장기적 결과는 무시하고 즉각적인 권력을 위해 경쟁하는 여러 개의 자가증식 체제들을 고려할 때, 지구상의 모든 복잡한 자가증식 체제들이 자손 없이 죽을 정도로 이 행성의 환경을 이전과는 한참 다르게 바꾸지 않을 것이라고 예상하기는 대단히 어렵다.</text:p>
      <text:p text:style-name="P60"/>
      <text:p text:style-name="P78">세계적 자가증식 체제들의 등장에는 전세계적인 고속, 장거리 이동통신 수단이 결정적인 요인이었음을 주목하라. 지금 상황이 세계-체제의 급격한 붕괴로 이어질 것으로 볼 수 있는 다른 시각도 있다. 산업재해를 연구하는 학자들은 다음과 같은 상황에서 체제가 재앙적인 붕괴를 겪으리라는 것을 안다. <text:span text:style-name="T2">(i)</text:span>체제가 고도의 복잡성을 띄고 있다.<text:span text:style-name="T1">(이는 작은 붕괴가 예상치 못한 결과를 불러올 수 있음을 의미한다.) </text:span><text:span text:style-name="T2">(ii)</text:span> 체제가 팽팽하게 연결되어 있다.<text:span text:style-name="T2">(이는 체제의 한 부분의 붕괴가 다른 부분으로 빠르게 퍼짐을 의미한다.) 세계-체제는 옛날에도 복잡했었다. </text:span>새로운 요소는 전세계적인 이동통신 수단이다. 이로 인해 지금 세계-체제와 모든 세계적 자가증식 체제들은 단단하게 연결되어 있다. 비교적 최근까지, 자가증식 체제들은 지역에 국한된 현상이었다. 따라서 그들 사이의 경쟁으로 인한 파괴적인 효과 역시 지역에 국한되었다. 오늘날, 세계적 자가증식 체제들은 전세계에 걸쳐 경쟁하기 때문에, 그들은 팽팽하게 연결되어 있기 때문에, 세계-체제가 그 자체로써 팽팽하게 연결되어 있기 때문에, 기술이 세계적 자가증식 체제들에게 압도적인 힘을 주기 때문에, 세계적 재앙이 조만간 찾아오리라는 것은 거의 명백하다.</text:p>
      <text:p text:style-name="P60"/>
      <text:p text:style-name="P60">이 주장에 대해서, 세계적 자가증식 체제들 간의 파괴적 경쟁이 불가피한건 아니라는 반론이 예상된다: 하나의 세계적 자가증식 체제가 모든 경쟁자를 제거하는데 성공하고 세계를 홀로 지배할 수도 있다. 아니면, 세계적 자가증식 체제가 몇개 없기 때문에, 위험하거나 파괴적인 형태의 경쟁을 자제하자는 합의에 도달할 수도 있다. 하지만, 그런 합의에 대해 말하기는 쉽지만, 실제로 그런 합의를 도출하고 시행하는 것은 대단히 어렵다. 한번 봐라: 오늘날의 세계의 주요 세력들은 핵무기 제거나 이산화탄소 배출 제한에 관해 합의하지 못하고 있다.</text:p>
      <text:p text:style-name="P60"/>
      <text:p text:style-name="P60">하지만 한번 긍정적으로 생각해보자. <text:s/>모든 경쟁자들을 제거한 하나의 통일된 체제가 등장해 세계를 지배하거나, 여러개의 세계적 자가증식 체제들이 파괴적인 경쟁을 중단하자는 합의에 도달할 것이라고 가정해보자. 이렇게 얻은 “세계 평화”는 별도의 세 가지의 이유로 인해 불안정할 것이다.</text:p>
      <text:p text:style-name="P60"/>
      <text:p text:style-name="P61"><text:span text:style-name="T26">첫째, 세계-체제는 여전히 고도로 복잡하고 팽팽하게 연결되어 있을 것이다. 이런 문제들을 다루는 학자들은 산업 체제를 만들 때 “비동조화</text:span><text:span text:style-name="T29">(decoupling)”라는 </text:span><text:soft-page-break/><text:span text:style-name="T29">안전장치를 마련하는 것을 권한다. 비동조화는 체제의 한 부분에 발생한 결함이 다른 부분으로 전달되는 것을 막는 “장벽” 역할을 한다.</text:span><text:span text:style-name="T26">화학공장, 원자력 발전소, 금융 시스템과 같은 세계-체제의 상대적으로 제한적인 하위체제에 대해서는 이론상으로 이런 수단들이 효과를 발휘할 수도 있다. 하지만 페로우</text:span><text:span text:style-name="T29">(Perrow)는 우리 사회의 이런 제한적인 체제들조차도</text:span><text:span text:style-name="T26"> 붕괴를 최소화하는 방식으로 지속적으로 재설계할 수는 없을 것이라고 생각하고 있다. 우리는 세계-체제 전체는 더욱 복잡해지고 연결되어가고 있음을 보여주었다. 이 과정을 되돌리고 세계-체제를 “비동조화”하기 위해선 전세계의 정치적, 경제적 발전을 규제하는 정교한 계획을 설계, 시행, 집행해야한다. </text:span>우리가 이 책의 <text:span text:style-name="T131">1장에서 길게 설명했듯이, 그러한 계획은 절대 성공적으로 실현될 수 없다.</text:span></text:p>
      <text:p text:style-name="P66"/>
      <text:p text:style-name="P62">둘째, “세계 평화”를 얻기 전에, 그리고 스스로의 생존과 증식을 위해, 해당 세계적 자가증식 체제<text:span text:style-name="T3">(상위체제)의 하위 자가증식 체제들은 상위 체제에(뿐만 아니라 자신들에게도) 가해지는 외부위협에 맞서 통일전선을 구축하기 위해 서로 간의 갈등을 중단하거나 완화시켜야할 것이다. 사실, 자신의 강력한 하위 자가증식 체제들의 경쟁을 완화시키지 못했다면 그 상위체제는 애초에 성공적인 세계적 자가증식 체제가 될 수 없었을 것이다.</text:span></text:p>
      <text:p text:style-name="P67"/>
      <text:p text:style-name="P62">하지만 일단 세계적 자가증식 체제가 경쟁자들을 제거하거나, 다른 세계적 자가증식 체제들과 위험한 경쟁을 하지 않기로 합의하면, 자가증식 체제를 통합시켰거나, 체제 내부의 경쟁을 완화시켰던 “즉각적인” 외부위협이 사라질 것이다. 자가증식 체제들은 장기적 결과와는 상관없이 경쟁한다는 전제 <text:span text:style-name="T4">2에 따르면, 해당 세계적 자가증식 체제 내부의 강력한 하위 자가증식 체제들 사이의 파괴적인 경쟁이 시작될 것이다. </text:span></text:p>
      <text:p text:style-name="P62"/>
      <text:p text:style-name="P85"/>
      <text:p text:style-name="P62">벤자민 프랭클린은 “세상의 사건들, 전쟁과 혁명들은 집단에 의해 수행된다.”고 지적했다. 프랭클린에 따르면, 각각의 “집단”들은 각자의 이익을 추구한다. 하지만 “일단 집단이 충분한 이익을 얻고나면”, 따라서, 더 이상 외부로부터 위협당하지 않을 때, “각각의 구성원들은 서로를 방해하며 자신의 이익을 추구하기 시작하고, 집단은 분열되고, 혼돈이 찾아온다.”</text:p>
      <text:p text:style-name="P67"/>
      <text:p text:style-name="P62">역사는 거대한 인간 집단들은 당면한 외부의 위협이 없을 때 작은 집단들로 분열하며, 장기적 결과에는 신경쓰지 않고 경쟁하는 강한 경향이 있음을 보여준다. 우리가 여기서 주장하는 바는, 이런 경향이 인간 집단 뿐만 아니라, 자연선택의 영향 하에 있는 자가증식 체제에도 있다는 것이다. <text:s/>따라서, 이 경향은 인간의 성격적 결함과는 <text:soft-page-break/>무관하며, 설령 소위 인간의 결점들이 “치료”되거나, <text:span text:style-name="T8">(기술성애자들이 원하는대로)</text:span>인간이 지적인 기계들로 대체되어도 이 경향은 계속될 것이다.</text:p>
      <text:p text:style-name="P67"/>
      <text:p text:style-name="P62"/>
      <text:p text:style-name="P62">세번째, 그럼에도 불구하고, 그들의 상위체제에 가해지는 외부의 위협 없이도 강력한 하위 자가증식 체제들이 파괴적인 경쟁을 하지 않는다고 가정해보자. 그래도 여전히 위에서 묘사된 “세계 평화”는 다른 이유로 인해 불안정할 것이다.</text:p>
      <text:p text:style-name="P67"/>
      <text:p text:style-name="P63">전제 <text:span text:style-name="T5">1에 의해, <text:s/>“평화적인” 세계-체제의 내부에서, 자연선택에 따라, 지배적인 세계적 자가증식 체제들의 감시를 피할 수 있는 교묘하고 정교한 수단, 또는 들켰을 때 억압을 피할 수단을 갖고 있는 새로운 자가증식 체제가 등장할 것이다. 애초에 자가증식 체제들의 등장을 가능케 했던 진화의 과정과 똑같은 과정을 통해, <text:s/>새로운 자가증식 체제들은 점점 더 강해지다가, 결국에는 기존의 세계적 자가증식 체제들에게 도전할 정도로 강력한 체제가 등장할 것이다. 이로 인해 전세계적으로 파괴적인 경쟁이 지속될 것이다.</text:span></text:p>
      <text:p text:style-name="P63"/>
      <text:p text:style-name="P79">설명을 명확하게 하기 위해, 우리는 이 과정을 단순하게 묘사했다. 마치 애초에 세계-체제가 비교적 위험한 경쟁으로부터 자유롭게 형성되고, 그 다음에야 새롭게 등장한 자가증식 체제들에 의해 제거될 것 처럼 말이다. 하지만 실제로는 현존하는 세계적 자가증식 체제들과 함께 새로운 자가증식 체제들이 등장할 것이고, 앞서 가정한 “세계 평화”를 막을 것이다. 사실, 우리는 이미 이 현상을 직접 보고있다. 가장 분명한 사례는, 법률과 질서에 도전하고 있는 어떠한 이상적 동기도 없는 범죄조직들 뿐만 아니라 테러리스트 네트워크, 해커 단체 <text:s/>같은 <text:span text:style-name="T6">(비교적)</text:span>새로운 자가증식 체제들이다. 마약 카르텔들은 멕시코의 정상적인 정치를 불가능하게 만들었다. <text:span text:style-name="T132">2001년 9월 11일 미국을 공격한 테러리스트들 역시 그러했다. 이라크 같은 나라에서 테러리스트들은 더욱 극적으로 활동하고 있다. 심지어 무법적 자가증식 체제들은 <text:s/></text:span>케냐의 마약 카르텔들 처럼 주요 국가들을 장악할 잠재력을 갖고 있다. 정치적 “기계”들은 반드시 범죄조직으로 분류되지는 않는다. 하지만 그들은 보통 어느정도의 불법활동에 치우치는 경향이 있다. 그들은 정부의 “합법”적 구조에 도전하거나, 심지어 장악하기까지 한다.</text:p>
      <text:p text:style-name="P86"/>
      <text:p text:style-name="P64"><text:span text:style-name="T26">현재와 가까운 미래에는, 완전히 합법적인 수단, 또는 그들의 목적을 위해 최소한의 불법적 수단을 사용하고, “민주주의”, “사회정의”, “번영”, “도덕”, 또는 종교적 원칙과 같은 나름대로 정의로운 이유를 들며 자신의 수단을 정당화하는 더욱 중요한 자가증식 체제들이 등장할 것이다. 이스라엘에서는 </text:span><text:span text:style-name="T27">(전적으로 합법적인)초</text:span><text:span text:style-name="T26">강경 근본주의 </text:span><text:soft-page-break/><text:span text:style-name="T26">종파가 놀라울 정도로 강해졌고, 지금까지 세속적이었던 국가의 가치와 목표를 전복하려는 심각한 위협을 가하고 있다.</text:span><text:span text:style-name="T27"> </text:span><text:span text:style-name="T26">오늘날 우리가 알고 있는 대기업들은 상대적으로 최근에 </text:span><text:span text:style-name="T27">(그리고 완벽하게 합법적으로)</text:span><text:span text:style-name="T26">등장했다. 그들은 고작 </text:span><text:span text:style-name="T27">19세기 후반부에 등장했다. </text:span>지금도 새로운 기업들이 형성되고 있다. 일부는 낡은 기업들에게 도전할 정도로 강해진다. 지난 수십 년 간 많은 기업들이 국제화되었고, 그들의 힘은 국가권력과 맞먹기 시작했다.</text:p>
      <text:p text:style-name="P63"/>
      <text:p text:style-name="P80"><text:span text:style-name="T26">정부가 자신의 목표를 위해 만든 종속체제가 자신의 이익을 추구하는 자가증식 체제로 변하고, 심지어 정부를 지배할 수도 있다. 관료들은 보통 그들의 공적 책임을 완수하는 것보다는 그들의 권력과 안정을 유지하는데에 더 관심이 많기 때문이다. “모든 관료제는 자신을 보전하고, 기생하려는 경향을 갖게된다. 또한 관료제는 자신의 권력, 자율성을 추구하는 경향을 갖게된다. 이로 인해 정부는 관료에 대한 통제를 잃게된다.” 소비에트 연방에서, 관료제는 지배 권력이 되었다. 군부는 많은 경우에 상당한 정도의 자율성을 부여받고, 정부를 대체하고 나라의 지배적 정치권력이 된다. 요즘에는 노골적인 군사 쿠데타가 과거에 비해서 인기가 없는 것 같다. 정치적으로 세련된 장군들은 민간정부를 꼭두각시로 내세우고 배후에서 권력을 행사하는 것을 선호한다. </text:span>장군들은 공공연하게 개입해야할 필요가 있을 때, “민주주의”나 비슷한 이상을 위하고 있노라고 주장한다. 오늘날 파키스탄과 이집트에서 이런 형태의 군사 지배를 볼 수 있다.</text:p>
      <text:p text:style-name="P68"/>
      <text:p text:style-name="P65">지난 수십 년간 미국에서 등장한 두 개의 완전히 합법적인 자가증식 체제는 정치적으로 올바른 좌파와 교조적인 우파이다.<text:span text:style-name="T7">(과거의 미국에 존재했던 자유주의, 보수주의와 헷갈려선 안된다.) 이 책은 두 집단의 투쟁 결과에 대해 논하는 자리가 아니다. 장기적으로 알 카에다의 모든 폭탄들과 멕시코 마약 카르텔들의 모든 살인들의 총합보다, 이들의 치열한 투쟁이 평화로운 세계질서 건설을 더욱 극심하게 방해할 것이라고 언급하는 정도로 충분하다.</text:span></text:p>
      <text:p text:style-name="P69"/>
      <text:p text:style-name="P9"><text:span text:style-name="T179">냉혹한 현실을 직면하기 </text:span><text:span text:style-name="T181">힘들어하는</text:span><text:span text:style-name="T179"> 사람들은 앞에서 설명한 파괴적 경쟁으로 이어지는 과정을 막도록 세계-체제를 설계하고 건설하는 것이 가능하길 원할 것이다. 하지만 </text:span><text:span text:style-name="T182">1장에서 우리는 왜 그런 계획이 결코 현실에서 시행될 수 없는지 설명했다. </text:span><text:span text:style-name="T179">예상되는 반론은, 포유류</text:span><text:span text:style-name="T183">(또는 다른 복잡한 생명체)가 소위 세포라는 수백만개의 자가증식 체제들로 이루어진 자가증식 체제임에도 불구하고, (암이 발생하지 않는 한) 동물의 신체 내부에서 세포 또는 세포집단 간의 파괴적인 경쟁은 없지 않냐는 것이다. 경쟁 대신, 모든 세포들은 전체의 일부로써 동물의 이익을 위해 충실하게 복무한다. 또한, 외부의 </text:span><text:soft-page-break/><text:span text:style-name="T183">위협 없이도 동물의 세포들은 그들의 의무에 충실하다. 세계-체제를 포유류의 신체처럼 설계해서, 자가증식 체제들 간의 파괴적 경쟁을 막지 못할 이유가 없다는 것이다.</text:span></text:p>
      <text:p text:style-name="P72"/>
      <text:p text:style-name="P81">그러나 포유류의 신체는, 수천만년의 자연선택을 통한 진화의 산물이다. 이는 수천만년 간 시행착오를 겪으며 만들어졌음을 의미한다. 세대 교체 기간을 Δ라고 가정한다면, <text:s/>첫 세대 중 Δ시간 동안 두번째 세대를 생산해낸 개체들만이 시험을 통과한 것이다. 세번째 세대까지 살아남은 혈통들은 오직 <text:span text:style-name="T22">2</text:span>Δ 시간의 시험을 통과한 혈통들 뿐이다. 네번째 세대까지 살아남은 혈통들은 오직 <text:s/><text:span text:style-name="T23">3</text:span>Δ 시간의 시험을 통과한 혈통들 뿐이다. 이렇게 계속 이어진다. <text:span text:style-name="T24">n번째 세대까지 살아남은 혈통들은, 더 짧은 시간을 통과한 다른 것들과 마찬가지로, 오직 (n-1)</text:span>Δ 시간의 시험을 통과한 혈통들 뿐이다. 앞선 설명은 무리하게 간략화되었지만, 지금까지 살아남기 위에선, 유기체의 혈통이 수천만년간 짧은, 중간의, 긴 모든 범위의 시험들을 통과해야한다는 사실을 보여준다. <text:span text:style-name="T25">다시 말하자면, 유기체의 혈통은 일련의 수백만개의 필터들을 통과해야 한다. 다양한 길이의 각각의 필터에서 (다윈주의적 의미에서) 가장 “적합”한 혈통만이 통과할 수 있다. </text:span>이러한 과정만을 통해 동물의 혈통을 짧은 기간, 중간 기간, 긴 기간 생존하도록 만든 믿을 수 없을 정도로 복잡하고 정교한 역학을 지닌 포유류의 신체가 진화될 수 있었다. 이 역학에는 동물의 신체 내부에서 세포 또는 세포 집단 간의 파괴적 경쟁을 막는 역학도 포함된다.</text:p>
      <text:p text:style-name="P70"/>
      <text:p text:style-name="P82">또한 생물학적 유기체의 세대마다 많은 개체수가 있어야 한다는 점이 중요하다. <text:s/>멸종 직전까지 간 종들은 개체 수가 몇천 정도로 줄었던 적이 있을 수도 있다. 하지만 모든 포유류들은, 다세포 유기체가 등장한 시점부터 지금까지의 모든 진화 역사를 통틀어 각 세대는 언제나 “적합”한 수백만의 개체수를 갖고 있었다.</text:p>
      <text:p text:style-name="P87"/>
      <text:p text:style-name="P83"><text:span text:style-name="T184">하지만 일단 자가증식 체제들이 세계적 규모에 도달하면, 두 가지 중요한 차이점이 발생한다. 첫번째 차이점은 “적합”한 개체 수의 차이다. </text:span><text:span text:style-name="T179"><text:s/>세계를 지배할 만큼 충분히 거대하고 강력한 자가증식 체제들은 수십 개 혹은 수백 개에 불과하다. 분명, 백만에 이르지는 못할 것이다. </text:span><text:span text:style-name="T38">“적합”한 개체 수가 지나치게 부족함으로 인해, 지배적인 세계적 자가증식 체제들 간의 자연선택 과정은 비효율적일 것이다. 생물학적 유기체의 경우, 개체 수가 상대적으로 적은 대형 종들은, 개체 수가 많은 소형 종들에 비해 멸종에 더욱 취약하다는 점 역시 고려해야할 것이다. 비록 생물학적 유기체들과 인간의 자가증식 체제들 간의 비유는 완벽과는 거리가 멀지만, 몇개의 지배적인 세계적 자가증식 체제들로 이루어진 세계-체제의 장래는 어두워 보인다.</text:span><text:span text:style-name="T39"> 두번째 차이점은 전세계적 고속 이동통신 기술의 부재이다. 소규모 자가증식 체제의 붕괴 또는 파괴적 행동은 오직 지역적 영향만 주었다. 그러한 자가증식 체제의 제한된 활동 영역을 벗어나면, 다른 자가증식 체제들의 </text:span><text:soft-page-break/><text:span text:style-name="T39">자연선택을 통한 진화는 계속된다. </text:span><text:span text:style-name="T36">하지만 전세계적 고속 이동통신 기술로 인해 세계적 자가증식 체제들이 등장했고, 그러한 체제들 중 하나의 붕괴 또는 파괴적 행동은 세계-체제 전체를 뒤흔들 수 있다. 결과적으로, 자연선택을 통한 진화의 시행착오 과정에서, 상대적으로 적은 횟수의 “시도”가 “오류”를 낳을 가능성이 높고, 세계-체제는 붕괴하거나 심각하게 망가져서 세계의 모든 대규모 복잡 자가증식 체제들은 살아남을 수 없을 것이다. </text:span><text:span text:style-name="T9">따라서, 그러한 자가증식 체제들에게 있어서 시행착오 과정을 통과하는 것은 불가능하다. 세계적 자가증식 체제들이 내부의 복잡 생물학적 유기체들 간의 파괴적 경쟁을 막는 정교하고 복잡한 역학을 갖출 수 있게 해줄 충분히 긴 자연선택은 불가능하다.</text:span></text:p>
      <text:p text:style-name="P92"><text:s/></text:p>
      <text:p text:style-name="P93">한편, 세계적 자가증식 체제들 간의 격렬한 경쟁은 지구의 기후, 대기구성, 해양 성분에 극단적이고 급격한 변화를 가져올 것이고, 생물권에 대단히 파괴적인 영향을 줄 것이다.</text:p>
      <text:p text:style-name="P90"/>
      <text:p text:style-name="P84"><text:span text:style-name="T36">이 장의 </text:span><text:span text:style-name="T41">Part IV에서 우리는 이 사안에 대해 더욱 자세히 알아볼 것이다. </text:span><text:span text:style-name="T36">우리는 기술적 세계-체제의 발전이 그것의 논리적 귀결점에 도달할 때까지 내버려둘 경우, 지구는 세균, 해조류 같은 극단적 환경에서도 생존할 수 있는 몇몇 단순 유기체를 제외하고 어떠한 생명체도 남아있지 않은 죽음의 행성이 될 것이라고 주장할 것이다.</text:span></text:p>
      <text:p text:style-name="P88"/>
      <text:p text:style-name="P71">************************************************************************************************************</text:p>
      <text:p text:style-name="P10"><text:span text:style-name="T36">우리가 여기서 제시한 이론은 소위 말하는 페르미 역설</text:span><text:span text:style-name="T42">(Fermi Paradox)에 그럴듯한 설명을 줄 수 있다. </text:span><text:span text:style-name="T36">기술적으로 진보한 문명이 등장한 무수히 많은 행성들이 있고, 지금쯤이면 우리로부터 멀지 않은 문명의 전파 신호를 찾아냈어야 했다는 것이다. </text:span><text:span text:style-name="T9">페르미 역설은 우리의 천문학자들이 외계의 지적생명체로부터 온 듯한 어떠한 전파 신호도 찾을 수 없었다는 사실에 기인한다.</text:span></text:p>
      <text:p text:style-name="P91"/>
      <text:p text:style-name="P89">레이 커즈와일에 따르면, 페르미 역설에 대한 흔한 설명 중 하나는 “문명은 일단 전파 기술에 도달하면 스스로를 제거할 것이다”이다. 커즈와일은 다음과 같이 말한다: “문명이 몇개 없다면 이 설명이 괜찮을 수도 있다. 하지만 문명이 무수히 많다면, 모두가 스스로를 파괴했으리라고 믿기는 힘들다.” 문명의 자기 파괴가 우연에 의한 것이라면 커즈와일이 옳을 것이다. 하지만 기술적으로 진보한 문명들을 지속적으로 자기 파괴로 유도하는 공통된 과정이 있다면, 페르미 역설에 관한 위의 설명은 타당하지 못할 것이 없다. 여기서 우리는 그러한 과정이 존재한다고 주장한다.</text:p>
      <text:p text:style-name="P158"/>
      <text:p text:style-name="P105"><text:soft-page-break/><text:span text:style-name="T43">III. </text:span><text:span text:style-name="T36">자가증식 체제에 관한 우리의 논의는 우리 주변에서 볼 수 있는 구체적인 것들을 일반적이고 추상적인 용어로 설명한 것이다. 조직, 운동, 이념은 끊임없는 권력 투쟁에 묶</text:span><text:span text:style-name="T44">여있다</text:span><text:span text:style-name="T36">. 성공적인 경쟁에 실패한 개체들은 제거되거나 예속된다. 투쟁은 거의 언제나 단기적인 권력을 추구한다. 경쟁자들은 인류의 안녕 또는 생태계의 안녕은 물론이고, 그들 스스로의 장기적 생존조차 거의 고려하지 않는다. 그래서 핵무기는 철폐되지 않았고, 이산화탄소 배출량은 안전 수준으로 줄어들지 않았고, 지구의 자원들은 무자비하게 착취당하고 있고, 강력하지만 위험한 기술 개발에 대한 규제가 이루어지지 않는 것이다.</text:span></text:p>
      <text:p text:style-name="P158"/>
      <text:p text:style-name="P129"><text:span text:style-name="T35">우리가 여기서 이 과정을 일반적이고 추상적인 용어로 설명한 이유는, 우리 세상에서 벌어지는 일들이 우연이 아니라는 것을 보여주기 위한 것이다. 이것은 역사적 환경에 의해 발생한 우연 또는 인간의 특정한 성격적 결함에 의한 것이 아니다. 자가증식 체제들의 일반적인 속성을 봤을 때, 오늘날 우리가 보고 있는 파괴적인 과정은, 현대 기술의 압도적인 힘과 세상의 어느 지점이든 연결하는 고속 이동</text:span><text:span text:style-name="T112">통</text:span><text:span text:style-name="T35">신 수단이라는 두 개의 요소의 결합으로 인해 발생한 불가피한 현상이다. </text:span></text:p>
      <text:p text:style-name="P119"/>
      <text:p text:style-name="P119">이에 대한 인식을 통해 우리의 현재 문제들을 해결하려는 순진한 시도에 시간을 낭비하는 것을 피할 수 있을 것이다. 예를 들어, 사람들에게 에너지와 자원을 절약하라고 가르치려는 시도이다. 이러한 시도로는 아무것도 이룰 수 없다.</text:p>
      <text:p text:style-name="P160"/>
      <text:p text:style-name="P130">에너지 절약 옹호자들이 무슨 일이 벌어지고 있는지 눈치채지 못했다는 것은 놀랍다. 일단 절약을 통해 에너지를 남기면, 기술적 세계-체제는 이 에너지를 게걸스럽게 먹어치우고는 더 달라고 요구한다. 얼마나 많은 에너지를 주던 간에, 체제는 모든 가용 에너지를 자신을 확장하는데 쓰고서는, 더 달라고 요구한다. 자원에 대해서도 마찬가지다. 기술적 세계-체제는 자원 부족으로 인한 한계에 직면할 때까지 자신을 확장하고서, 결과에는 아랑곳하지 않고 한계를 밀어붙인다.</text:p>
      <text:p text:style-name="P159"/>
      <text:p text:style-name="P118"><text:span text:style-name="T35">이는 자가증식 체제 이론으로 설명된다: 환경에는 일말의 존중도 하지 않고 지금 당장의 권력을 추구하는 조직들</text:span><text:span text:style-name="T113">(또는 자가증식 체제들)은, 우리 환경에 지금으로부터 50년 후, 혹은 심지어 10년 후에 끼칠 영향을 고려해 권력 추구를 자제하는 조직들보다 더 많은 권력을 얻게된다. </text:span><text:span text:style-name="T114">(전제 2.) 따라서, 자연선택의 과정을 통해, 세상은 장기적 결과에는 아랑곳하지 않고 자신의 권력을 강화하기 위해 모든 가용 자원을 가능한 최대로 사용하는 조직들에 의해 지배받게 된다.</text:span></text:p>
      <text:p text:style-name="P161"/>
      <text:p text:style-name="P131"><text:span text:style-name="T36">공상적 환경주의자들은 대중으로 하여금 환경 문제를 심각하게 고려하도록 설득한다면, 환경을 파괴하는 조직들이 자연선택에서 불이익을 얻게되리라고 반론할지도 모른다. 시민들이 무자비한 환경 파괴 조직들을 상대로 저항할 것이기 때문이다. 예를 들어, </text:span><text:soft-page-break/><text:span text:style-name="T36">사람들은 환경파괴적 기업들이 생산한 물건을 거부할 수도 있다. 하지만, 인간의 행동과 태도는 조작될 수 있다. 환경 파괴는 대중적 관점에서 어느 정도 정당화될 수 있다. 홍보 회사의 도움을 통해, 기업은 자신이 환경을 책임감 있게 다룬다고 사람들을 설득할 수 있다. 광고와 마케팅 기법은 기업의 상품을 구매하도록 사람들을 유혹할 수 있고, 오직 소수의 개인들만이 환경 문제를 들어 구매를 거부할 것이다. 컴퓨터 게임, </text:span><text:span text:style-name="T45">SNS를 비롯한 도피 수단들은 사람들로 하여금 탐욕적 쾌감을 좇게 만들어 환경 문제에 대한 걱정을 잊게끔 해준다. </text:span><text:span text:style-name="T36">더 중요한 것은, 사람들은 기업들이 제공하는 상품과 서비스에 전적으로 의존하도록 강요당한다는 것이다. 사람들은 그들이 의존하는 상품과 서비스를 구매할 돈을 벌어야하고, 돈을 벌기 위해선 직업이 필요하다. 직업을 창출하기 위해서는 경제성장이 필요하다. 따라서 사람들은 환경파괴를 경제성장을 위해 지불해야할 비용으로써 받아들인다. 기업과 정부는 국가주의 역시 이용한다. 시민들은 외부의 위협을 두려워하게끔 만들어진다. </text:span><text:span text:style-name="T35">“</text:span><text:span text:style-name="T36">경제성장률을 높이지 않으면 중국인들이 우리를 추월할거에요. 기술과 무기를 발전시키지 않으면 알 카에다가 우리를 날려버릴거에요.”</text:span></text:p>
      <text:p text:style-name="P162"/>
      <text:p text:style-name="P101">대중에게 환경문제를 상기시키려는 환경주의자들의 노력을 조직들은 위의 수단들을 동원해 대응한다. 조직들의 권력 추구에 저항하는 다른 형태의 저항들 역시 비슷한 수단으로 약화시킬 수 있다.</text:p>
      <text:p text:style-name="P163"/>
      <text:p text:style-name="P102">자신의 권력 추구 행위에 반대하는 대중의 저항을 성공적으로 약화시키는 조직들이, 대중의 저항을 성공적으로 약화시키지 못하는 조직들 보다 더 강한 권력을 얻게되는 경향이 있다. 따라서, 자연선택 과정을 통해, 환경이 얼마나 파괴되던 아랑곳하지 않는 자신의 권력 추구 활동에 <text:s/>대한 대중의 저항을 점점 더 정교하고 효과적으로 약화시킬 수단을 갖준 조직들이 등장하기 시작한다. 그러한 조직들은 엄청난 부를 갖고 있기에, 환경주의자들은 프로파간다 전쟁에서 그들을 상대할만한 자원이 없다.</text:p>
      <text:p text:style-name="P102"/>
      <text:p text:style-name="P120">이것이 바로 사람들에게 환경적 책임감을 갖도록 가르치려는 시도가 환경파괴를 늦추는데 별다른 영향을 주지 못한 이유이다. 그리고 다시 한번 말하지만, 우리가 여기서 설명한 과정은 특정 상황에 의한 우연 또는 인간의 결함으로 인한 것이 아니다. 첨단 기술의 존재로 인해, 자가증식 체제에 작용하는 자연선택은 불가피하게 이 과정을 동반하게 된다.</text:p>
      <text:p text:style-name="P122"/>
      <text:p text:style-name="P106"><text:span text:style-name="T46">IV. </text:span><text:span text:style-name="T47">지구 생물의 역사를 알고, 기술 체제가 우리 행성에 하는 짓을 목격한 사람들은 “6차 대멸종”이 현재 진행 중이라고 생각한다. </text:span><text:span text:style-name="T36">그들은 지금의 멸종이 공룡을 멸종시켰던 백악기 멸종과 유사할 것이라고 생각하는 것이 분명하다. 그들은 다수의 복잡 유기체들이 생존하고, 공룡이 포유류로 대체되었듯이 멸종한 종들은 다른 복잡 유기체로 대체될 것이라고 추정한다. 여기서 우리는 이 순진한 추정이 비합리적이라고 주장한다. 지금 시작한 멸종은 이 행성에 있었던 이전의 대멸종들과는 근본적으로 다른 것이기 때문이다.</text:span></text:p>
      <text:p text:style-name="P123"/>
      <text:p text:style-name="P135"><text:soft-page-break/><text:span text:style-name="T36">알려진 바에 의하면, 과거의 대멸종들은 하나의 파괴적 요소, 또는 </text:span><text:span text:style-name="T48">2~3개의 파괴적 요소의 등장으로 인해 발생한 것이었다. </text:span><text:span text:style-name="T36">따라서, 소행성 충돌로 인해 발생한 거대 먼지 구름이 공룡들을 절멸시켰다고 널리 믿어진다. 거대 먼지 구름은 햇빛을 가렸고, 지구는 차가워졌고, 광합성을 방해했다. 추정에 따르면, 포유류는 공룡보다 이러한 환경에서 더 잘 살아남을 수 있었다. 몇몇 공룡들은 소행성 충돌 이후로도 백만년 가량 생존했으며, 따라서 소행성 그 자체로는 백악기를 끝장낸 멸종을 충분히 설명할 수 없다고 주장하는 고생물학자들이 있다. 살아남았던 공룡들은 다른 요인으로 인해 사라진 것이 분명하다. 아마도 오랜기간의 비정상적인 화산 활동이 대기를 어둡게 만들었을 것이다. 어찌됐던간에, 어느 누구도 공룡의 멸종 또는 이전의 다른 대멸종들에 연관된 요소들</text:span><text:span text:style-name="T49">(모두 단순하고 눈먼 힘이었다)</text:span><text:span text:style-name="T36">이 많지 않다는 점을 부정하지 않는다.</text:span></text:p>
      <text:p text:style-name="P136">===================================================</text:p>
      <text:p text:style-name="P96"><text:span text:style-name="T36">이전의 사건들과는 다르게, 지금 진행 중인 멸종은 단 하나의 눈먼 힘 또는 </text:span><text:span text:style-name="T50">2~3개 또는 10개의 눈먼 힘들로 인해 발생하는 것이 아니다. </text:span><text:span text:style-name="T36">대신에, 이것은 다수의 지적이고, 살아있는 힘들에 의해 발생하는 일이다. 이 힘들은 장기적 결과에는 아랑곳 하지 않고 거리낌 없이 자신의 단기적 이익을 쫓는 인간 조직들, 자가증식 체제들이다. 이 과정에서 그들은 끝없는 권력에의 욕망에 따라 모든 땅을 뒤집고, 모든 가능성을 시험하고, 모든 지역을 탐험한다.</text:span></text:p>
      <text:p text:style-name="P164"/>
      <text:p text:style-name="P103">==========================================</text:p>
      <text:p text:style-name="P137"><text:span text:style-name="T36">이것은 생물학적 현상과 비교할 수 있다: <text:s/>진화를 통해 유기체들은 모든 기회를 이용하고, 모든 자원을 사용하고, 생명이 가능한 모든 곳을 침투하는 수단들을 발명한다. 과학자들은 어떠한 생명체도 살 수 없으리라고 여겨졌던 지역에 생명체들이 살거나, 심지어 번성하는 모습을 발견하고서 놀라고는 했다. 햇빛이 닿지 않고, 수면으로부터 가라앉는 영양소들이 불충분한 심해의 열수 배출구 근처에서 번성하는 박테리아, 벌레, 연체동물, 갑각류들이 있다. 이 생명체들 중 일부는 실제로 황화수소를 에너지원으로 사용한다. 대부분의 유기체에게 황화수소는 맹독이다. 어떤 곳에는 어떠한 영양소도 없는 수백 피트 아래 해저에 사는 박테리아들이 있다. 어떤 박테리아들은 오직 “맨 바위와 물”에만 의존해 해저 </text:span><text:span text:style-name="T51">1.7마일에서 살아간다. </text:span><text:span text:style-name="T36">모두가 기생충이라고 불리는 유기체들이 있음을 안다. 기생충은 다른 유기체를 보금자리 삼는다. 하지만 많은 사람들이 다른 기생충 안에서 살아가는 기생충이 있음을 알게되었을 때 놀라워한다. 사실, 기생충의 기생충의 기생충에 기생하는 기생충도 있다.</text:span></text:p>
      <text:p text:style-name="P165"/>
      <text:p text:style-name="P138">==========================</text:p>
      <text:p text:style-name="P166"><text:span text:style-name="T36"><text:tab/></text:span><text:span text:style-name="T52"><text:tab/></text:span><text:span text:style-name="T36">과학자들이 벼룩을 관찰했네.</text:span></text:p>
      <text:p text:style-name="P166"><text:span text:style-name="T35"><text:tab/><text:tab/></text:span><text:span text:style-name="T36">벼룩의 피를 빨아먹는 작은 벼룩이 붙어있네.</text:span></text:p>
      <text:p text:style-name="P166"><text:span text:style-name="T35"><text:tab/><text:tab/></text:span><text:span text:style-name="T36">그 벼룩에도 여전히 벼룩이 붙어있네.</text:span></text:p>
      <text:p text:style-name="P167"><text:soft-page-break/><text:tab/><text:tab/>그렇게 무한히 계속되네.</text:p>
      <text:p text:style-name="P168"><text:span text:style-name="T36"><text:tab/></text:span><text:span text:style-name="T53">==========================</text:span></text:p>
      <text:p text:style-name="P168"><text:span text:style-name="T53"><text:tab/></text:span><text:span text:style-name="T36">두말할 것 없이, 생명이 살 수 있는 환경에는 제한이 있다. 예를 들어, <text:s/>100° C 이상의 온도에서 평범한 단백질이 안정적으로 작동할 수 있는 일반적인 </text:span><text:span text:style-name="T54">기제가 존재하는지에 대한 질문이 있어왔다. </text:span><text:span text:style-name="T36">그럼에도 불구하고, 어떤 유기체들은 113° C의 높은 온도에서도 산다. 하지만 이보다 높은 온도에서 생존하고 번식하는 경우는 발견되지 않았다.</text:span></text:p>
      <text:p text:style-name="P139">========================</text:p>
      <text:p text:style-name="P169">생물학적 유기체처럼, 세계의 주요 인간 자가증식 체제들 역시 끝없는 권력 추구를 위해 모든 자원을 사용하고, 쓸모있는 것을 찾아 모든 지역을 구석구석 침투한다. <text:s/>그리고 기술이 발전할 수록, 이전에는 쓸모없어 보였던 것이 쓸모있는 것으로 밝혀진다. 따라서 점점 더 많은 자원이 채굴되고, 점점 더 많은 지역이 침투되고, 점점 더 파괴적인 결과가 따라온다. 예를들어:</text:p>
      <text:p text:style-name="P170">=================================</text:p>
      <text:p text:style-name="P107"><text:span text:style-name="T36">인간이 우연히 발견한 철광석, 금, 구리 외에는 금속을 사용하지 않았을 때, 유일한 광업 활동은 도구를 만드는데 필요한 부싯돌이나 흑요석을 바위에서 떼어내는 것이었다. 하지만 일단 사람들이 금속을 대규모로 사용하는 방법을 알게되면서, 광업의 파괴적 효과는 명백해졌다. </text:span><text:span text:style-name="T55">16세기 즈음엔, 광업으로 인해 시냇물과 강이 오염되고, 시골 지역이 파괴되었다는 것이 분명해졌다. </text:span><text:span text:style-name="T36">하지만 그 당시의 광업은 상대적으로 고품질 광석이 있는 몇몇 지역에만 영향을 주었다. 그리고 다른 지역에 살던 사람들은 아마 금속 채굴로 인한 피해에 대해 한번도 생각하지 않았을 것이다. 하지만, 최근에 들어와서, 값비싼 광물을 찾아내는 더 정교한 수단들이 발명되었을 뿐만 아니라, 예전엔 채산성이 낮아 방치되었던 저품질 광석들을 사용하는 방법이 발견되기 시작했다. 이러한 발전으로 인해, 채굴 행위는 지속적으로 새로운 지역에 침투하고 있으며, 이로 인해 심각한 환경 피해가 발생하고 있다. 다수의 낡은 광산들에서 흘러나오는 물들은 너무나 심각하게 오염된 나머지, 독성 금속을 제거하기 위한 처치를 “영원히” 받아야만 한다고 한다. 물론, 광산들은 영원히 처치받지 않을 것이다. 그리고 처치가 중단되었을 때, 강들은 회복불가능할 정도로 오염될 것이다.</text:span></text:p>
      <text:p text:style-name="P124">=================================================</text:p>
      <text:p text:style-name="P108"><text:span text:style-name="T36">수십 년 전에는 쓸모없는 것으로 여겨졌던 원소들의 새로운 용도가 발견되면서, 채굴 활동은 여전히 다른 지역들에 침투해 들어가고 있다. 대부분의 “희토류”들은 </text:span><text:span text:style-name="T56">20세기 중반 이전에는 제한된 유용성만을 갖고 있었다. 하지만 현재에는 많은 목적에 필수적인 것으로 여겨지고 있다.56 </text:span><text:span text:style-name="T36">예를 들어, 풍력 발전기에 필요한 가벼운 영구 자석을 만드는 데에는 많은 양의 네오디뮴이 필요하다. 불행하게도, 대부분의 희토류는 방사성 원소를 </text:span><text:soft-page-break/><text:span text:style-name="T36">포함하고 있다. 따라서 희토류 금속 채굴은 방사능 폐기물을 만든다. 그 외에도 희토류 채굴은 일반적인 채굴과 유사한 환경 문제들을 낳는다.</text:span></text:p>
      <text:p text:style-name="P171">================</text:p>
      <text:p text:style-name="P94"><text:span text:style-name="T36">양적으로 봤을 때, 적어도, 우라늄은 원자 폭탄과 원자력 발전소의 발명 이전에는 별로 쓸모가 없었다. 지금은 대규모로 채굴되고 있다. 상대적으로 적은 양의 비소는 의약품, 쥐 잡는 독약, 물감을 생산하는데에 충분했다. 하지만 오늘날에 비소는 납 합금과 목재 보존용으로 대규모로 사용되고 있다. 비산제</text:span><text:span text:style-name="T57">2구리로 처리된 울타리는 미국 서부에서 대단히 널리 사용되고 있으며, 수백만개가 있을 것이 분명하다. </text:span><text:span text:style-name="T36">이 울타리들은 처리되지 않은 것보다 훨씬 오래가지만, 언젠가는 망가진다. 이 울타리들은 결국 해체될 것이다. 그리고 이것이 해체될 때, 품고 있던 비소가 환경에 퍼져나갈 것이다. 수은, 납, 카드뮴과 같은 유해한 발암물질들에 대한 광범위한 채굴과 사용은 이를 사방에 퍼뜨릴 것이다. 이런 물질에 대한 정화 노력은 문제의 규모에 비해 너무나도 보잘 것 없어 농담</text:span><text:span text:style-name="T58">에 불과하다.</text:span></text:p>
      <text:p text:style-name="P172"/>
      <text:p text:style-name="P173">==========</text:p>
      <text:p text:style-name="P109"><text:span text:style-name="T36">다른 자원의 추출과 정제 역시 유사한 궤적을 따라가고 있다. 지하에서 추출할 수 있는 물질인 석유는 원래 거의 쓸모가 없었다. 하지만 </text:span><text:span text:style-name="T58">19세기에 석유으로부터 케로신을 추출할 수 있다는 사실이 밝혀졌고, 등불을 밝히는데 케로신이 고래기름보다 뛰어났다. </text:span><text:span text:style-name="T36">이 발견으로 인해 </text:span><text:span text:style-name="T58">1859년 펜실베니아에서 최초의 “</text:span><text:span text:style-name="T59">유정</text:span><text:bookmark text:name="firstHeading"/><text:span text:style-name="T59">(油井)</text:span><text:span text:style-name="T58">”</text:span><text:span text:style-name="T60">이</text:span><text:span text:style-name="T58"> 건설되었고, 다른 지역에서도 건설되기 시작했다. </text:span><text:span text:style-name="T36">당시 석유 산업은 주로 케로신에 의지하고 있었다. 천연가스와 가솔린 같은 다른 석유 제품에 대한 수요는 거의 없었다. 하지만 이후 천연가스는 난방, 요리, 조명에 쓰이기 시작했다. </text:span><text:span text:style-name="T61">20세기 초반에 가솔린 자동차가 등장하면서 석유 산업은 산업 세계 경제의 핵심 지위를 얻게 되었다. </text:span><text:span text:style-name="T36">그때부터, 석유의 새로운 사용처는 계속해서 발견되기 시작했다. 추가로, 탄화수소를 처리법이 발명되면서, 예전엔 쓸모없었던 석유 증류액이 유용한 상품으로 변했다. 그리고 예전에는 </text:span><text:span text:style-name="T62">(높은 유황 비율 같은) 바람직하지 못한 특성 때문에 채굴 가치가 없었던 석유 매장지들이 지금은 중요해졌다.61</text:span></text:p>
      <text:p text:style-name="P127"> </text:p>
      <text:p text:style-name="P174">=====================================</text:p>
      <text:p text:style-name="P140"><text:span text:style-name="T36">석유 회사들은 계속해서 더욱 정교한 석유 매장지 탐색 수단을 만들어가고 있고, 바로 이런 이유로 “발견된 석유 매장량”이 계속 증가하고 있는 것이다. 그뿐만 아니라, 이전에 접근 불가능했던 석유가 새로운 기술로 인해 접근 가능해지고, </text:span><text:span text:style-name="T63">(천연가스를 포함한) 석유 </text:span><text:span text:style-name="T36">채굴이 어려웠던 지역의 수익성이 높아졌기 때문이다. 석유시추공들은 지구 지표면을 점점 더 깊게 파들어가고, 심지어 수평으로 파기까지 한다. </text:span><text:span text:style-name="T64">“프래킹”(</text:span><text:span text:style-name="T36">수압파쇄법, fracking</text:span><text:span text:style-name="T64">)</text:span><text:span text:style-name="T36">은 셰일</text:span><text:span text:style-name="T65">(shale)암으로부터 새로운 석유, 특히 천연 가스를 추출할 수 있게 한다. </text:span><text:span text:style-name="T36">해저에서 발견된 대량의 메탄 수화물을 활용하는 기법들이 개발 </text:span><text:soft-page-break/><text:span text:style-name="T36">중이다.</text:span><text:span text:style-name="T65">62</text:span><text:span text:style-name="T36">이러한 기술적 진보로 인해, 석유 산업은 계속해서 지표면을 훼손해가고 있으며, 인류는 그저 행운만을 바래야 한다. 예를들어, 프래킹은 무해한 기법이 아니다.</text:span><text:span text:style-name="T65">63 무엇보다도, 프래킹에 쓰인 폐수는 지진을 유발한다.64</text:span></text:p>
      <text:p text:style-name="P141">=====================================</text:p>
      <text:p text:style-name="P110"><text:span text:style-name="T36">누구든 기술적 세계-체제가 언젠가는 화석 연료</text:span><text:span text:style-name="T66">(가 남아 있는 동안)</text:span><text:span text:style-name="T36"> 사용을 멈출 것이라고 생각하는 사람은 꿈을 꾸고 있다.</text:span><text:span text:style-name="T66">65 </text:span><text:span text:style-name="T36">설령 체제가 화석 연료를 포기하더라도, 다른 파괴적 에너지 자원들이 활용될 것이다. 원자력 발전소는 방사성 폐기물을 만든다. 방사성 폐기물을 안전하게 처리하는 방법은 아직 발견되지 않았다.</text:span><text:span text:style-name="T66">66 그리고 심지어 세계의 주요 자가증식 체제들은 쌓여가는 방사성 쓰레기를 영구적으로 보관할 장소를 찾으려는 진지한 노력조차 하지 않는다. </text:span><text:span text:style-name="T36">물론, 자가증식 체제들은 지금 당장 권력을 유지하기 위해 에너지가 필요하다. 반면, 방사성 폐기물로 인한 위험은 미래의 것이다. 우리가 강조했듯이, 자연선택은 장기적 결과에 아랑곳하지 않고 현재의 권력을 추구하는 자가증식 체제를 선호한다. 따라서 원자력 발전소는 계속해서 지어지고, 불태운 연료를 처리하는 문제는 대부분 무시될 것이다. 사실, 핵폐기물 문제는 완전히 통제불가능한 방향으로 나아가고 있다. 소수의 거대한 구식 원자로 대신에, 무수히 많은 작은 “소형 핵”들이 건설될 것이다.</text:span><text:span text:style-name="T67">68 따라서 모든 작은 마을들은 자신만의 원자력 발전소를 갖게될 것이다.69</text:span><text:span text:style-name="T36">거대한 구식 원자로들은 최소한 방사성 폐기물들을 상대적으로 몇개 안되는 지역에만 집중시켰다. 하지만 세계 곳곳에 흩어져있는 수많은 소형 핵으로 인해 방사성 폐기물은 모든 지역에서 발생할 것이다. 어지간히 순진하거나, 자기기만에 뛰어난 사람이 아니고서야 모든 소도시들이 핵폐기물들을 책임감 있게 다룰 것이라고 믿지 않을 것이다. 실제로는, 대부분의 방사성 물질들이 환경에 침투할 것이다.</text:span></text:p>
      <text:p text:style-name="P128"/>
      <text:p text:style-name="P176">=================================================</text:p>
      <text:p text:style-name="P177"><text:span text:style-name="T35">“</text:span><text:span text:style-name="T36">녹색” 에너지 자원은 체제를 화석 연료와 핵에너지로부터 떼어놓지 못할 것이다. 설령 떼어놓는다 하더라도, 녹색 에너지 자원을 자세히 들여다보면 그다지 녹색이 아니다. </text:span><text:span text:style-name="T35">“</text:span><text:span text:style-name="T36">우리의 에너지 수요에 대해서는 공짜 점심은 없습니다.” 천연자원보호위원회 책임자가 말했다. </text:span><text:span text:style-name="T35">“</text:span><text:span text:style-name="T36">에너지를 얻기 위해선, 우리는 충격적인 일들을 해야만 합니다.”</text:span><text:span text:style-name="T68">70</text:span></text:p>
      <text:p text:style-name="P178">==============================================</text:p>
      <text:p text:style-name="P179"><text:span text:style-name="T36">풍력발전소 건설은 방사성 폐기물을 만든다. 앞서 말했듯이, 풍력 발전기에 쓰이는 영구 자석은 희토류 네오디뮴으로 만들기 때문이다. 추가로, 풍력발전소는 터빈의 “프로펠러”에 날아가는 무수히 많은 새들을 죽인다. </text:span><text:span text:style-name="T69">71</text:span><text:span text:style-name="T36">미국, 중국을 비롯한 국가들이 대규모의 풍력발전소를 계획하고 있다. 예상되는 결과는 다수의 조류의 멸종이다.</text:span><text:span text:style-name="T69">72 </text:span><text:span text:style-name="T35">“</text:span><text:span text:style-name="T36">캘리포니아 데이비스의 생태학자이자 연구자인 </text:span><text:span text:style-name="T70">션 스몰우드가 말했다: ‘터빈의 숫자를 봤을 때, 제 생각엔 우리가 너무나 많은 맹금류를 죽일 것이고, 결국 맹금류는 사라질 것입니다.’” 맹금류는 설치류 개체수를 통제하는데 중요한 역할을 한다. 따라서 맹금류가 사라질 경우 설치류들을 죽이기 위해 더 많은 살충제를 쓰게될 것이다.</text:span></text:p>
      <text:p text:style-name="P180"><text:soft-page-break/>=========================================</text:p>
      <text:p text:style-name="P181"><text:span text:style-name="T35">미국은 </text:span><text:span text:style-name="T115">EATR라고 불리우는 군사 로봇을 개발하고 있다. EATR는 재사용 가능 자원인 녹색 에너지를 사용한다. “그것은 주변에서 찾은 생물자원</text:span><text:span text:style-name="T116">(biomass)을 먹어서 연료를 얻는다.”74 하지만 당신은 주변에서 찾을 수 있는 모든 생물자원을 게걸스럽게 먹어 치우는 로봇 군대의 전쟁이 가져올 파괴를 상상할 수 있다. 그리고 만약 생물자원-먹기 기술이 민간에도 적용된다면, 이는 언제나 에너지에 굶주린 체제를 만족시키기 위해 살아있는 모든 것을 위험에 빠뜨릴 것이다.</text:span></text:p>
      <text:p text:style-name="P182">=============================</text:p>
      <text:p text:style-name="P142"/>
      <text:p text:style-name="P143"><text:span text:style-name="T36">그래도 태양 에너지는 괜찮겠죠? 그렇죠? 글쎄, 아닌 것 같다. 태양광 패널이 생물 유기체들의 햇빛을 빼앗아가기 때문이다. 우리가 앞서 지적했던 것을 떠올려보자. 기술 체제는 언제나 가용 에너지가 다 떨어질때까지 확장하고서는, 더 달라고 요구한다는 것이다. 만약 화석 연료와 핵에너지가</text:span><text:span text:style-name="T97">75 체제의 끝없이 늘어나는 요구를 만족시켜줄 수 없으면, 햇빛이 닿는 모든 장소에 태양광 패널이 설치될 것이다. </text:span><text:span text:style-name="T36">이것은 태양광 패널들이 점차 생물들의 서식지에 침입해갈 것이며, 햇빛을 차단하고, 대부분을 죽일 것을 의미한다. 이것은 추측이 아니다. “멸종 위기 동식물들의 주요 서식지였던”</text:span><text:span text:style-name="T98">76</text:span><text:span text:style-name="T36"> 미국 서부 사막에 “거대한 태양 에너지 발전소를 건설”할 계획이 이미 실행되고 있다.</text:span><text:span text:style-name="T98">77 </text:span><text:span text:style-name="T99">2011년 Western Lands Project의 상임이사 </text:span><text:span text:style-name="T36">쟈닌 밸로치</text:span><text:span text:style-name="T99">( Janine Blaeloch)는 다음과 같이 예측했다: “태양 발전소는 우리의 공유지와 서식지에 심각한 피해를 입힐 것입니다.”7</text:span><text:span text:style-name="T100">8</text:span><text:span text:style-name="T36">밸로치의 예측이 실제로 발생하고 있다고 믿을만한 이유가 있다.</text:span><text:span text:style-name="T99">79</text:span><text:span text:style-name="T36">그리고 체제의 에너지 욕구는 만족할줄 모른다는 것을 기억하라: 아마도 태양 에너지의 개발은 체제가 자신의 필요에 의해 심은 길들여진 작물들 이외의 모든 생명체들의 서식지가 사라질 때까지 확장될 것이다.</text:span></text:p>
      <text:p text:style-name="P183">========================================</text:p>
      <text:p text:style-name="P111"><text:span text:style-name="T36">하지만 고려해야할 점이 많다. 레이 커즈와일의 미래 기술 유토피아 환상에도 불구하고, 그는 어떤 부분에서는 완전히 옳았다. 그는 미래에 대해 생각할 때 대부분의 사람들이 두 개의 오류를 저지른다는 점을 제대로 지적했다: </text:span><text:span text:style-name="T101">(</text:span><text:span text:style-name="T102">i</text:span><text:span text:style-name="T101">) 사람들은 “오늘날 세계의 어떤 변화가 다른 것은 바꾸지 않을 것이라고 간주한다.”</text:span><text:span text:style-name="T102">80</text:span><text:span text:style-name="T101"> </text:span><text:span text:style-name="T36">그리고 </text:span><text:span text:style-name="T102">(ii) 사람들은 기술 발전이 끝없이 가속된다는 점을 무시하고“현재의 발전 속도가 미래에도 똑같을 것이라고 직감적으로 단정지어버린다.”81 </text:span><text:span text:style-name="T36">우리 스스로가 이런 오류를 저지르지 않기 위해서, 우리는 지금 보고 있는 지상 환경에 대한 공격 수단이 미래에는 더욱 많아지리라는 것을 기억해야한다. </text:span><text:span text:style-name="T103">마치 1860년 이전에 내연기관의 석유를 떠올리지 못했던 것처럼,82 마치 1938~1939년에 핵분열을 발견하기 이전 우라늄을 연료로 쓸 생각을 하지 못했던 것처럼, 마치 최근 수십 년 이전에 희토류를 쓸 생각을 못했던 것처럼, 미래에도 새로운 자원 활용법, 환경을 착취할 새로운 방법, 지금은 생각치도 못한 새로운 침투 방법이 등장할 것이다. </text:span><text:span text:style-name="T36">미래의 환경파괴를 추측할 때, 우리는 지금의 환경파괴 원인만을 </text:span><text:soft-page-break/><text:span text:style-name="T36">투영해서는 안된다. 우리는 미래에는 오늘날 어느 누구도 상상하지 못한 새로운 환경파괴 원인이 등장할 것이라고 가정해야한다. </text:span><text:span text:style-name="T111">또한, 앞으로 수십 년 간 기술의 성장과 기술이 우리 환경에 가하는 피해는 더욱 가속될 것을 명심해야 한다. </text:span><text:span text:style-name="T36">이 모든 것을 고려했을 때, 우리는 우리 행성의 그 무엇도 기술 체제의 역겨운 혼란으로부터 자유롭지 못할 가능성이 매우 높다는 결론을 내려야 한다.</text:span></text:p>
      <text:p text:style-name="P125">================================</text:p>
      <text:p text:style-name="P117"><text:span text:style-name="T36">대부분의 사람들은 대기를 당연한 것으로 여긴다. 마치 신의 섭리가 모든 공기는 </text:span><text:span text:style-name="T110">78% 질소, 21% 산소, 그리고 1% 여타 기체로 이루어져야한다고 명한 것 처럼 말이다. </text:span><text:span text:style-name="T36">현실은, 지금의 우리 대기는, 생명체의 활동을 통해 만들어졌고 지금까지 유지되어왔다는 것이다.</text:span><text:span text:style-name="T71">84 </text:span><text:span text:style-name="T36">원래 대기는 오늘날보다 훨씬 많은 양의 이산화탄소를 갖고 있었다.</text:span><text:span text:style-name="T71">85 우리는 왜 옛날에는 온실효과가 생명체가 탄생조차 못할 정도로 지구를 뜨겁게 만들지 않았는지 의문을 제기할 수도 있을 것이다. </text:span><text:span text:style-name="T36">그에 대한 대답은 아마 그 당시의 태양은 훨씬 적은 에너지를 분출했으리라는 것이다.</text:span><text:span text:style-name="T71">8</text:span><text:span text:style-name="T109">6 </text:span><text:span text:style-name="T36">어쨋든 간에, 바로 생물권이 공기로부터 과도한 이산화탄소를 흡수했다는 것이다:</text:span></text:p>
      <text:p text:style-name="P184">==========================================</text:p>
      <text:p text:style-name="P185"><text:span text:style-name="T36">원시 박테리아와 시아노박테리아가 광합성을 비롯한 생명 활동을 통해 대기의 탄소를 붙잡아 해저에 매장했다. 대기에서 탄소가 제거되었다… 또한 시아노박테리아는 물의 수소와 전자를 광합성에 사용한 최초의 유기체이다. 이로인해 활성산소가 배출되었고, 대기에 축적되기 시작했으며, 산소의존 생명체의 진화를 가능하게 했다.</text:span><text:span text:style-name="T71">87</text:span></text:p>
      <text:p text:style-name="P186">===============================</text:p>
      <text:p text:style-name="P112"><text:span text:style-name="T36">또한 생물학적 과정은 대기의 메탄의 양에도 영항을 끼쳤다.</text:span><text:span text:style-name="T108">88 메탄은 이산화탄소보다 훨신 강한 지구온난화 효과를 갖고 있음을 기억하라.89 한편으로는, 어떤 전문가들은 3억 7천만년 전 특정 미생물들이 많은 양의 메탄을 만들었고, 그로 인해 행성이 따뜻해진게 아니라, 햇빛을 우주로 반사하는 구름을 만들어 춥게 만들었다고 주장한다. </text:span><text:span text:style-name="T36">추정상, 지구는 생존이 불가능한 엄청 추위로부터 간신히 탈출했다.</text:span><text:span text:style-name="T108">90 </text:span><text:span text:style-name="T36">그렇더라도, 생물권의 급격한 붕괴가 대기 참사를 일으킬 수 있다는 것은 명확하다: 산소 부족, 메탄이나 암모니아와 같은 유독성 기체의 증가, 이산화탄소 과잉이나 결핍은 우리 행성을 생명이 살기에는 너무 덥거나 너무 춥게 만들 것이다.</text:span></text:p>
      <text:p text:style-name="P187"><text:span text:style-name="T35">-</text:span><text:span text:style-name="T71">======================================</text:span></text:p>
      <text:p text:style-name="P144"><text:span text:style-name="T36">현재로서는, 가장 임박한 위험은 대기의 과잉 이산화탄소, 메탄으로 인한 지구의 과열 가능성이다.</text:span><text:span text:style-name="T106">91 </text:span><text:span text:style-name="T36">인간이 계속해서 화석 연료를 태우면 얼마나 더워질까? 대략 </text:span><text:span text:style-name="T106">5천 6백만년 전, 우리 대기의 이산화탄소량이 엄청나게 증가하였다. 추정되는 정도는 인간이 “지구상의 모든 석탄, 석유, 천연가수 비축량을 불태웠을 경우”</text:span><text:span text:style-name="T107">92와 비슷하다. </text:span><text:span text:style-name="T36">그 결과는 평균 기온의 5° C <text:s/>상승과 대륙 대부분의 침수를 비롯한 지상 환경의 급격한 변화였다.</text:span><text:span text:style-name="T72"> 대멸종이 발생하지는 않았다.</text:span><text:span text:style-name="T73">95 하지만 이를 근거로 미래의 생물권이 안전할 </text:span><text:soft-page-break/><text:span text:style-name="T73">것이라고 간주해서는 안된다. 오늘날의 이산화탄소 배출로 인한 효과가 5천 6백만년 전과 같을 것이라고 추정할 수 없기 때문이다.</text:span><text:span text:style-name="T74">96</text:span></text:p>
      <text:p text:style-name="P188"><text:span text:style-name="T72">=</text:span><text:span text:style-name="T36">================================================</text:span></text:p>
      <text:p text:style-name="P145"><text:span text:style-name="T104">5천6백만년 대기에 배출되었던 이산화탄소는 아마 수천년에 걸쳐 상대적으로 느린 속도로 배출되었을 것이다.</text:span><text:span text:style-name="T105">97 </text:span><text:span text:style-name="T36">만약 인간이 석유 비축량을 모두 태울 경우, 수천년에 비해 대단히 짧은 시간일 것이라는 점에는 의심의 여지가 없다. 따라서 생명체들은 환경 변화에 적응할 기회를 제대로 갖지 못할 것이다. 또한, 오늘날 배출될 것으로 여겨지는 이산화탄소 추정치는 거의 확실히 지나치게 낮다. 예상치 못한 새로운 석유, 천연가스 매장지가 계속해서 발견되고 있고, 따라서 추정 비축량 역시 높아지기 때문이다. 인간이 다른 방식으로도 이산화탄소를 대기 중에 배출하고 있다는 점 역시 고려해야한다. 예를들어, 엄청난 양의 석회암들이 석회와 포틀랜드 시멘트를 얻기 위해 “불태워지고” 있다: <text:s/>CaCO, → CaO + CO. </text:span><text:span text:style-name="T96">얼마만큼의 이산화탄소(CO2)가 결국 석회(CaO)와 재결합하게될지, 얼마나 걸릴지는 확실하지 않다.</text:span></text:p>
      <text:p text:style-name="P146">========================================</text:p>
      <text:p text:style-name="P133"><text:span text:style-name="T36">하지만 설령 지구가 </text:span><text:span text:style-name="T95">5천 6백만년 전에 비해 덜 따뜻해진다고 쳐도, 우리 사회의 권력 계층은 그 결과를 받아들일 수 없을 것이다. </text:span><text:span text:style-name="T36">따라서 세계적 자가증식 체제들은 “지구공학</text:span><text:span text:style-name="T95">(geo-engineering)”을 사용하게될 것이다. 지구공학이란 대기를 인공적으로 조작해 온도를 허용 범위 내에 머물게 하는 시스템이다.99 </text:span><text:span text:style-name="T36">지구공학의 실행은 즉각적이고 심각한 위험을 수반한다.</text:span><text:span text:style-name="T95">100 설령 즉각적인 재앙이 뒤따르지 않더라도, 궁극적인 결과는 대단히 파멸적일 것이다.101</text:span></text:p>
      <text:p text:style-name="P189">=================================</text:p>
      <text:p text:style-name="P113">염화 플루오린화 탄소<text:span text:style-name="T19">(CFC) 사용은, 태양 자외선을 차단해 생명체를 보호하는 오존층을 과거의 파괴로부터 복구시키기 위한 국제적 합의에 따라 단계적으로 철폐되었다. </text:span><text:span text:style-name="T36">이 대책은 완벽한 성공이었다.</text:span><text:span text:style-name="T94">102 그래서 어떤 사람들은 오존 합의가 이산화탄소 배출 제한에 </text:span><text:span text:style-name="T36">관한 국제 협약의 “견본”이 될 수 있을 것이라고 주장한다.</text:span><text:span text:style-name="T93">103 </text:span><text:span text:style-name="T36">하지만 </text:span><text:span text:style-name="T93">CFC 퇴출 합의는 오직 CFC의 경제적 중요도가 상대적으로 낮았으며, 대체물을 찾을 수 있었기에 가능했던 것이다.104 </text:span><text:span text:style-name="T36">반면에, 화석 연료는 모든 산업화된 국가들과 산업화 중인 국가들의 경제적 핵심이다. 결과적으로, 온실효과에 대한 대책이 무엇이든 간에 너무 부족하거나, 너무 늦을 것이라고 말해도 괜찮다.</text:span></text:p>
      <text:p text:style-name="P190">============================================</text:p>
      <text:p text:style-name="P116"><text:span text:style-name="T92">온실효과 뿐만 아니라, 생물권을 파괴하는 다른 여러 요소들도 고려해야 한다. </text:span><text:span text:style-name="T36">우리가 지적했듯이, 체제의 지속적 태양광 발전소 확장으로 인해 생물 유기체들은 점차 햇빛을 빼앗기게될 것이다. 우리 환경은 납, 비소, 수은, 카드뮴</text:span><text:span text:style-name="T92">105 같은 독성 물질과 방사성 폐기물, 독성 화학 물질로 인해 끝도없이 오염될 것이다.106</text:span><text:span text:style-name="T36">석유 산업계는 안전에 충분한 관심을 갖지 않기 때문에</text:span><text:span text:style-name="T91">107 </text:span><text:span text:style-name="T36">석유 유출 사고는 잊을만하면 터질 것이다. 어떤 지역의 석유 산업은 애초에 사고를 막을 생각조차 하지 않는다.</text:span><text:span text:style-name="T91">108</text:span></text:p>
      <text:p text:style-name="P191"><text:soft-page-break/>===============================================</text:p>
      <text:p text:style-name="P95"><text:span text:style-name="T36">앞서 지적한 기술 체제의 활동들은 오랫동안 해로운 것으로 여겨졌다. 하지만 오늘날 무해하다고 여겨졌지만, 내일에는 해로운 것으로 밝혀질 활동들이 많으리라는 사실에는 의심의 여지가 없다. 그런 일은 옛날부터 자주 벌어졌기 때문이다.</text:span><text:span text:style-name="T91">109 </text:span><text:span text:style-name="T35">“</text:span><text:span text:style-name="T36">인간의 활동으로 인해 </text:span><text:span text:style-name="T90">강에서 </text:span><text:span text:style-name="T36">대서양으로 흘러들어가는 침전물이 선사시대에 비해 </text:span><text:span text:style-name="T90">4배 이상 증가한 것으로 추정된다.”110 </text:span><text:span text:style-name="T36">이는 장기적으로 해양 생물들에게 어떤 영향을 줄 것인가? 아는 사람? <text:s/>유전자 조작된 유기체들의 유전자는 거의 확실하게 야생 식물이나 동물에게 전해질 것이다.</text:span><text:span text:style-name="T89">111 </text:span><text:span text:style-name="T35">“</text:span><text:span text:style-name="T36">유전자 오염”은 궁극적으로 생물권에 어떤 영향을 줄 것인가? 아무도 모른다. 설령 이러한 효과들이 개별적으로는 무해한 것으로 밝혀지더라도, “무해”한 효과들의 총합은 분명히 생물권에 큰 변화를 가져올 것이다.</text:span></text:p>
      <text:p text:style-name="P175">================================</text:p>
      <text:p text:style-name="P97"><text:span text:style-name="T36">우리가 여기서 다룬 내용은 빙산의 일각에 불과하다. 기술적 세계-체제가 현재 가하고 있는 생물권 파괴에 대해 제대로 평가하려면 어마어마한 연구가 필요할 것이고, 그 연구결과로 책 여러 권을 가득 채울 수 있을 것이다. </text:span><text:span text:style-name="T88">이 모든 요소들의 총합은 생물권의 대기 형성 기능을 망가뜨릴 것인가?</text:span><text:span text:style-name="T87"> </text:span><text:span text:style-name="T36">아무도 알 수 없다. 이건 일부에 불과하다: 수십 년 후의 미래와 비교하면 지금의 기술 체제는 초기에 불과하다는 사실을 잊어선 안된다. 급격한 기술 발전과 함께, 세계의 주요 자가증식 체제들은 어느 누구도 상상하지 못했던 방식으로 더욱 더 많은 자원을 채굴하고, 더욱 더 많은 지역에 침투해서, 이 행성의 대부분이 장기적 결과는 무시한채 즉각적인 권력만을 추구하는 정신나간 기술의 침입으로부터 자유롭지 못하게될 것이다. </text:span><text:span text:style-name="T86">이 책의 저자가 보기에는, 생물권은 지금의 대기성분을 유지할 수 없을 정도로 망가지고, 이 행성에서는 어떠한 고등 생명체도 살 수 없게될 가능성이 대단히 높다.</text:span></text:p>
      <text:p text:style-name="P104"/>
      <text:p text:style-name="P202"/>
      <text:p text:style-name="P203">=============================</text:p>
      <text:p text:style-name="P155"><text:span text:style-name="T36">그럴듯한 결말은 지구가 금성과 비슷하게 변하는 것이다: 지구 기후가 완전히 불안정해지리라는 주장이 제시되어 왔다. 온실효과를 일으키는 기체들은 </text:span><text:span text:style-name="T85">H</text:span><text:span text:style-name="T31">2</text:span><text:span text:style-name="T33">O 유출을 가속하고, 온도를 바다가 증발할 정도로 높일 수 있다… </text:span><text:span text:style-name="T36">어떤 사람들은 그런 변화가 금성에서 이미 일어났다고 믿는다… 금성은 온실효과의 중요성을 보여주는 확실한 사례이다. </text:span><text:span text:style-name="T37">금성의 대기는 많은 양의 </text:span><text:span text:style-name="T40">CO</text:span><text:span text:style-name="T30">2</text:span><text:span text:style-name="T32">(=이산화탄소)를 포함하고 있다.</text:span><text:span text:style-name="T34"> </text:span><text:span text:style-name="T120">금성의 표면 온도는 지구의 표면 온도보다 </text:span><text:span text:style-name="T122">780</text:span><text:span text:style-name="T84">°K(507°C 혹은 994°F) 가량 </text:span><text:span text:style-name="T120">훨씬 뜨겁다.금성은 구름 때문에 훨씬 적은 양의 태양 에너지를 흡수하는데도 말이다.</text:span><text:span text:style-name="T123">112</text:span></text:p>
      <text:p text:style-name="P157">=========================</text:p>
      <text:p text:style-name="P156"><text:span text:style-name="T36">현재 파트의 논지를 요약하자면 다음과 같다: 기술적 세계-체제의 발전이 그것의 논리적 귀결점에 도달하도록 내버려두면, 지구는 오늘날 우리가 알고 있는 고등 생명체들이 살 </text:span><text:soft-page-break/><text:span text:style-name="T36">수 없는 거주불가능한 행성이 될 가능성이 높다. 이를 입증할 수 없다는 점은 인정한다. 이는 저자의 개인적 의견이다. 하지만 여기서 제시된 사실들과 주장들은 이 의견이 적어도 그럴듯한 가설이라는 점을 보여주기에 충분하다. 그리고 충분한 근거 없이 우리가 마주한 종말이 지구 역사에 수차례 있었던 이전의 대멸종들보다 더 심각하지 않을 것이라고 간주하는 것은 경솔하다.</text:span></text:p>
      <text:p text:style-name="P204">=========================</text:p>
      <text:p text:style-name="P151">만약 기술 체제의 발전이 그것의 논리적 귀결점에 도달하도록 내버려 둔다면, 생물권은 철처하게 파괴되리라는 것은 거의 확실하다. 공룡을 없앴던 백악기 멸종보다 심각하지 않다면, 그것만큼 좋은 소식이 또 없을 것이다. 인간이 살아남기나 한다면, 그 숫자는 대단히 작을 것이다. 그리고 기술 체제 그 자체는 죽을 것이다.</text:p>
      <text:p text:style-name="P192">=================================</text:p>
      <text:p text:style-name="P132"><text:span text:style-name="T36">하지만 앞선 진술의 유보조항, “만약 기술 체제의 발전이 그것의 논리적 귀결점에 도달하도록 내버려 둔다면”에 주목하라. 저자는 가끔씩 이런 질문을 받는다: </text:span><text:span text:style-name="T35">“</text:span><text:span text:style-name="T36">체제가 어차피 스스로 무너진다면, 뭐하러 무너뜨리나요?” 물론, 기술 체제를 </text:span><text:span text:style-name="T121">지금 </text:span><text:span text:style-name="T37">제거한다면 많은 것을 구할 수 있기 때문이다. </text:span><text:span text:style-name="T36">체제가 더 많이 발전할수록, 생물권과 인류는 더 큰 피해를 입을 것이고, 지구가 죽음의 행성이 될 위험은 점점 높아질 것이다.</text:span><text:span text:style-name="T83">113</text:span></text:p>
      <text:p text:style-name="P193">=====================================</text:p>
      <text:p text:style-name="P196"><text:span text:style-name="T126">V. 기술광들의 몽정. 많은 기술성애자들을 과학의 영역에서 공상과학의 그것으로 끌고가는 것으로 보이는 </text:span><text:span text:style-name="T127">생각의 흐름이</text:span><text:span text:style-name="T126"> 있다.114 </text:span><text:span text:style-name="T125">편의를 위해, 이 흐름을 추종하는 사람들을 “기술광”이라고 부르자.</text:span><text:span text:style-name="T126">115 </text:span><text:span text:style-name="T125">이 흐름은 여러가지 갈래를 갖고 있다. 모든 기술광들의 생각이 같은건 아니다. 그들의 공통점은, 미래 기술에 대한 대단히 추정적인 아이디어들을 거의 확실시하며, 이를 근거로 앞으로 수십 년 이내에 기술적 유토피아가 찾아오리라고 예측한다는 것이다. 어떤 기술광들의 환상은 놀라울 정도로 거창하다. 예를들어, 레이 커즈와일은 “몇 세기 이내에, 인간 지능이 우주의 모든 물질을 재설계하고 가득채우게 될 것.”</text:span><text:span text:style-name="T127">116</text:span><text:span text:style-name="T125">이라고 믿는다. </text:span><text:span text:style-name="T127">또 다른 기술광, </text:span><text:span text:style-name="T125">케빈 캘리</text:span><text:span text:style-name="T127">(Kevin Kelly)는 말이 무의미해질 정도로 모호하다. 하지만 그는 인간의 우주 정복에 대해 커즈와일과 비슷한 견해를 갖고 있는 것으로 보인다. </text:span><text:span text:style-name="T124">“</text:span><text:span text:style-name="T125">우주가 대부분 비어있는 이유는 그것이 생명과 테크늄</text:span><text:span text:style-name="T128">(Technium)</text:span><text:span text:style-name="T125">으로 가득차길 기다리고 있기 때문이다...”</text:span><text:span text:style-name="T127">117 “테크늄”은 인간이 지구에 건설한 기술적 세계-체제에 캘리가 붙인 이름이다.118</text:span></text:p>
      <text:p text:style-name="P194"/>
      <text:p text:style-name="P195">============</text:p>
      <text:p text:style-name="P147"><text:span text:style-name="T9">대부분의 기술적 유토피아 버전들은 </text:span><text:span text:style-name="T16">(적어도 기술광에게는)불멸을 포함한다. </text:span><text:span text:style-name="T9">기술광들이 스스로 누리게 되리라고 믿고 있는 </text:span><text:span text:style-name="T16">불멸</text:span><text:span text:style-name="T9">은 세 가지 중 하나의 형태를 갖고 있다:</text:span></text:p>
      <text:p text:style-name="P148"/>
      <text:p text:style-name="P149"><text:soft-page-break/>(i)오늘날 현존하는 인체의 영원한 보존.119</text:p>
      <text:p text:style-name="P149">(ii)인간과 기계의 결합을 통해 등장한 인간-기계 잡종의 영원한 삶.120</text:p>
      <text:p text:style-name="P152"><text:span text:style-name="T35">(iii)인간 두뇌를 로봇이나 컴퓨터에 “업로드”하고, 정신이 업로드된 기계에서의 영원한 삶.</text:span><text:span text:style-name="T117">121</text:span></text:p>
      <text:p text:style-name="P148"/>
      <text:p text:style-name="P149">=====</text:p>
      <text:p text:style-name="P154"><text:span text:style-name="T36">물론, 우리가 주장한대로 기술적 세계-체제가 근미래에 붕괴된다면, <text:s/>어느 누구도 어떤 형태로도 </text:span><text:span text:style-name="T75">불멸</text:span><text:span text:style-name="T36">을 얻을 수 없을 것이다. 하지만 설령 우리가 틀렸고, 기술적 세계-체제가 영원히 살아남는다고 가정해도, 영생을 향한 기술광들의 꿈은 여전히 환상에 불과하다. 우리가 미래에 인체, 또는 인간-기계 잡종이 영원히 살 수 있을지 의심할 필요는 없다. 인간 두뇌를 전기적 형태로 기존의 인격을 충분히 유지할만큼 정확하게 “업로드”하는게 가능하기는 할지 심각한 의심이 든다. 그럼에도 불구하고, 우리는 </text:span><text:span text:style-name="T76">(i), (ii), (iii)의 해결책들이 앞으로 수십 년 이내에 기술적으로 실현 가능해진다고 가정할 것이다.</text:span></text:p>
      <text:p text:style-name="P126">===================</text:p>
      <text:p text:style-name="P114"><text:span text:style-name="T36">이것은 기술광들의 자기기만 능력을 보여주는 지표이다. 그들은 그들이 생각하기에 바람직한 것이 기술적으로 실현 가능해지면 반드시 이루어질 것이라고 습관적으로 간주한다. 물론, 옛날부터 기술적으로 실현 가능했던 환상적인 것들이 많지만, 여전히 실현되지 않고 있다. 지식인들은 </text:span><text:span text:style-name="T77">수없이 한탄했다</text:span><text:span text:style-name="T36">: “사람들이 협력하기만 한다면, 세상이 지금보다 훨씬 나아질텐데!”</text:span><text:span text:style-name="T78">122 </text:span><text:span text:style-name="T36">하지만 사람들은 절대 “협력”하지 않는다. 자연선택의 법칙이 경쟁을 통해 자신의 생존과 증식을 추구하는 자가증식 체제들을 만들어낼 것이며, 이타적 목표를 위해 경쟁적 이점을 희생시키는 체제를 허락하지 않을 것이기 때문이다.</text:span><text:span text:style-name="T78">123</text:span></text:p>
      <text:p text:style-name="P197">=============</text:p>
      <text:p text:style-name="P121">기술광들이 보기에 불멸이 기술적으로 가능하다는 이유로, 기술광들은 자신들이 속한 어떤 체제가 당연히 그들을 영원하게 살거나, 영원히 사는데 필요한 것들을 공급해주리라고 믿는다. 오늘날 주요 자가증식 체제들이 온 힘을 다해 협력한다면 지구상의 모든 사람들에게 충분한 음식, 옷, 거주지, 폭력으로부터의 보호, 현재 기준으로 적절한 의료 서비스를 제공하는 것이 기술적으로 실현 가능하다는 것에는 의심의 여지가 없다. 하지만 그런 일은 절대 일어나지 않는다. 자가증식 체제들은 권력을 향한 영원한 투쟁에 열중하고 있으며, 따라서 자신에게 이익이 있을 때에만 이타적인 행동을 할 것이기 때문이다. 바로 이런 이유로 오늘날에도 여전히 전세계 수십억명의 사람들이 영양실조와 폭력에 고통받고, 적절한 의료 서비스를 제공받지 못하는 것이다.</text:p>
      <text:p text:style-name="P198">=============</text:p>
      <text:p text:style-name="P134"><text:span text:style-name="T9">이 모든 것을 고려했을 때, 기술적 세계-체제가 </text:span><text:span text:style-name="T18">70억명의 사람들이 영생을 누리는데에 필요한 모든 것을 제공할 것이라는 주장은 명백히 우스꽝스럽다. </text:span><text:span text:style-name="T9">예상된 불멸이 가능하기나 하다면, </text:span><text:span text:style-name="T18">70억명 중 극히 일부에 불과한 소수의 엘리트들을 위한 것에 불과하다. </text:span><text:span text:style-name="T9">어떤 기술광들은 이를 인정한다.</text:span><text:span text:style-name="T18">124</text:span><text:span text:style-name="T9">훨씬 많은 기술광들이 이를 인식하고 </text:span><text:soft-page-break/><text:span text:style-name="T9">있지만, 대중에게 불멸은 소수 엘리트를 위한 것이며 평범한 사람들은 제외될 것이라고 말하는 것은 분명히 경솔한 행동이기에, 공개적으로 인정하기를 자제하고 있다고 의심해야한다. </text:span></text:p>
      <text:p text:style-name="P199">===============</text:p>
      <text:p text:style-name="P115"><text:span text:style-name="T36">물론 기술광들은 그들 스스로가 소수 엘리트에 속해 있으며 아마도 영원히 살수 있으리라고 간주한다. 그들이 손쉽게 무시하는 것은, 자가증식 체제는 장기적으로 </text:span><text:span text:style-name="T79">(심지어 엘리트들을 포함해)</text:span><text:span text:style-name="T36">인간을 돌봐주는게 체제에 이익이 될 때에만 인간을 돌봐준다는 것이다. 인간이 더 이상 지배적 자가증식 체제에 유용하지 못하다면, 엘리트든 아니든 간에 인간은 모두 제거될 것이다. 살아남기 위해서는, 인간은 단순히 쓸모있어야 하는게 아니라, 그들을 유지하는데에 드는 비용보다 더 쓸모 있어야 한다. 다시 말하자면, 그들은 비인간 대체물들보다 더 나은 비용 대비 편익을 제공해야한다. 이는 어려운 요구사항이다. 인간을 유지하는데는 기계보다 훨씬 많은 비용이 들기 때문이다.</text:span><text:span text:style-name="T79">125</text:span></text:p>
      <text:p text:style-name="P200">==================</text:p>
      <text:p text:style-name="P153"><text:span text:style-name="T125">예상되는 반론은, </text:span><text:span text:style-name="T129">(</text:span><text:span text:style-name="T125">정부, 기업, 노동조합 등</text:span><text:span text:style-name="T129">)</text:span><text:span text:style-name="T125">많은 자가증식 체제들이 노인, 정신적 또는 신체적 중증장애인, 심지어 종신형을 선고받은 범죄자들 같은 자신에게 전혀 쓸모없는 사람들을 돌봐주고 있다는 것이다. 하지만 이는 어디까지나 해당 체제들이 작동하기 위해선 여전히 다수의 사람들의 협조를 필요로하기 때문이다. 수렵채집인 집단들은 서로를 도울 때 번영할 수 있었기 때문에, 인간은 진화를 통해 동정심을 부여받았다.</text:span><text:span text:style-name="T129">126</text:span><text:span text:style-name="T125">자가증식 체제들이 사람들을 필요로 하는 한, 쓸모없는 소수를 무자비하게 처리해 유용한 다수의 동정심을 짓밟는 것은 체제에게 불이익일 것이다. 그러나 동정심보다 더욱 중요한 것은, 개별 인간의 이익이다. 만약 사람들이 그들이 늙거나, 불구가 되었을 때, 그들이 속한 체제가 그들을 쓰레기장에 </text:span><text:span text:style-name="T130">처넣을</text:span><text:span text:style-name="T125"> 것이라고 믿는다면, 사람들이 체제를 증오할 것이기 때문이다.</text:span></text:p>
      <text:p text:style-name="P150">===============================</text:p>
      <text:p text:style-name="P98"><text:span text:style-name="T36">하지만 모든 사람들이 쓸모없어진다면, 자가증식 체제들은 더 이상 사람들을 돌봐줄 필요를 못느낄 것이다. 기술광들 스스로가 조만간 기계가 인간 지능을 뛰어넘을 것이라고 주장한다.</text:span><text:span text:style-name="T80">12</text:span><text:span text:style-name="T81">7 </text:span><text:span text:style-name="T36">그렇게 된다면, 사람들은 불필요해질 것이고 자연선택은 그들을 제거하는 체제들을 선호할 것이다. 사람들을 한번에 제거하지 않는다면, 반란의 가능성을 최소화하기 위해 단계적으로 제거할 것이다.</text:span></text:p>
      <text:p text:style-name="P201">==================</text:p>
      <text:p text:style-name="P99"><text:span text:style-name="T36">비록 현재 기술적 세계-체제는 여전히 </text:span><text:span text:style-name="T35"><text:s/></text:span><text:span text:style-name="T36">많은 사람을 필요로 하지만, 예전에 비해 더 많은 잉여 인간들이 존재한다. 기술이 많은 직업에서 사람들을 대체하고 있으며, 예전엔 인간 지능이 필요하다고 여겨졌던 직업에도 침투하고 있기 때문이다.</text:span><text:span text:style-name="T82">128 </text:span><text:span text:style-name="T36">결과적으로, 경제적 경쟁의 압박으로 인해, 세계의 지배적 자가증식 체제들은 이미 불필요한 개인들을 어느정도 냉혹하게 처리하고 있다. </text:span><text:span text:style-name="T9">미국과 유럽에서, 은퇴자, 장애인, 실업자를 비롯한 비생산적인 사람들을 위한 보조금이 상당히 줄어들었다.</text:span><text:span text:style-name="T17">129 적어도 미국에서는, 빈곤이 </text:span><text:soft-page-break/><text:span text:style-name="T17">증가하고 있다.130 이러한 사실들은 미래의 전반적 경향을 잘 보여준다. 물론 어느정도의 증감은 있을 것이다.</text:span></text:p>
      <text:p text:style-name="P100">=======================</text:p>
      <text:p text:style-name="P13">기계가 반드시 인간의 일반적 지능이 아닌, 특정 분야에 특화된 지능만을 능가해도 인간을 불필요하게 만들 수 있다는 점을 이해하는게 중요하다. 예를들어, 기계는 미술, 음악, 문학을 창조하거나 이해할 필요가 없다. 그들은 비기술적인 지적인 대화를 할 필요가 없다.<text:span text:style-name="T134">(“튜링 테스트”131) 그들은 인간의 기분을 헤아리거나, 인간 본성을 이해할 필요가 없다. 어차피 인간이 제거된다면, 그런 재주들은 쓸모가 없기 때문이다. </text:span><text:span text:style-name="T135">인간을 불필요하게 만들기 위해서, 기계는 지배적 자가증식 체제들의 단기적 생존과 증식을 도울 수 있는 기술적 결정 능력만 능가하면 된다. </text:span>따라서, 기술광들 스스로가 추정하는 수준까지 미래 기계의 지능이 높아지지 않더라도, 우리는 여전히 인간은 퇴물이 될 것이라고 결론내려야 한다. <text:span text:style-name="T118">(</text:span><text:span text:style-name="T119">i</text:span><text:span text:style-name="T118">) 형태</text:span><text:span text:style-name="T119">(</text:span><text:span text:style-name="T118">오늘날 현존하는 인체의 영원한 보존</text:span><text:span text:style-name="T119">)의 불멸은 대단히 비현실적이다.</text:span></text:p>
      <text:p text:style-name="P14"/>
      <text:p text:style-name="P36">=====================</text:p>
      <text:p text:style-name="P15">기술광들, 더 엄밀하게 트랜스휴먼주의자들은, 우리가 알고 있는 인체와 두뇌가 퇴물이 되더라도, 여전히 <text:span text:style-name="T136">(ii) 형태의 불멸을 얻을 수 있다고 주장한다. </text:span>인간-기계 잡종들은 영원히 그 유용성을 유지할 수 있을 것이다. 스스로를 강력한 기계와 연결해 인간<text:span text:style-name="T136">(이나 인간의 흔적)은 순수한 기계를 상대로 경쟁력을 유지할 수 있을 것이다.</text:span><text:span text:style-name="T137">132 </text:span>하지만 인간-기계 잡종들은 인간으로부터 비롯된 생물학적 요소들이 유용할 때만 인간으로부터 비롯된 생물학적 요소들을 유지할 것이다. 순수한 인공적 요소들이 인간으로부터 비롯된 생물학적 요소들보다 더 나은 비용 대비 편익을 제공하게되면, 후자는 버려질 것이고 인간-기계 잡종들은 그들의 인간적 측면을 잃고 완전한 인공물이 될 것이다.<text:span text:style-name="T137">133 </text:span><text:span text:style-name="T155">설령 인간으로부터 비롯된 생물학적 요소들이 유지된다고 쳐도, 점진적으로, 유용함을 방해하는 인간적 특성들은 숙청될 것이다. </text:span>인간-기계 잡종들이 속한 자가증식 체제들은 사랑, 동정심, 도덕심, 미적 감각, 자유에 대한 욕구와 같은 인간적 결점들을 필요로 하지 않는다. 대부분의 경우 인간의 감정은 자가증식 체제가 인간-기계 잡종을 사용하는데 방해가 될 것이다. 따라서 경쟁력을 유지하기 위해선 인간의 감정을 제거하고 그 자리를 다른 힘으로 대체해야할 것이다. 간단하게 말하자면, 인류의 생물학적 흔적이 인간-기계 잡종에게 보존된다는 비현실적 상황에서도, 그것은 오늘날의 우리에게 완전히 낯선 무언가로 변할 것이다.</text:p>
      <text:p text:style-name="P36">==================</text:p>
      <text:p text:style-name="P16">이는 기계에 “업로드”된 인간 의식의 생존이라는 가설에도 똑같이 적용된다. 업로드된 의식은 그들이 유용함<text:span text:style-name="T138">(즉, 인간으로부터 유래되지 않은 어떠한 대체물들보다도 유용함)을 </text:span><text:soft-page-break/><text:span text:style-name="T138">유지하지 못한다면, 그 존재는 용납되지 않을 것이다. 유용함을 유지하기 위해선 그들은 오늘날 존재하는 인간 의식과는 어떠한 공통점도 없는 무언가로 변해야할 것이다.</text:span></text:p>
      <text:p text:style-name="P37">=====================</text:p>
      <text:p text:style-name="P16"/>
      <text:p text:style-name="P16">어떤 기술광들은 그래도 괜찮다고 여길 수도 있다. 하지만 불멸을 향한 그들의 꿈은 여전히 환상에 불과하다. <text:span text:style-name="T139">(인간-기계 잡종들, 그러한 잡종들로부터 진화한 순수한 인공 개체들, 또는 인간의 의식이 업로드된 기계들 같은)</text:span>인간으로부터 유래된 개체들의 생존경쟁 뿐만 아니라, 인간으로부터 유래된 개체들과 인간으로부터 유래되지 않은 개체들 간의 생존경쟁은 극소수의 개체들을 제외한 모두를 제거할 것이다. 이는 인간이나 그들의 기계의 특정 성질과는 관련이 없다. 이것은 자연선택을 통한 진화의 일반적인 법칙이다. 생물학적 진화를 봐라: 지구 상에 존재했던 모든 종들 중에서, 극히 일부만이 오늘날까지 직계후손을 남길 수 있었다.<text:span text:style-name="T140">134 </text:span>설령 우리가 이 장에서 다루었던 다른 이유들을 전부 제외하더라도, 이 법칙 하나만으로도, <text:s/>어떤 기술광이 영생을 누릴 가능성은 극히 미미하다.</text:p>
      <text:p text:style-name="P37">============================</text:p>
      <text:p text:style-name="P17">기술광들은 설령 모든 생물학적 종들이 결국 제거되었더라도, 많은 종들이 수천년 혹은 수백만년 간 생존했으니, 따라서 기술광들 역시 수천년 혹은 수백만년 간 생존할 수 있을 것이라고 대답할 수도 있다. 하지만 생물학적 종들의 환경이 넓은 지역에서 빠르게 변할 때, 새로운 종의 등장과 기존 종의 멸종 속도는 크게 증가한다.<text:span text:style-name="T141">135 </text:span>기술 발전은 지속적으로 가속되며, 레이 커즈와일 같은 기술광들은 가까운 시일 내에 사실상 폭발할 것이라고 주장한다.<text:span text:style-name="T142">136</text:span>결과적으로, 변화는 점점 급격해진다. 모든 것이 빨라지고 또 빨라진다. 자가증식 체제들 간의 경쟁은 점점 치열해진다. 이 과정이 빨라짐에 따라 생존경쟁의 패배자들은 어느 때보다도 빠르게 제거될 것이다. 따라서, 기술 발전의 기하급수적 가속에 대한 기술광들 스스로의 믿음에 따르면, 인간-기계 잡종과 인간 의식이 업로드된 기계와 같은 인간으로부터 유래된 개체들의 기대 수명은 실제로는 꽤 짧을 것이라고 말해도 괜찮을 것이다. 몇몇 기술광들이 열망하는 <text:span text:style-name="T143">700년 또는 천년의 수명137은 공상에 불과하다.</text:span></text:p>
      <text:p text:style-name="P37">===========================</text:p>
      <text:p text:style-name="P73"><text:span text:style-name="T144">우리가 이 책의 제</text:span><text:span text:style-name="T145">1장 파트VI에서 다루었던 </text:span><text:span text:style-name="T144">특이점 대학</text:span><text:span text:style-name="T145">(Singularity University)은 기술성애자들이 “연구를 지도”하고 “진보를 형성”하여 기술이“사회를 개선”하는 것을 돕기 위해 세워졌다고 알려져있다. </text:span><text:span text:style-name="T144">우리는 특이점 대학이 실제로는 기술지향적 기업가들의 이익을 위해 복무하고 있음을 지적했다. 그리고 기술성애자들이 “사회 개선”을 위한 “진보 형성”이라는 헛소리를 진지하게 믿고 있기나 한지 의심을 표했다. 하지만, 기술광들</text:span><text:span text:style-name="T146">(파트V 앞부분에서 명시한 일부 기술성애자들)</text:span><text:span text:style-name="T144">은 <text:s/>특이점 대학</text:span><text:span text:style-name="T146">138</text:span><text:span text:style-name="T144"> </text:span><text:soft-page-break/><text:span text:style-name="T144">같은 조직들이 기술 “진보를 형성”하고 기술 사회를 미래 유토피아로 이끌 수 있으리라고 진심으로 믿고 있는 것 같다. 기술광들이 수천년을 살기 위해서는 미래 유토피아에서 경쟁 과정을 제거해야할 것이다. 하지만 우리는 제</text:span><text:span text:style-name="T146">1장에서 우리 사회의 발전은 결코 이성적 통제의 대상이 될 수 없음을 보여주었다: </text:span><text:span text:style-name="T144">기술광들은 기술의 “진보를 형성”할 수 없을 것이며, 기술적 발전 과정을 지도할 수 없을 것이며, 기술광들을 제거할 치열한 경쟁을 없애지 못할 것이다.</text:span></text:p>
      <text:p text:style-name="P38">====================================</text:p>
      <text:p text:style-name="P74"><text:span text:style-name="T144">우리가 지금까지 지적한 것들과, 기술광들의 미래 전망은 순전히 근거없는 추측에만 의지하고 있음을 고려했을 때,</text:span><text:span text:style-name="T147">139 우리는 대체 왜 그들이 그런 전망을 믿는지 질문해야한다. </text:span><text:span text:style-name="T144">커즈와일 같은 어떤 기술광들은, 그들이 기대하는 미래의 실현 가능성이 불확실함을 어느 정도 인정한다.</text:span><text:span text:style-name="T147">140 하지만 이건 그들의 모습이 이성적인 사람들 눈에 너무 우스꽝스러워 보이지 않기 위해 회의주의자들에게 던져주는 먹이에 불과한 것 같다. <text:s/></text:span><text:span text:style-name="T144">불확실성을 형식적으로 인정함에도 불구하고, 대부분의 기술광들이 어떤 모호한 유토피아 세계에서 수 세기, 또는 영원히 살게 되리라고 자신있게 예측하고 있는 것은 분명하다.</text:span><text:span text:style-name="T148">141</text:span><text:span text:style-name="T144"> 따라서 커즈와일은 단호하게 말한다: “우리는 살고 싶은 만큼 살 수 있을 것이다...”</text:span><text:span text:style-name="T149">142</text:span><text:span text:style-name="T144">그는 “아마도”, “예상대로라면” 같은, 어떠한 </text:span><text:span text:style-name="T150">유보 조항도</text:span><text:span text:style-name="T144"> 붙이지 않았다. 그의 책 전체가 그가 불멸의 기계가 되어 우주</text:span><text:span text:style-name="T150">를 정복하는</text:span><text:span text:style-name="T144"> 미래에 도취되어있음을 보여준다. 사실, 커즈와일과 친구들은 환상의 세계에서 살고 있다.</text:span></text:p>
      <text:p text:style-name="P38">================================</text:p>
      <text:p text:style-name="P75"><text:span text:style-name="T144">기술광들의 믿음 체계는 종교 현상으로 설명될 수 있다.</text:span><text:span text:style-name="T149">143 아마 “기술교(Technianity)”쯤으로 부를 수 있을 것이다. </text:span><text:span text:style-name="T144">기술교가 아직은 엄밀한 의미에서의 종교가 아니라는 것은 사실이다. 아직은 통일된 교리를 개발하진 못했기 때문이다. 기술광들의 믿음은 매우 다양하다.</text:span><text:span text:style-name="T149">144 </text:span><text:span text:style-name="T144">이러한 측면에서 기술교는 다른 종교들의 초기 단계와 유사하다고 볼 수 있을 것이다.</text:span><text:span text:style-name="T151">14</text:span><text:span text:style-name="T152">5 </text:span><text:span text:style-name="T144">그럼에도 불구하고, 기술교는 이미 종말론적 사교</text:span><text:span text:style-name="T153">(</text:span><text:span text:style-name="T9">邪敎</text:span><text:span text:style-name="T20">)</text:span><text:span text:style-name="T144">의 특징들을 갖고 있다: 이들 대부분은 격변기, 즉 특이점을 예측한다.</text:span><text:span text:style-name="T154">146 특이점은 기술 발전이 너무나 빨라져 폭발과 유사해지는 지점이다. </text:span><text:span text:style-name="T144">이는 기독교 신화의 심판의 날</text:span><text:span text:style-name="T154">147 또는 마르크스주의 신화의 혁명과 유사하다. </text:span><text:span text:style-name="T144">격변기 후에는 </text:span><text:span text:style-name="T154">(</text:span><text:span text:style-name="T144">하느님의 나라 또는 노동자의 낙원과 유사한</text:span><text:span text:style-name="T154">)</text:span><text:span text:style-name="T144"> 기술 유토피아가 찾아온다. 기술교는 기술광들로 이루어진 </text:span><text:span text:style-name="T154">(기독교의 참된 신자 또는 마르크스주의의 프롤레타리아148와 유사한)</text:span><text:span text:style-name="T144">선택받은 소수를 갖고 있다. 선택받은 자들은, 기독교의 그것과 같이, 영생을 얻게된다. 물론 마르크스주의에는 이 요소가 빠져있다.</text:span><text:span text:style-name="T154">149</text:span></text:p>
      <text:p text:style-name="P39">=============================</text:p>
      <text:p text:style-name="P75"><text:span text:style-name="T144">역사적으로, 종말론적 사교</text:span><text:span text:style-name="T153">(</text:span><text:span text:style-name="T9">邪敎</text:span><text:span text:style-name="T20">)</text:span><text:span text:style-name="T144">들은 “거대한 사회 변화 혹은 위기가 닥쳤을 때”에 나타나는 경향이 있다.</text:span><text:span text:style-name="T154">150 </text:span><text:span text:style-name="T144">이는 기술광들의 믿음이 기술에 대한 진정한 자신감이 </text:span><text:soft-page-break/><text:span text:style-name="T144">아니라, 그들이 유사종교적 신앙을 통해 외면하고자 하는 기술 사회의 미래에 대한 그들 스스로의 불안감을 반영하고 있음을 암시한다. </text:span></text:p>
      <text:p text:style-name="P40">========================</text:p>
      <text:p text:style-name="P40">1. <text:span text:style-name="T185">1993년 9월, 리히텐슈타인, </text:span>Vaduz에서 솔제니친이 한 연설. Remnick, p. 21 인용. 여기서 솔제니친은 프랜시스 후쿠야마의 유명한 저서를 인용했다.<text:span text:style-name="T185">(인용 저서 목록 참고.)</text:span></text:p>
      <text:p text:style-name="P40"/>
      <text:p text:style-name="P40">2. From “Self Reliance” (1841), in Emerson, p. 30. 우리가 이 인용구를 통해 권력에 대한 도덕적 판단을 내리려는 것은 아니다. 그저 권력에 대한 실증적 사실을 지적했을 뿐이다.</text:p>
      <text:p text:style-name="P40"/>
      <text:p text:style-name="P40"/>
      <text:p text:style-name="P40">3. Kaczynski, Letter to David Skrbina: Oct. 12, 2004, Part III 참고. According to Orr, p. 80, “‘다윈의 위험한 생각’에서, 다니엘 데넷<text:span text:style-name="T186">(Daniel Dennett)은 자연선택이 인류 문화의 변화를 설명해준다고 주장했다.” 나는 데넷의 책을 읽지 않았고, 이 장이 그의 저서와 어느정도 일치하는지, 아니면 모순되는지 모른다.</text:span></text:p>
      <text:p text:style-name="P40"/>
      <text:p text:style-name="P40">4. R. Heilbroner &amp; A. Singer, pp. 26-27.</text:p>
      <text:p text:style-name="P40"/>
      <text:p text:style-name="P40">5. “핵가족”은 여성, 남성, 그들의 자녀로 구성된 인간 가족을 의미한다.</text:p>
      <text:p text:style-name="P40"/>
      <text:p text:style-name="P41">6. <text:span text:style-name="T188">우리가 “경쟁”이라고 할 때, 반드시 의도적인 경쟁을 의미하는 것은 아니다. </text:span>우리가 말하는 경쟁은, 그저 일어날 뿐이다. 예를들어, 식물들은 분명히 서로 경쟁하려는 의도가 없다. <text:span text:style-name="T187">그저 가장 효과적으로 생존하고 증식하는 식물들이 덜 효과적으로 생존하고 증식하는 식물들을 대체하는 경향이 있다는 사실이다. </text:span>이런 의미에서의 “경쟁”이란, 경쟁자가 의도를 갖든 갖지 않든 진행되는 불가피한 과정이다.</text:p>
      <text:p text:style-name="P40"/>
      <text:p text:style-name="P42">7. <text:span text:style-name="T189">이것과 비슷하면서도 더 복잡한 일이 고대 마야에서 발생했던 것 같다. </text:span>“고전” 마야 문명이 오로지 우리가 묘사한 경쟁만을 이유로 무너지지는 않았을 것이다. 하지만 이 요소가 마야 문명의 붕괴 원인들 중 하나였으며, 어쩌면 가장 중요한 원인이었을 수도 있다. Diamond, pp. 157–177,431. Sharer, pp. 355–57. NEB (2003), Vol. 7, “Maya,”. p. 970; Vol.15, “Central America,” p. 665; Vol. 26, “Pre-Columbian Civilizations,” p. 17 참고. “깨끗한” 역사적 사례를 찾기는 힘들다. <text:soft-page-break/>역사적 사건들의 원인은 복잡하고 논쟁의 여지가 있기 마련이기 때문이다. 마야의 사례는 이를 잘 보여준다. 더 자세한 논의는, Appendix Two, Part A 참고.</text:p>
      <text:p text:style-name="P40"/>
      <text:p text:style-name="P43">8. 우리가 “예측”이나 이익 “추구”라고 말할 때, 의식적, 지적 예측이나 의도적인 이익 추구만을 뜻하는건 아니다. 여기에는 “지능” 여부와는 상관 없이, 예측이나 이익 추구와 동일한 효과를 갖는 넓은 범위의 행동을 포함한다. <text:span text:style-name="T190">(각주 6과 비교) </text:span><text:span text:style-name="T191">예를들어, 육상동물로 진화하는 과정에서 (물에서 쓸모있는)아가미를 유지하겠다는 “안목”을 갖춘 척추동물들은, 육지에서 아가미를 유지하느라 불이익을 받았다. </text:span>따라서 그들은 아가미를 없애 단기적 이익을 추구한 육상동물과의 “경쟁”에서 패배했다.파충류, 조류, 포유류들은 아가미를 제거하는 바람에 공기에 의존하게 되었다. 그래서 오늘날의 고래들이 물 속에 너무 오래있으면 익사하는 것이다.</text:p>
      <text:p text:style-name="P40"/>
      <text:p text:style-name="P40">9. 여기서 쓰인 “신속”함의 정도는 자가증식 체제가 처한 환경과, 중요한 사건들의 발생 빈도에 의해 정해진다. 수렵채집인 무리는 자신의 영토를 <text:span text:style-name="T192">1년에 한번만 방문해도 충분하다. 반면에, 첨단 기술 사회는 실시간에 가까운 장거리 통신 수단이 있어야 한다.</text:span></text:p>
      <text:p text:style-name="P40"/>
      <text:p text:style-name="P40"/>
      <text:p text:style-name="P40">10. Appendix Two, Part B 참고.</text:p>
      <text:p text:style-name="P40"/>
      <text:p text:style-name="P45">11. 산업화 이전 제국들의 최대 지리적 크기는 이동, 통신 수단 뿐만 아니라, 관료화 같은 조직 요소에 의해서도 결정되었다. 하지만, 얼마나 조직화 수준과 상관없이, 제국들의 최대 크기는 이동, 통신 수단의 수준에 의해 정해지는 경향이 있는 것 같다. Taagepera, pp. 121–23 참고. </text:p>
      <text:p text:style-name="P40"/>
      <text:p text:style-name="P46">12. “Of toxic bonds and crippled nuke plants,” The Week, Jan. 28, 2011, p. 42 (“팽팽한 동조” 대신에 “팽팽한 연결”라는 표현을 썼다.). Harford, p. 27. Perrow, Normal Accidents, pp. 89-100; “Black Swans," The Week, April 8, 2011, p. 13 참고.</text:p>
      <text:p text:style-name="P40"/>
      <text:p text:style-name="P40">13. Harford, p. 27. The Week, April 8, 2011, p. 13.</text:p>
      <text:p text:style-name="P40"/>
      <text:p text:style-name="P40">14. Perrow, Next Catastrophe, Chapt. 9. See The Atlantic, Jan./Feb. 2015, p. 25, col. 1 (대형 은행들은 “여전히 지나치게 연결되어있다.”).</text:p>
      <text:p text:style-name="P40"/>
      <text:p text:style-name="P47"><text:soft-page-break/>15. 물론 이 주장은 강력한 자가증식 하위체제들이 상위체제가 즉각적인 외부위협에 처해있는지, 아닌지를 구분할만큼 충분히 “똑똑”하리라고 가정한다. 하지만, 우리의 목표와 연관된 맥락에서 이 가정은 분명 옳을 것이다.</text:p>
      <text:p text:style-name="P47"/>
      <text:p text:style-name="P40">16. Silverman, p. 103. Alinsky, p. 149 비교<text:span text:style-name="T193">(강력한 집단들 간의 권력 투쟁은 그들이 공통의 적에게 동일하게 노출되어야만 일시적으로 중단될 수 있다).</text:span></text:p>
      <text:p text:style-name="P40"/>
      <text:p text:style-name="P40">17. Appendix Two, Part C. 18. See Appendix Two, Part D 참고.</text:p>
      <text:p text:style-name="P40"/>
      <text:p text:style-name="P40">19. E.g., Anonymous와 지금은 해산된 LulzSec 같은 단체들. The Economist, June 18, 2011, pp. 67–68; Aug. 6, 2011, pp. 49–50. Saporito, pp. 50–52, 55. Acohido, “Hactivist group." p. 1B, and “LulzSec's gone," p. 1B.</text:p>
      <text:p text:style-name="P40"/>
      <text:p text:style-name="P49">20. E.g., 공권력은 스칸디나비아 폭주족들을 통제하는데 분명히 실패했다. The Week, Aug. 20, 2010, p. 15. 공권력은 중국 조직범죄단체들이 전문가들조차 알아챌 수 없는 정교한 가짜 신분증을 막지 못하고 있다.USA Today, June 11, 2012, p. 1A; Aug. 7, 2012, p. 4A. 해커들이 인터넷을 통해 저지르는 범죄를 막는것은 대단히 힘들다. Acohido, “Hackers mine ad strategies," p. 2B. Leger &amp; Arutunyan, pp. 1A, 7A. USA Today, Aug. 29, 2013, p. 2B.</text:p>
      <text:p text:style-name="P40"/>
      <text:p text:style-name="P40">21. 제<text:span text:style-name="T194">3장의 각주 66, 70 참고</text:span>. Also: The Week, May 21, 2010, p. 8; May 28, 2010, p. 6; Aug. 13, 2010, p. 6; Dec. 24, 2010-Jan. 7, 2011, p. 20. USA Today, Nov. 22, 2013, p. 8A.</text:p>
      <text:p text:style-name="P40"/>
      <text:p text:style-name="P50">22. 케냐는 “마약-국가”라고 불린다. The Week, Jan. 14, 2011, p. 18, 그리고 이를 입증해줄 증거들이 많다. Gastrow, Dec. 2011, Chapt. One, especially pp. 24, 26, 28–34. “Available information does not... justify categorizing Kenya as a captured or criminalized state, but the country is clearly on its way to achieving that... status.” “지금까지 알려진 정보에 따르면 케냐를 범죄국가로 분류하기는 힘들다. 하지만 이 추세대로라면 조만간 범죄국가가 될 것이다.” Gastrow, Sept. 2011, p. 10. 마약 조직들은 국제적으로 활동하고 있으며, 기니비사우 같은 다른 아프리카 정부들을 대규모로 부패하게 만들었다. O’Regan, p. 6.</text:p>
      <text:p text:style-name="P40"/>
      <text:p text:style-name="P40">23. Patterson, pp. 9–10, 63 참고. </text:p>
      <text:p text:style-name="P40"><text:soft-page-break/></text:p>
      <text:p text:style-name="P48">24. Vick, pp. 46-51. The Economist, Dec. 10, 2011, p. 51.</text:p>
      <text:p text:style-name="P48"/>
      <text:p text:style-name="P48">25. R. Heilbroner &amp; A. Singer, pp. 58–60.</text:p>
      <text:p text:style-name="P48"/>
      <text:p text:style-name="P40">26. Ibid., pp. 232–33, 239. Rothkopf, p. 44. Foroohar, “Companies Are The New Countries," p. 21. 또한 기업들은 미국의 정치 체제에도 강한 힘을 행사한다. 뇌물이나 다름없는 후원금을 통해 정치인들을 움직일 수 있기 때문이다. The Week, Feb. 25, 2011, p. 16 참고.</text:p>
      <text:p text:style-name="P40"/>
      <text:p text:style-name="P40">27. Carrillo, pp. 77–78. “미국 연방대법원 대법관 <text:span text:style-name="T195">William O. Douglas는 프랭클린 루즈벨트 대통령에게 10년 이상된 정부기관은 폐지해야한다고 말했다. 그 시점을 넘어가면, 정부기관은 그들의 임무보다 그들의 이미지에 더 많이 신경쓰기 때문이다.” </text:span>David Brower, “Foreword,” in Wilkinson, p. ix. 그리고 Keefe, p. 42도 참고. 여기서 막스 베버는 관료집단을 “오직 권력만을 쫓는” 집단이라고 말한다.</text:p>
      <text:p text:style-name="P40"/>
      <text:p text:style-name="P40">28. Carrillo, pp. 207–08 참고.</text:p>
      <text:p text:style-name="P40"/>
      <text:p text:style-name="P52">29. Pakistan: Time, May 23, 2011, p. 41. The Week, Nov. 26, 2010, p. 15. The Economist, Feb. 12, 2011, p. 48; Feb. 26, 2011, p. 65 (“<text:span text:style-name="T196">Ashfaq Kayani 장군은 파키스탄의 지배자이다.”</text:span>); April 2, 2011, pp. 38–39; May 21, 2011, p. 50 (“인도의 고위 관료들은 파키스탄을 사실상 군사독재국가인 것으료 여긴다.”); June 18, 2011, p. 47 (파키스탄군을 “국가 지배 집단”라고 부른다.); July 30, 2011, p. 79. USA Today, May 13, 2013, p. 5A (“투표조작 항의 시위에도 불구하고, 참관인들은 군사독재국가였던 파키스탄이 민주국가가된 역사적 사건이라고 발표했다.” 그러나: “London School of Economics의 <text:span text:style-name="T197">Asia Research Center의 </text:span><text:span text:style-name="T198">Athar Hussain은 말했다. ‘군부는 앞으로도 파키스탄에 큰 영향력을 행사할 것이다...’”</text:span>).</text:p>
      <text:p text:style-name="P40"/>
      <text:p text:style-name="P54">이집트에서 최근<text:span text:style-name="T199">(2011년)에 벌어진 사건들이 광범위하게 보도되었다. 이집트의 지배자는 군부라는 사실이 독자들에게 명확할 것이다. 예를 들어, 우리는 </text:span>USA Today, Aug. 16, 2013, p. 1A를 인용한다: “<text:span text:style-name="T199">Morsi를 이슬람 독재자라며 수백만이 시위를 한 뒤, </text:span>이집트 군부는 <text:span text:style-name="T199">Mohammed Morsi를 2013년 7월 3일 축출하였다. </text:span>이집트군 총사령관 Abdel Fatah al-Sisi는 오바마 대통령이 <text:span text:style-name="T200">Morsi 축출에 찬성하지 않은 점을 비판했다… 오바마 행정부는 아직 해당 축출을 군사 쿠데타라고 표명하지 않았다…” </text:span></text:p>
      <text:p text:style-name="P54"><text:soft-page-break/></text:p>
      <text:p text:style-name="P54"><text:s/>또한 ibid., pp. 5A, 6A, and ibid., Oct. 30, 2013, p. 7A (“정치적 공백 상황에서, 이집트군 총사령관이 권력을 갖고 있다.”) 참고. </text:p>
      <text:p text:style-name="P40"/>
      <text:p text:style-name="P53">30. 간결함을 위해 우리는 혈통을 유기체 <text:span text:style-name="T202">O</text:span><text:span text:style-name="T203">1</text:span><text:span text:style-name="T201">, </text:span><text:span text:style-name="T202">O</text:span><text:span text:style-name="T203">2</text:span><text:span text:style-name="T201">, </text:span><text:span text:style-name="T202">O</text:span><text:span text:style-name="T203">3</text:span><text:span text:style-name="T201">,...</text:span><text:span text:style-name="T202">O</text:span><text:span text:style-name="T203">N</text:span><text:span text:style-name="T201">의 배열로 정의했다. </text:span><text:span text:style-name="T202">O</text:span><text:span text:style-name="T203">2 </text:span><text:span text:style-name="T201">는 </text:span><text:span text:style-name="T202">O</text:span><text:span text:style-name="T203">1</text:span><text:span text:style-name="T201">의 자녀이고, </text:span><text:span text:style-name="T202">O</text:span><text:span text:style-name="T203">3</text:span><text:span text:style-name="T204">는 O</text:span><text:span text:style-name="T203">2</text:span><text:span text:style-name="T204">의 자녀이고, O</text:span><text:span text:style-name="T203">4</text:span><text:span text:style-name="T204">는 </text:span><text:span text:style-name="T202">O</text:span><text:span text:style-name="T203">3</text:span><text:span text:style-name="T204">의 자녀이고, 이렇게 O</text:span><text:span text:style-name="T203">N</text:span><text:span text:style-name="T204">까지 내려간다. </text:span>우리는 그러한 혈통을 <text:span text:style-name="T202">N번째 세대까지 생존했다고 말한다. </text:span><text:span text:style-name="T204">하지만 O</text:span><text:span text:style-name="T203">N</text:span><text:span text:style-name="T204">이 자녀를 남기지 못한다면, 그 혈통은 N+1번째 세대까지 생존하지 못한 것이다. </text:span>예를들어, 존이 메리의 아들이고, 조지가 존의 아들이고, 로라가 조지의 딸이라면, 메리-존-조지-로라는 <text:span text:style-name="T202">4번째 세대까지 살아남은 혈통인 것이다. </text:span>하지만 로라가 자녀를 남가지 않는다면, 그 혈통은 <text:span text:style-name="T202">5번째 세대까지 살아남지 못한 것이다.</text:span></text:p>
      <text:p text:style-name="P53"/>
      <text:p text:style-name="P51">31. Appendix Two, Part E 참고.</text:p>
      <text:p text:style-name="P51"/>
      <text:p text:style-name="P51">32. Sodhi, Brook &amp; Bradshaw, pp. 515,517,519. Benton, p. Vii. .</text:p>
      <text:p text:style-name="P51"/>
      <text:p text:style-name="P51">33. Kurzweil, pp. 344–49.</text:p>
      <text:p text:style-name="P51"/>
      <text:p text:style-name="P40">34. Ibid., p. 348.커즈와일은 관측 가능한 우주 내에 기술적으로 진보한 문명이 “수십억개”는 있을 것이라고 추측한다. 하지만 그는 이 추측이 대단히 불확실하며 아마도 지나치게 낙관적이라고 그럴듯하게 주장한다.<text:span text:style-name="T205">(나는 극도로 지나치게 낙관적이라고 말하고 싶다.)</text:span> Ibid., pp. 346–47, 357. 반면에, 커즈와일이 이 글을 쓴 <text:span text:style-name="T206">2005년 후, 생명체가 거주가능한 행성들이 지구와 가까운 거리에서 여러개 발견되었다는 언론보도들이 있었다.</text:span> E.g.: The Week, June 3, 2011, p. 21; Sept. 30, 2011, p. 23; Jan. 27, 2012, p. 19. Time, June 6, 2011, p. 18. The Economist, Dec. 10, 2011, p. 90. USA Today, Feb. 7, 2013, p.5A; April 19–21, 2013, p. 7A; Nov.5,2013, p.5A; May 3,2016, pp. 1A, 3A; May 11, 2016, p. 8A. Lieberman, pp. 36-39. 따라서 우리 천문학자들이 어째서 외계 문명을 찾지 못했는지 설명해야할 필요가 있다. Kurzweil, p. 357 참고. 이러한 맥락에서 커즈와일은 “인류 원리<text:span text:style-name="T207">(anthropic principle)”을 지독하게 오용하고 있음을 지적해야할 것이다. </text:span>Ibid.</text:p>
      <text:p text:style-name="P40"/>
      <text:p text:style-name="P40"/>
      <text:p text:style-name="P40"><text:soft-page-break/>35. 이 장의 파트 <text:span text:style-name="T208">I에서 사회진화론을 다룰 때 언급했듯이, 우리가 경쟁을 옹호하거나 미화하려는게 아님을 분명하게 하겠다. 우리는 이에 대해 어떠한 가치판단도 내리지 않는다. 우리는 다소 불쾌한 사실이라도, 사실임을 지적했을 뿐이다.</text:span></text:p>
      <text:p text:style-name="P40"/>
      <text:p text:style-name="P40">36. E.g.: “바바라 턱만<text:span text:style-name="T209">(Barbara Tuchman)이 말했듯이…, “정치적 실수의 주요 원인은 권력에의 욕망이다…!”</text:span> Diamond, p. 431.</text:p>
      <text:p text:style-name="P40"/>
      <text:p text:style-name="P40">37. E.g.: “정부들은… 단기적 안목을 갖는다: 그들은… 폭발 직전의 문제에만 집중한다. 예를들어,지금 정부<text:span text:style-name="T210">(조지 W 부시)에 인맥을 갖고 있는 내 친구는, 2000년 선거 후 처음으로 워싱턴을 방문했을 때, 우리 정부 지도자들이 ‘90일짜리’ 전망만을 갖고있다는 사실을 발견했다고 말해주었다: 그들은 90일 내에 재앙을 일으킬 문제들에 대해서만 말했다.” </text:span>Ibid., p. 434.</text:p>
      <text:p text:style-name="P40"/>
      <text:p text:style-name="P40">38. Appendix Two, Part F 참고.</text:p>
      <text:p text:style-name="P40"/>
      <text:p text:style-name="P40">39. For other parts of the reason, see Kaczynski, Letters to David Skrbina: Aug. 29, 2004, point (I); Nov. 23, 2004, Part IV. E, point 1; March 17, 2005, Part I.A, points 6–8, 10–16, Part II.A, point 3, Part II.B, point 1, Part III.B, points 3–6.</text:p>
      <text:p text:style-name="P40"/>
      <text:p text:style-name="P40">40. This assumption is implicit in, e.g., Benton, pp. vi, viii; McKinney &amp; Lockwood, p. 452; Feeney, pp. 20–21.</text:p>
      <text:p text:style-name="P40"/>
      <text:p text:style-name="P40">41. See Benton, p. Vii.</text:p>
      <text:p text:style-name="P40"/>
      <text:p text:style-name="P40">42. Ibid., p. iv. NEB (2007), Vol. 4, "dinosaur," p. 104; Vol. 17, “Dinosaurs," pp. 317–18.</text:p>
      <text:p text:style-name="P40"/>
      <text:p text:style-name="P40">43. See note 42. 44. Duxbury &amp; Duxbury, pp. 111–12, 413–14. Zierenberg, Adams &amp; Arp. Beatty et al. </text:p>
      <text:p text:style-name="P40"/>
      <text:p text:style-name="P55">45. The Week, June 8, 2012, p. 21. 46. Kerr, p. 703.</text:p>
      <text:p text:style-name="P55"/>
      <text:p text:style-name="P55">47. Popular Science, June 2013, p. 97.</text:p>
      <text:p text:style-name="P55"><text:soft-page-break/></text:p>
      <text:p text:style-name="P55">48. Jonathan Swift, “On Poetry: A Rhapsody," in Browning, p. 274.</text:p>
      <text:p text:style-name="P55"/>
      <text:p text:style-name="P55">49. Zierenberg, Adams &amp; Arp, p. 12962.</text:p>
      <text:p text:style-name="P55"/>
      <text:p text:style-name="P55">50. Kerr, p. 703.</text:p>
      <text:p text:style-name="P55"/>
      <text:p text:style-name="P55">51. Klemm, pp. 147–48.</text:p>
      <text:p text:style-name="P40"/>
      <text:p text:style-name="P40">52. Evolutionary and Revolutionary Technologies for Mining, pp. 19–24. See our List of Works Cited—Works Without Named Author.</text:p>
      <text:p text:style-name="P40"/>
      <text:p text:style-name="P40">53. E.g., miners have learned to use cyanide solutions and mercury—both highly poisonous—to leach gold out of sediments or crushed rock. Zimmermann, pp. 270–71, 276. NEB (2002), Vol. 21, “Industries, Extraction and Processing," pp. 491–92. At least in the case of cyanide leaching, this can be done profitably even where only a minute quantity of gold is present in each ton of material treated. Diamond, p. 40. Low-grade copper ores were not utilized until about 1900, when Daniel C. Jackling devised methods that made it possible to mine and process such ores at a profit. World Book Encyclopedia (2015), Vol. 4, “Copper," p. 1044. Modern methods of processing copper ores are described in McGraw-Hill Encyclopedia of Science &amp; Technology (2012), Vol. 4, “Copper metallurgy," pp. 765–68. Methods have been developed for utilizing low-grade iron ores such as taconite. NEB (2003), Vol. 29, “United States of America," p. 372. See Zimmermann, pp. 271–73. Some iron ores contained too much phosphorus, so that steel produced from them was “almost unfit for practical purposes.”Ibid., p. 284. Manchester, p. 32. The utiliza tion of these ores was made possible by the invention at some time between 1875 and 1879 (sources are inconsistent as to the date) of the Thomas-Gilchrist process for making low-phosphorus steel from high-phosphorus ore. Zimmermann, p. 284. NEB (2003), Vol. 5, “Gilchrist, Percy (Carlyle),” p. 265; Vol. 11, “Thomas, Sidney Gilchrist," p. 716; Vol. 21, “Industries, Extraction and Processing," pp. 420, 422, 447–48.</text:p>
      <text:p text:style-name="P40"><text:soft-page-break/></text:p>
      <text:p text:style-name="P40">54. E.g., Watson, p. 1A (widespread mercury contamination from old gold-mining operations); Diamond, pp. 36–37, 40-41, 453–57.</text:p>
      <text:p text:style-name="P40"/>
      <text:p text:style-name="P40">55. Diamond, pp. 455–56.</text:p>
      <text:p text:style-name="P40"/>
      <text:p text:style-name="P40">56. Folger, pp. 138, 140, notes the current indispensability of rare earths; NEB (2007), Vol. 15, “Chemical Elements," pp. 1016–17, notes the former limited utility of rare earths. For a detailed description of the vast growth in applications of the rare earths, see Krishnamurthy &amp; Gupta, pp. 33–73. Ibid., p. 73, states: “Over the years, analyzing world rare-earth demand on an annual basis has shown that it has remained more or less the same.” This may be true for some limited span of years, say, perhaps, the ten years or so preceding the publication of Krishnamurthy &amp; Gupta's book, but, given the vast expansion in the applications of rare earths, the statement would be implausible if applied over the long term. Krishnamurthy &amp; Gupta themselves refer on pp. 743–44 to the "continued increase in global usage" and the "fast-expanding world demand” for at least some rare earths. Even if the demand has been static for a few years, it seems unlikely that it will long remain so.</text:p>
      <text:p text:style-name="P40"/>
      <text:p text:style-name="P40">57. Margonelli, p. 17. Folger, loc. cit. (hundreds of pounds of neodymium for a single wind turbine). Krishnamurthy &amp; Gupta, pp. 50–51, provide some technical details.</text:p>
      <text:p text:style-name="P40"/>
      <text:p text:style-name="P40">58. Margonelli, p. 18. Folger, p. 145. Krishnamurthy &amp; Gupta, e.g., p.718. 59. Ibid., Chapt. 9, pp. 717–744. </text:p>
      <text:p text:style-name="P40">60. The Bouma postyard near Lincoln, Montana, which treated posts and poles with cupric arsenate, was in operation throughout the author's 25-year residence in that area.</text:p>
      <text:p text:style-name="P40"/>
      <text:p text:style-name="P40">61. For this whole paragraph see Zimmermann, pp. 323–24, 401–07; NEB (2002), Vol.21, “Industries, Extraction and Processing,"pp.515,520,523–28; Krauss, p. B8; C. Jones, p. 3B. Allan Nevins's biography of John D. <text:soft-page-break/>Rockefeller (see List of Works Cited), who created the Standard Oil Company, is also of interest in this connection.</text:p>
      <text:p text:style-name="P40"/>
      <text:p text:style-name="P40">62. For this paragraph up to this point, see NEB (2002), Vol. 21, "Industries, Extraction and Processing," pp. 515–19; Mann, pp. 48–63; Walsh, "Power Surge,” pp. 36–39; Reed, p. B6; Rosenthal, p. B6; K. Johnson &amp; R. Gold, pp. A1, A6; Vara, pp. 20–21; USA Today, May 10, 2011, p. 2A, Nov. 23, 2012, p. 10A, Nov. 4, 2013, p. 3B, and Nov. 14, 2013, p. 1A.</text:p>
      <text:p text:style-name="P40"/>
      <text:p text:style-name="P40">63. See, e.g., Walsh, “Gas Dilemma," pp. 43, 45–46, 48; USA Today, July 19, 2016, p. 6B.</text:p>
      <text:p text:style-name="P40"/>
      <text:p text:style-name="P40">64. The Week, April 8, 2016, p. 7. USA Today, Aug. 11, 2016, p. 4A and Dec. 7, 2016, p. 6B.</text:p>
      <text:p text:style-name="P40"/>
      <text:p text:style-name="P40">65. This conclusion is strongly suggested by the theory of natural selec tion as developed in the present chapter, and it is supported empirically by the system's failure to solve other problems that require worldwide international coop eration and renunciation of competitive advantages (e.g., the failure to eliminate war or nuclear weapons), as well as the failure to deal with the greenhouse effect itself. Note failure of global warming summits in Copenhagen, USA Today, Nov. 16, 2009, p. 5A and Cancún, The Week, Dec. 10, 2010, p. 23, “Climate change: Resignation sets in." The famous “Paris Climate Agreement” was touted as a “turning point for the planet," USA Today, Oct. 6, 2016, p. 1A, but President Trump, as we all know, has withdrawn the U.S. from that agreement, and even if the agreement had remained intact it would have accomplished very little toward bringing global warming under control, Lomborg, p. 7A. </text:p>
      <text:p text:style-name="P56">: </text:p>
      <text:p text:style-name="P56"/>
      <text:p text:style-name="P56">66. See note 27 to Chapter One; Wald, “Nuclear Industry Seeks Interim Site," pp. A1, A20, and "What Now for Nuclear Waste?," pp. 48–53. </text:p>
      <text:p text:style-name="P40"/>
      <text:p text:style-name="P40"><text:soft-page-break/>67. See, e.g., “Radioactive fuel rods: The silent threat,” The Week, April 15, 2011, p. 13. Even where cleanup efforts are undertaken, they are likely to be characterized by incompetence and inefficiency. See, e.g., USA Today, Aug. 29, 2012, p. 2A; May 10, 2017, p. 3A (“Tunnel containing nuclear waste collapses”); June 26, 2017, pp. 1A &amp; 2A.</text:p>
      <text:p text:style-name="P40"/>
      <text:p text:style-name="P40">68. Carroll, pp. 30–33. Koch, p. 4B.</text:p>
      <text:p text:style-name="P40"/>
      <text:p text:style-name="P40">69. Carroll, p. 33 (“The isolated Alaska village of Galena is in discussions with Toshiba” to buy a mini-nuke).</text:p>
      <text:p text:style-name="P40"/>
      <text:p text:style-name="P57">70. Matheny, p. 3A.</text:p>
      <text:p text:style-name="P57"/>
      <text:p text:style-name="P57">71. Welch, p. 3A. The Week, March 23, 2012, p. 14.</text:p>
      <text:p text:style-name="P57"/>
      <text:p text:style-name="P57">72. Welch, p. 3A. MacLeod, p. 7A.</text:p>
      <text:p text:style-name="P57"/>
      <text:p text:style-name="P57">73. Welch, p. 3A.</text:p>
      <text:p text:style-name="P57"/>
      <text:p text:style-name="P57">74. The Economist, April 2, 2011, p. 65.</text:p>
      <text:p text:style-name="P40"/>
      <text:p text:style-name="P40">75. Nuclear energy will include electricity from fusion power-plants if such plants ever become a practical alternative. But as of March 2017 all fusion reactors have consumed more energy than they have produced, and moreover such reactors are very expensive to build. See H. Fountain in our List of Works Cited. So it will be a long time before fusion power-plants become economically viable, if they ever do. Controlled fusion has been touted as an unlimited and perfectly clean source of energy, but in reality fusion power-plants will routinely release some radioactive tritium gas into the atmosphere and will produce radioactive waste that will have to be disposed of. In addition, as with present-day fission power-plants, there will be a possibility of radiation-releasing accidents. See Taylor et al. Even if fusion plants were perfectly clean and economically competitive, we could expect the system's consumption of <text:soft-page-break/>energy to increase exponentially until some limit were reached. If nothing else, the amount of heat generated would eventually lead-independently of any greenhouse effect--to an intolerable level of global warming. </text:p>
      <text:p text:style-name="P40"/>
      <text:p text:style-name="P40">76. Matheny, p. 3A. See also Lovich &amp; Ennen. 77. See Hernandez et al.; Walsh, “Power Surge," pp. 34–35.</text:p>
      <text:p text:style-name="P40"/>
      <text:p text:style-name="P40">78. Matheny, p. 3A. At this point the first edition of the present work cited an item from The Week for the "fact” that the manufacture of solar panels required rare-earth elements, but it now appears that the "fact” is a myth.</text:p>
      <text:p text:style-name="P40"/>
      <text:p text:style-name="P40">79. See Hernandez et al. Also, solar energy plants kill numerous birds. Walston et al. Of course, fossil-fuel power-plants too kill numerous birds, ibid., in addition to all the other environmental damage that they do. Our purpose here is not to show that “green” energy is no better than fossil-fuel energy. Our point is merely that the production of energy even from “green” sources does substantial damage to the environment. Since the technological system's appetite for energy is insatiable, the exploitation even of “green” energy sources will expand without limit and in the long run will devastate our environment just as surely as the use of fossil fuels will. </text:p>
      <text:p text:style-name="P40"/>
      <text:p text:style-name="P40">80. Kurzweil, p. 13. In some important ways Kurzweil himself falls into this error.</text:p>
      <text:p text:style-name="P40"/>
      <text:p text:style-name="P40">81. Ibid., p. 12.</text:p>
      <text:p text:style-name="P40"/>
      <text:p text:style-name="P40">82. According to Zimmermann, p. 323, the first functioning internal combustion engine (fueled by gas) was built in 1860. Internal combustion engines using gasoline and kerosene came later.</text:p>
      <text:p text:style-name="P40"/>
      <text:p text:style-name="P40">83. NEB (2003), Vol. 29, “War, Technology of,” p. 575.</text:p>
      <text:p text:style-name="P40"><text:soft-page-break/></text:p>
      <text:p text:style-name="P40">84. NEB (2003), Vol. 14, “Atmosphere," pp. 317, 321–22, 330-31, and "Biosphere," p. 1155. Ward, especially pp. 46–53, 75. World Book Encyclopedia (2015), Vol. 6, “Earth," p. 26 (the carbon cycle).</text:p>
      <text:p text:style-name="P40"/>
      <text:p text:style-name="P40">85. NEB (2003), Vol. 14, “Biosphere," p. 1155, says that the Earth's atmo sphere once was “largely composed of carbon dioxide,” but this is unlikely, since ibid., “Atmosphere," p. 321, refers to an approximately hundredfold decline of atmospheric CO2 [= carbon dioxide] abundances from [3.5 billion) years ago to the present.” The present atmosphere contains roughly 400 parts per million, or 0.04%, of CO2. Kunzig, p. 96 (chart). So the atmosphere of 3.5 billion years ago must have contained something like 100x0.04%=4% of CO2. On the other hand, Ward, p. 104, suggests that at that time as much as a third of the Earth's atmo sphere may have been CO2. </text:p>
      <text:p text:style-name="P40">86. Estimates of the energy radiated by the Sun 3.5 billion years ago are inconsistent. Compare: NEB (2003), Vol. 14, “Biosphere," p. 1155; ibid., Vol. 27,"Solar System,"p. 457; ibid., Vol. 28, “Stars and Star Clusters," p. 199; Ward, pp. 43, 74; Ribas, p. 2. But it seems safe to say that the Sun today radiates somewhere between 25% and 45% more energy than it did 3.5 billion years ago. </text:p>
      <text:p text:style-name="P40">87. NEB (2003), Vol.14,"Biosphere,”p.1155. See also ibid., “Atmosphere,” p. 330; Ward, p. 75. </text:p>
      <text:p text:style-name="P40">88. NEB (2003), Vol. 14, “Atmosphere," p. 321. Mann, p. 56. 89. E.g., Mann, p. 62. 90. Ward, pp. 74–75. For some remarks on Ward's book, see Appendix Four. </text:p>
      <text:p text:style-name="P40">91. Regarding methane see, e.g., USA Today, March 5, 2010, p. 3A (“Methane... appears to be seeping through the Arctic Ocean floor and into the Earth's atmosphere..."); Mann, pp. 56, 62. </text:p>
      <text:p text:style-name="P40">92. Kunzig, p. 94. 93. Ibid., p. 96 (chart caption). 94. Ibid., pp. 90–91. 95. Ibid., p. 94. </text:p>
      <text:p text:style-name="P40">96. Ibid., p. 109 (“That episode doesn't tell us what will happen to life on Earth if we... burn the rest [of our planet's fossil-fuel reserves]."). </text:p>
      <text:p text:style-name="P40"><text:soft-page-break/>97. Ibid., pp. 105–08. </text:p>
      <text:p text:style-name="P40">98. It is estimated that the manufacture of Portland cement accounts for about five percent of all human-caused emissions of carbon dioxide. National </text:p>
      <text:p text:style-name="P40">ANTI-TECH REVOLUTION </text:p>
      <text:p text:style-name="P40">Geographic, Jan. 2016, “Towering Above," unnumbered page. </text:p>
      <text:p text:style-name="P40"/>
      <text:p text:style-name="P40">99. See Wood, pp. 70–76; Sarewitz &amp; Pielke, p. 59; Time, March 24, 2008, p. 50.</text:p>
      <text:p text:style-name="P40"/>
      <text:p text:style-name="P44">100. Wood, pp. 72, 73, 76. </text:p>
      <text:p text:style-name="P44"/>
      <text:p text:style-name="P44">101. See Appendix Four. </text:p>
      <text:p text:style-name="P44"/>
      <text:p text:style-name="P44">102. USA Today, July 1-4, 2016, p. 1A. </text:p>
      <text:p text:style-name="P44"/>
      <text:p text:style-name="P44">103. See ibid., Sept. 24, 2014, p. 10A. </text:p>
      <text:p text:style-name="P44"/>
      <text:p text:style-name="P44">104. Ibid. </text:p>
      <text:p text:style-name="P44"/>
      <text:p text:style-name="P40">105. E.g., Science News, Vol. 163, Feb. 1, 2003, p. 72 (mercury); Batra (cadmium); USA Today, Aug. 7, 2014, p. 2A (mercury); ibid., Jan. 20, 2016, p. 8A (lead, but see also ibid., Jan. 27, 2016, p. 7A); The Week, Jan. 20, 2012, p. 18 (depleted uranium scattered by non-nuclear artillery shells, which causes birth defects). </text:p>
      <text:p text:style-name="P40"/>
      <text:p text:style-name="P40">106. See notes 20, 21 to Chapter One and, e.g., Vegetarian Times, May 2004, p. 13 (quoting Los Angeles Times of Jan. 13,2004); U.S. News &amp; World Report, Jan. 24, 2000, pp. 30–31. On cyanide, see notes 53 &amp; 54, above. </text:p>
      <text:p text:style-name="P40"/>
      <text:p text:style-name="P40">107. Regarding the effects of the 2010 oil spill in the Gulf of Mexico, see Time, Sept. 27, 2010, p. 18; The Week, Sept. 24, 2010, p. 7. </text:p>
      <text:p text:style-name="P40"/>
      <text:p text:style-name="P40"><text:soft-page-break/>108. The Week, June 18, 2010, p.12. Searcy, pp. A4, A6. </text:p>
      <text:p text:style-name="P40"/>
      <text:p text:style-name="P40">109. Examples: Artificial lighting is thought to be partly responsible for dramatic declines in firefly populations. National Geographic, June 2009, “ENVIRONMENT: Dimming Lights," unnumbered page. Many thousands of untested chemicals are getting into our environment, The Week, March 12, 2010, p. 14 and Dec. 2, 2011, p. 18; Time, April 12, 2010, pp. 59–60, and these sometimes turn out to have unexpected harmful effects, e.g., “Shrimp on Prozac," The Week, Aug. 6, 2010, p. 19. Exotic species brought into a region in the belief that they are harmless often reproduce uncontrollably and do enormous damage. See note 36 to Appendix Two. The use of plastics has led to serious, totally unforeseen harm to life in the oceans. Duxbury &amp; Duxbury, p. 302. Gardner, Prugh &amp; Renner, pp. 86–87. USA Today, March 23, 2018, p. 3A (“Ocean garbage dump..."). </text:p>
      <text:p text:style-name="P44"/>
      <text:p text:style-name="P44">110. NEB (2003), Vol. 26, “Rivers." p. 860. </text:p>
      <text:p text:style-name="P44"/>
      <text:p text:style-name="P44">111. E.g., Denver Post, Aug. 23, 2005, p. 2B. </text:p>
      <text:p text:style-name="P44"/>
      <text:p text:style-name="P44">112. NEB (2003), Vol. 14, “Atmosphere," p. 331. </text:p>
      <text:p text:style-name="P40"/>
      <text:p text:style-name="P40">113. For some remarks concerning small islands in relation to the theory developed in the present chapter, see Appendix Two, Part G. </text:p>
      <text:p text:style-name="P40"/>
      <text:p text:style-name="P40"/>
      <text:p text:style-name="P18">114. 기술광 예언자들 중 가장 잘 알려진 레이 커즈와일이 원래 공상과학 매니아였다는 것은 의미심장하다. Kurzweil, p. 1. 나노기술의 예언자, 킴 에릭 드렉슬러<text:span text:style-name="T156">( Kim Eric Drexler)는 원래 “우주여행과 우주식민지 이론을 연구”했었다.Keiper, p. 20. </text:span></text:p>
      <text:p text:style-name="P18"/>
      <text:p text:style-name="P18">115. 물론 트랜스휴먼주의자들은 기술광에 해당한다. 하지만 어떤 기술광들은 트랜스휴먼주의자가 아닌 것 같다.</text:p>
      <text:p text:style-name="P18"/>
      <text:p text:style-name="P18">116. Grossman, p. 49, col. 2. Kurzweil, pp. 351-368. </text:p>
      <text:p text:style-name="P18"/>
      <text:p text:style-name="P18"><text:soft-page-break/></text:p>
      <text:p text:style-name="P19">117. Kelly, p. 357. </text:p>
      <text:p text:style-name="P19"/>
      <text:p text:style-name="P19">118. Ibid., pp. 11–12. </text:p>
      <text:p text:style-name="P19"/>
      <text:p text:style-name="P19">119. Grossman, p. 47. Kurzweil, p. 320. </text:p>
      <text:p text:style-name="P18"/>
      <text:p text:style-name="P18">120. Grossman, p. 44, col. 3. Kurzweil, pp. 194–95, 309, 377. Vance, p. 1, col. 3; p. 6, col. 1. </text:p>
      <text:p text:style-name="P18"/>
      <text:p text:style-name="P18">121. Grossman, p. 44, col. 3; p. 48,col. 1; p. 49, col. 1. Kurzweil, pp. 198–203, 325–26, 377. 기술광들-아니면 더 정확하게 트랜스휴먼주의자들-은 업로드 과정에서 그들의 의식이 살아남을 것이라고 간주하는 것 같다. 이 사안에 대해서 커즈와일은 다소 모호하다. 하지만 결론적으로 그의 두뇌를 비생물학적 요소로 한번에 대체하지 않고, 시간을 두고 조금씩 대체하면 그의 의식이 살아남으리라 여기는 것 같다. Kurzweil, pp. 383–86. </text:p>
      <text:p text:style-name="P18"/>
      <text:p text:style-name="P18"/>
      <text:p text:style-name="P20">122. 윈스턴 처칠, Sept. 15, 1909, quoted by Jenkins, p. 212. 다른 사례: “...자유, 관용, 기회의 평등, 사회주의… 사회나 세계가 이를 목표로 단결한다면 이러한 것들을 실현시키지 못할 이유가 없다.”Bury, p. 1 (originally published in 1920; see ibid., p. xvi). <text:span text:style-name="T157">1944년 7월 22일, 존 메이너드 케인즈는 44개국이 “협동”하는 방법을 배우고 있다고 적었다. 그는 이렇게 썼다: “우리가 이렇게 계속 해나간다면… 인류애는 실현될 것이다.”(헛소리!)Skidelsky, p. 355. </text:span></text:p>
      <text:p text:style-name="P18"/>
      <text:p text:style-name="P18">123. 물론 이는 자가증식 체제가 자신의 이익에 반해 자선활동을 하는 경우가 전혀 없다는 말은 아니다. 하지만 그런 예외사례들은 상대적으로 중요하지 않다. 명백한 자선행위들은 사실 자가증식 체제에게 이익이 된다는 점을 기억하라.</text:p>
      <text:p text:style-name="P18"/>
      <text:p text:style-name="P18">124. Grossman, p. 48, col. 3 (“Who decides who gets to be immortal?"). Vance, p. 6, col. 1. </text:p>
      <text:p text:style-name="P18"/>
      <text:p text:style-name="P18"><text:soft-page-break/>125. 인간은 먹어야하고, 입어야하고, 집이 있어야하고, 교육받아야하고, 놀아야하고, 훈련받아야하고, 의료서비스가 필요하다. 반면에 기계는 정기점검을 제외하면 지속적으로 일할 수 있다. 인간은 수면과 휴식에 많은 시간을 쓴다.</text:p>
      <text:p text:style-name="P18"/>
      <text:p text:style-name="P18">126. 또한, 현대 사회는 프로파간다를 통해 사람들의 동정심을 자극해 이득을 얻는다. <text:s/>Kaczynski, “The System's Neatest Trick," Part 4 참고.</text:p>
      <text:p text:style-name="P18"/>
      <text:p text:style-name="P21">127. Grossman, pp. 44–46. Kurzweil, pp. 135ff and passim. 인간의 지능을 뛰어넘는 기계는 오늘날 우리가 알고 있는 디지털 컴퓨터가 아닐 수도 있다. 그들은 아마 양자역학 현상에 의존하거나, 생물학적 체제처럼 복합분자를 사용해야할 수도 있다.Grossman, p. 48, col. 2; Kurzweil, pp. 111-122; USA Today, March 8, 2017, p. 5B <text:s/><text:span text:style-name="T158">(IBM을 비롯한 기업들이 양자역학을 적용한 컴퓨터를 개발하고 있다.) </text:span>저자는 충분한 시간 동안 충분한 자원을 투자한다면, 인간의 지능을 뛰어넘는 일반지능을 갖는 인공장치<text:span text:style-name="T158">(강인공지능, Kurzweil, p. 260)</text:span>를 개발하는게 가능하리라는 점은 거의 의심하지 않는다. Kaczynski, Letter to David Skrbina: April 5, 2005, 처음 두 문단을 참고. Kurzweil, p. 262에서 예측한대로 강인공지능을 빠른 시일 내에 개발하는게 기술적으로 가능한지는 다른 문제다. 또한, 세계의 지배적 자가증식 체제들이 강인공지능을 필요로 할지 심각하게 의심스럽다. 필요하지 않다면, 그들이 강인공지능 개발에 충분한 자원을 투자해주리라고 간주할 이유는 없다. Somers, pp. 93-94 참고. Contra: The Atlantic, July/Aug. 2013, pp. 40–41; The Week, Nov. 4, 2011, p. 18. 하지만, 강인공지능이 곧 등장할 것이라는 추측은 커즈와일의 미래 예측에서 중요한 역할을 한다. 따라서 우리는 그 추측을 받아들이고 커즈와일의 예측을 귀류법으로 반박할 것이다. 하지만 이 장의 <text:span text:style-name="T159">Part V의 주장은 강인공지능이 등장하리라는 추측을 필요로 하지 않는다.</text:span></text:p>
      <text:p text:style-name="P18"/>
      <text:p text:style-name="P22">128. E.g.: The Week, Sept. 30, 2011, p. 14 (“Capitalism is killing the middle class”); Feb. 17, 2012, p. 42 (“No reason to favor manufacturing”); April 6, 2012, p. 11; May 4, 2012, p. 39 (“The half-life of software engineers”); Jan. 29, 2016, p. 32. USA Today, July 9, 2010, pp. 1B-2B (machines as stock-market traders); April 24, 2012, p. 3A (computer scoring of essays); Sept. 14, 2012, p. 4F; May 20, 2014, pp. 1A-2A; July 28, 2014, p. 6A; Oct. 29, 2014, pp. 1A, 9A; Feb. 11, 2015, p. 3B; Dec. 22, 2015, p. 1B; Feb. 21, 2017, p. 3B. The Economist, Sept. 10, 2011, p. 11 and “Special report: The future of jobs”; Nov. 19, 2011, p. <text:soft-page-break/>84. The Atlantic, June 2013, pp. 18-20. Wall Street Journal, June 13, 2013, p. 36. Davidson, pp. 60–70. Carr, pp. 78–80. Foroohar, “What Happened to Upward Mobility?," pp. 29–30, 34. Markoff, “Skilled Work Without the Worker,” pp. A1, A19. Lohr, p. B3. Rotman (entire article). 로봇은 이전에 “인간의 개입”이 필요하다고 여겨진 역할까지 수행할 수 있다. 예를들어, 로봇은 감정적 교감을 하는 동반자 역할을 인간과 똑같이 할 수 있다.Popular Science, June 2013, p. 28. The Atlantic, Jan./Feb. 2016, p. 31; March 2017, p. 29. </text:p>
      <text:p text:style-name="P23"/>
      <text:p text:style-name="P23">129. E.g.: USA Today, July 20, 2011, p. 3A (“Painful plan in R.I."); Sept. 29, 2011, pp. 1A, 4A; Oct. 24, 2011, p. 1A; Sept. 14, 2012, p. 5A (Spain); Sept. 24, 2012, p. 6B (several European countries); Sept. 28, 2012, p. 5B (Spain); Aug. 5, 2013, p. 3A; Oct. 16–18, 2015, p. 1A; April 26, 2017, pp. 1A-2A. The Economist, June 11, 2011, p. 58 (Sweden). The Week, April 6, 2012, p. 14 (Greece, Spain); July 29, 2011, p. 12 (“The end of the age of entitlements”). Drehle, p. 32. Sharkey, pp. 36-38. <text:s/>저자의 친구는 <text:span text:style-name="T160">2012년 10월 3일 이렇게 썼다: </text:span>“제 부모님은 장기요양을 받을 수 없습니다… 지금 많은 주들이… 재산환수를 비롯한 절차를 진행 중입니다… 이것은 즉, 아버지께서 요양원으로 가면, 그분의 재향군인 연금, 사회보장, 생활보조금은 요양비로 쓰일 것이고, 이는 어머니께서 생활비를 구할 길이 없음을 의미합니다. 다른 시나리오는, 메디케이드<text:span text:style-name="T161">(Medicaid)는 아버지가 돌아가셨을 때 그들의 집을 저당잡고, 어머니의 운이 나쁘면 메디케이드는 아버지가 받은 형편없는 요양 서비스에 든 비용을 집을 팔아 돌려받을 것입니다.” </text:span>불멸을 추구하는 사람들의 처우에 관해 예상되는 미래는 다음과 같다: “야구의 전설 테드 윌리엄스<text:span text:style-name="T162">(Ted Williams)의 냉동 머리는 제대로 관리되지 않았다… </text:span>언젠가 생명을 되찾으리라는 희망을 품고 냉동보존을 희망했던 타자, 윌리엄스의 머리에는 어느 시점에 빈 참치캔이 들러붙었다. 캔을 떼어내기 위해… 직원이 스패너로 반복해서 내려쳤더니, ‘얼어붙은 머리 조각’이 사방으로 튀었다.” The Week, Oct. 16, 2009, p. 14.</text:p>
      <text:p text:style-name="P18"/>
      <text:p text:style-name="P24">130. E.g.: USA Today, Sept. 29, 2011, pp. 1A-2A; Sept. 12, 2016, p. 3A. The Week, Sept. 30, 2011, p.21 (“Poverty: Decades of progress, slipping away"); July 27, 2012, p. 16 (“Why the poor are getting poorer”). Kiviat, pp. 35–37. 또한: “미국 노동자들의 절반의 <text:span text:style-name="T163">2010년 수입은 26,364달러 미만이었다. 인플레이션을 고려하면, 1999년 이후 가장 낮은 중위소득이다.”The Week, Nov. 4, </text:span><text:soft-page-break/><text:span text:style-name="T163">2011, p. 18. </text:span>“미국 가정의 평균소득은 <text:span text:style-name="T164">2007년~2010년 사이에 40%가량 떨어졌다.”</text:span> Ibid., June 22, 2012, p. 34. USA Today, Sept. 14, 2016, p. 1A, reports: “가계소득이 <text:span text:style-name="T165">2007년 이 후 처음으로 상승하다.” </text:span><text:span text:style-name="T166">이는 (2018년 1월) 현재 경제 사이클의 고점을 반영한 것이라는 점에는 의심의 여지가 없다. </text:span>경제 사이클이 다음 저점에 도달하면, 소득은 아마 다시 줄어들 것이다.</text:p>
      <text:p text:style-name="P18"/>
      <text:p text:style-name="P25">131. NEB (2003), Vol. 12, “Turing test,” p. 56. 튜링 테스트에 관해서는 <text:span text:style-name="T167">NEB가 Kurzweil, p. 294보다 더 정확하다. 테스트를 통과하기 위해 기계가 반드시 “인간 지능의 유연성, 미묘함을 모방”할 필요는 없다. 예를들어, </text:span>The Week, Nov. 4, 2011, p. 18 참고. </text:p>
      <text:p text:style-name="P18"/>
      <text:p text:style-name="P18">132. Grossman, p. 44, col. 3. Vance, p. 6, col. 4. Kurzweil, pp. 24–25, 309, 377. 인간-기계 잡종은 “사이보그”라고 부를 수도 있다.</text:p>
      <text:p text:style-name="P18"/>
      <text:p text:style-name="P18">133. Kurzweil, p. 202는 동의하는 것 같다.</text:p>
      <text:p text:style-name="P18"/>
      <text:p text:style-name="P26">134. “종들은 지속적으로 생겼다가 사라진다. 존재했던 종들의 <text:span text:style-name="T168">99.9%는 멸종했다.” Benton, p. ii. </text:span>우리는 이것을 <text:span text:style-name="T168">99.9%의 종들이 현재 생존한 어떠한 직계 후손도 남기지 못하고 멸종했다는 의미로 받아들인다. </text:span>이 추측과는 별개로, 일반적인 진화 패턴에 비춰봤을 때, 전제 총들 중 극히 일부만이 오늘날 살아있는 후손을 남길 수 있음은 명확하다. 예를들어, NEB (2003), Vol. 14, “Biosphere," pp. 1154–59; Vol. 19, “Fishes," p. 198, 그리고 “Geochronology,” 특히 pp. 750-52, 785,792,794–95, 797, 802, 813–14, 819, 820, 825–27,831-32, 836, 838–39, 848–49, 858–59, 866-67, 872 참고. 멸종은 몇개의 “대멸종” 사건에만 발생하지 않았다. 비록 시기별로 비율의 차이는 있었지만, 멸종은 진화 과정을 걸쳐 지속적으로 발생했다. Benton, p. ii; NEB (2003), Vol. 18, “Evolution, Theory of,” pp. 878–79; NEB (2007), Vol. 17, “Dinosaurs," p. 318 참고. </text:p>
      <text:p text:style-name="P18"/>
      <text:p text:style-name="P27">135. <text:span text:style-name="T169">비록 우리에게는 이 주장을 뒷받침할 명시적 권위가 없지만, <text:s/>Sodhi, Brook &amp; Bradshaw, p. 518이 어느정도 근거가 될 수 있다. </text:span>이것이 상식과 진화와 관련된 사실들과 일반적으로 일치하므로 이런 주장을 했다. 우리는 대부분의 진화생물학자들이 이에 동의할 것이라고 내기할 수도 있다. 물론 그들이 이런저런 의문점과 단서 조항들을 붙이기는 할 것이다.</text:p>
      <text:p text:style-name="P18"/>
      <text:p text:style-name="P28"><text:soft-page-break/>136. Grossman, pp. 44-46, 49. Vance, p. 6, cols. 3–5. Kurzweil, e.g., pp. 9, 25 (““<text:span text:style-name="T169">1시간 동안 1세기의 발전을 이룰수도 있다.</text:span>”). </text:p>
      <text:p text:style-name="P18"/>
      <text:p text:style-name="P18">137. Vance, p. 7, col. 1 (700 years). “Mr. Immortality," The Week, Nov. 16, 2007, pp. 52–53 (1,000 years). </text:p>
      <text:p text:style-name="P18"/>
      <text:p text:style-name="P29">138. 이와 비슷한 단체로는 Foresight Institute<text:span text:style-name="T170">(</text:span>Keiper, p. 29; Kurzweil, pp. 229, 395, 411, 418–19<text:span text:style-name="T170">)</text:span> 와Singularity Institute<text:span text:style-name="T170">(</text:span>Grossman, p. 48, col. 3; Kurzweil, p. 599n45<text:span text:style-name="T170">)</text:span>가 있다. </text:p>
      <text:p text:style-name="P18"/>
      <text:p text:style-name="P30">139. 물론 특정 기술 발전에 대한 기술광들의 믿음을 증명해줄 증거가 있다. 예를들어, 컴퓨터 성능은 끝없이 가속되리라는 믿음, 또는 언젠가 인체를 영원히 살도록 유지하는게 기술적으로 가능해지리라는 믿음 말이다. 하지만 미래 사회에 대한 기술광들의 믿음을 증명해줄 증거는 없다. 예를들어, 우리 사회가 실제로 몇몇 사람들을 수백년 간 살게 해주리라는 믿음, 또는 우주 전체로 뻗어나고자할 것이라는 믿음 말이다. </text:p>
      <text:p text:style-name="P18"/>
      <text:p text:style-name="P31">140. Grossman, p. 48, col. 3; p. 49, col. 1 ("특이점 이후의 미래를 예측하는건 불가능하다"). Vance, p. 7, col. 4. Kurzweil, pp. 420, 424 참고. </text:p>
      <text:p text:style-name="P18"/>
      <text:p text:style-name="P32">141. “어떤 사람들은 컴퓨터의 미래를 일종의 천국으로 여긴다.”Christian, p. 68. 유토피아에 대한 기술광들의 믿음은 The New Atlantis의 <text:s/>Keiper's journal에 나와있다. 이 이름은 분명히 <text:span text:style-name="T171">기술적 “이상 국가”를 묘사한 프랜시스 베이컨의 1623년의 미완성 작품의 제목으로부터 가져왔을 것이다.Bury, pp. 59-60&amp;n1. </text:span>아마 대부분의 기술광들은 그들이 유토피아를 예측하지는 않는다고 말할 것이다. 하지만 그렇다고 해서 그들의 예측이 덜 유토피아스러워지는 것은 아니다. 예를들어, <text:s/>Kelly, p. 358는 “테크늄은… 유토피아가 아니다.”라고 적었다. 하지만 바로 다음 페이지에서 그는 유토피아 찬가를 읊는다. “테크늄은… 생명의 지고선<text:span text:style-name="T172">(至高善)</text:span>을 확장한다… 테크늄은… 정신의 지고선을 확장한다… 기술은… 세상을 무한대로 이해하는 모든 방향으로 가득 채울 것이다.” 사실, 켈리의 책 자체가 일종의 간증서이다.</text:p>
      <text:p text:style-name="P18"/>
      <text:p text:style-name="P18">142. Kurzweil, p. 9. </text:p>
      <text:p text:style-name="P18"/>
      <text:p text:style-name="P33">143. 몇몇 사람들은 기술광들의 믿음에서 종교적 특징을 발견했다. Grossman, p. 48, col. 1. Vance, p. 1, col. 4. Markoff, “Ay Robot!," p. 4, col. 2 <text:span text:style-name="T173">(광고가 </text:span><text:soft-page-break/><text:span text:style-name="T173">실린 부분은 무시할 것</text:span>). Keiper, p. 24. Kurzweil, p. 370는 그런 사람을 언급하고서는, 간단히 무시한다. “나는 대안 종교를 찾다가 이 예측에 도달한 것이 아니다.” 하지만 그건 중요하지 않다. 성경 기록에 따르면, 사도 바울은 그가 개종했을 때, 새로운 종교를 찾고 있지 않았다. 사실, 그는 예수의 목소리를 듣는 순간까지 기독교인들을 열정적으로 박해하고 있었다. Acts 9: 1-31. Saul = Paul, Acts 13: 9. 분명히 많은, 아마도 대부분의, 개종한 사람들은 의식적으로 새로운 종교를 찾아다니지 않았다. 그저 종교가 그들을 찾아냈을 뿐이다. 커즈와일처럼, 많은 기술광들은 기술교로부터 금전적 이익을 얻고 있다. 하지만 종교로부터 이익을 얻으면서도 동시에 종교적 신앙을 갖는 것은 전적으로 가능하다. The Economist, Oct. 29, 2011, pp. 71-72 참고.</text:p>
      <text:p text:style-name="P18"/>
      <text:p text:style-name="P18">144. E.g., Grossman, p. 46, col. 2. </text:p>
      <text:p text:style-name="P18"/>
      <text:p text:style-name="P18">145.기독교가 초기 단계에 있었을 때, 통일된 교리가 없었다. 기독교 신앙은 대단히 다양했다.Freeman, passim, e.g., pp. xiii-xiv, 109–110, 119, 141, 146. </text:p>
      <text:p text:style-name="P18"/>
      <text:p text:style-name="P18">146. 특이점의 또다른 버전으로는 나노기술 강화를 통한“어셈블러 돌파<text:span text:style-name="T174">( assembler breakthrough)”가 있다. Keiper, pp. 23–24. </text:span></text:p>
      <text:p text:style-name="P18"/>
      <text:p text:style-name="P34">147. 심판의 날과 예수의 재림이 동시에 일어날지, 아니면 수천년의 간격을 두고 일어날지는 확실하지 않다. Relevation 20:1-7, 12–13와 NEB (2003), Vol. 17, “Doctrines and Dogmas, Religious," p. 406 (referring to “the Second Coming... of Christ... to judge the living and the dead”) 그리고 ibid., Vol. 7, “Last Judgment," p. 175를 비교해볼 것. 하지만 우리의 논점에는 별다른 영향을 주지 못한다.</text:p>
      <text:p text:style-name="P18"/>
      <text:p text:style-name="P35">148. 나의 동료는 프롤레타리아는 소수가 아니었다고 반박했다. <text:span text:style-name="T175">(아마도 “하층”계급이 전부 프롤레타리아에 해당한다고 착각한 모양이다.) </text:span>마르크스주의 문헌들은 누가 프롤레타리아인지에 대해 일관적이지 않다. 예를들어, <text:span text:style-name="T175">1899년 레닌은 가난한 소작농들이 “시골 프롤레타리아”를 구성한다고 주장했다. “The Development of Capitalism in Russia,"e.g., Conclusions to Chapter II, section 5; in Christman, p. 19 참고. </text:span><text:span text:style-name="T176">그러나 1917년 레닌은 가난한 소작농들을 포함한 소작농들이 “모든 착취받은 자들, 임금노동자들의 무장전위대”인 프롤레타리아에 포함되지 않는다고 분명하게 암시했다. </text:span>“The State and Revolution,” Chapt. II, section 1; Chapt. III, <text:soft-page-break/>sections 1 &amp; 3; respec tively pp. 287–88, 299, 307 in Christman 참고. 우리가 마르크스주의 신화의 선택받은 자들에 대해 이야기할 때, 이러한 의미의 프롤레타리아를 가리킨 것이다. 그리고 마르크스주의 이론의 프롤레타리아는 이런 의미의 프롤레라타리아로 주로 이루어졌다는 것이 분명하다. 예를들어, 레닌은 <text:span text:style-name="T177">1902년에 적었다: “근대 (사회주의) 운동의 힘은 (주로 산업 프롤레타리아로 이루어진) 대중의 계몽에서 나온다...”"What is to be Done?," Chapt. II, first paragraph; in Christman, pp. 72–73. </text:span>스탈린의 저서 “History of the Communist Party”는 산업 노동자들이 프롤레타리아라는 점을 분명하게 한다. 그리고 <text:span text:style-name="T178">1917년 혁명 당시 산업 노동자들은 전체 인구의 극히 일부에 불과했다. </text:span>e.g., first chapter, Section 2, pp. 18, 22; third chapter, Section 3, pp. 104-05 and Section 6, p. 126; fifth chapter, Section 1, p. 201 and Section 2, p. 211. 거의 확실하게, 어떠한 거대 국가에서도 산업 노동자들은 인구의 다수를 구성했던 적이 없다.</text:p>
      <text:p text:style-name="P18"/>
      <text:p text:style-name="P76"><text:span text:style-name="T144">149. 종말론적 사교</text:span><text:span text:style-name="T153">(</text:span><text:span text:style-name="T9">邪敎</text:span><text:span text:style-name="T20">)</text:span> <text:span text:style-name="T9">에 대해서는 </text:span><text:span text:style-name="T144">NEB (2003), Vol. 1, “apocalyptic literature” 그리고 “apocalypticism," p. 482; Vol. 17, “Doctrines and Dogmas, Religious," pp. 402, 406, 408. 또한 성경, Revelation 20 참고. </text:span></text:p>
      <text:p text:style-name="P18"/>
      <text:p text:style-name="P18">150. NEB (2003), Vol. 8, “millennium," p. 133. 또한Vol. 17, “Doctrines and Dogmas, Religious," p. 401 ("종말론은 위기 상황에 특히 번성한다...") 참고. Freeman, p. 15 참고. 중국의 종말론적 사교들에 대해서는 Ebrey, pp. 71, 73, 190, 240; Mote, pp. 502,518, 520,529,533 참고.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4-06T14:42:06.220000000</dc:date>
    <meta:editing-duration>P2DT7H22M51S</meta:editing-duration>
    <meta:editing-cycles>464</meta:editing-cycles>
    <meta:document-statistic meta:table-count="0" meta:image-count="0" meta:object-count="0" meta:page-count="49" meta:paragraph-count="326" meta:word-count="37891" meta:character-count="68342" meta:non-whitespace-character-count="54589"/>
  </office:meta>
</office:document-meta>
</file>